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21875in"/>
    </style:style>
    <style:style style:name="co3" style:family="table-column">
      <style:table-column-properties fo:break-before="auto" style:column-width="3.7291666666666665in"/>
    </style:style>
    <style:style style:name="co4" style:family="table-column">
      <style:table-column-properties fo:break-before="auto" style:column-width="3.20833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1" table:default-cell-style-name="ce15"/>
        <table:table-column table:style-name="co4" table:default-cell-style-name="ce15"/>
        <table:table-column table:style-name="co1" table:default-cell-style-name="ce15" table:number-columns-repeated="251"/>
        <table:table-row table:style-name="ro2">
          <table:table-cell table:style-name="ce21" office:value-type="string">
            <text:p>Date </text:p>
          </table:table-cell>
          <table:table-cell table:style-name="ce22" office:value-type="string">
            <text:p>Charge </text:p>
          </table:table-cell>
          <table:table-cell table:style-name="ce23" office:value-type="string">
            <text:p>Street </text:p>
          </table:table-cell>
          <table:table-cell table:style-name="ce23" office:value-type="string">
            <text:p>Zipcode </text:p>
          </table:table-cell>
          <table:table-cell table:style-name="ce23" office:value-type="string">
            <text:p>SubDivsion</text:p>
          </table:table-cell>
        </table:table-row>
        <table:table-row table:style-name="ro2">
          <table:table-cell table:style-name="ce24" office:value-type="date" office:date-value="2006-09-03T00:00:00">
            <text:p>9/3/2006</text:p>
          </table:table-cell>
          <table:table-cell table:style-name="ce21" office:value-type="string">
            <text:p>DAMAGE PROPERTY </text:p>
          </table:table-cell>
          <table:table-cell table:style-name="ce21" office:value-type="string">
            <text:p>ABERFELDY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HIGHLANDS</text:p>
          </table:table-cell>
        </table:table-row>
        <table:table-row table:style-name="ro2">
          <table:table-cell table:style-name="ce24" office:value-type="date" office:date-value="2006-07-27T00:00:00">
            <text:p>7/27/2006</text:p>
          </table:table-cell>
          <table:table-cell table:style-name="ce21" office:value-type="string">
            <text:p>ANNOYING PHONE CALLS </text:p>
          </table:table-cell>
          <table:table-cell table:style-name="ce22" office:value-type="string">
            <text:p>ACCOMAC TRNG </text:p>
          </table:table-cell>
          <table:table-cell table:style-name="ce25" office:value-type="float" office:value="23693">
            <text:p>23693</text:p>
          </table:table-cell>
          <table:table-cell table:style-name="ce23" office:value-type="string">
            <text:p>RUNNING MAN</text:p>
          </table:table-cell>
        </table:table-row>
        <table:table-row table:style-name="ro2">
          <table:table-cell table:style-name="ce24" office:value-type="date" office:date-value="2006-03-19T00:00:00">
            <text:p>3/19/2006</text:p>
          </table:table-cell>
          <table:table-cell table:style-name="ce21" office:value-type="string">
            <text:p>CREDIT CARD FRAUD </text:p>
          </table:table-cell>
          <table:table-cell table:style-name="ce22" office:value-type="string">
            <text:p>ACCOMAC TRNG </text:p>
          </table:table-cell>
          <table:table-cell table:style-name="ce25" office:value-type="float" office:value="23693">
            <text:p>23693</text:p>
          </table:table-cell>
          <table:table-cell table:style-name="ce23" office:value-type="string">
            <text:p>RUNNING MAN</text:p>
          </table:table-cell>
        </table:table-row>
        <table:table-row table:style-name="ro2">
          <table:table-cell table:style-name="ce24" office:value-type="date" office:date-value="2006-11-28T00:00:00">
            <text:p>11/2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ADELE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4" office:value-type="date" office:date-value="2006-11-04T00:00:00">
            <text:p>11/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ALFRED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GREENLANDS</text:p>
          </table:table-cell>
        </table:table-row>
        <table:table-row table:style-name="ro2">
          <table:table-cell table:style-name="ce24" office:value-type="date" office:date-value="2006-11-30T00:00:00">
            <text:p>11/3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AMELIA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LILBURNE MEADOW</text:p>
          </table:table-cell>
        </table:table-row>
        <table:table-row table:style-name="ro2">
          <table:table-cell table:style-name="ce24" office:value-type="date" office:date-value="2006-11-15T00:00:00">
            <text:p>11/15/2006</text:p>
          </table:table-cell>
          <table:table-cell table:style-name="ce21" office:value-type="string">
            <text:p>ATTEMPTED SUICIDE </text:p>
          </table:table-cell>
          <table:table-cell table:style-name="ce22" office:value-type="string">
            <text:p>AMERSHAM DRIVE </text:p>
          </table:table-cell>
          <table:table-cell table:style-name="ce25" office:value-type="float" office:value="23693">
            <text:p>23693</text:p>
          </table:table-cell>
          <table:table-cell table:style-name="ce23" office:value-type="string">
            <text:p>YORKSHIRE DOWNS</text:p>
          </table:table-cell>
        </table:table-row>
        <table:table-row table:style-name="ro2">
          <table:table-cell table:style-name="ce24" office:value-type="date" office:date-value="2006-06-20T00:00:00">
            <text:p>6/2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AMERSHAM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SHIRE DOWNS</text:p>
          </table:table-cell>
        </table:table-row>
        <table:table-row table:style-name="ro2">
          <table:table-cell table:style-name="ce24" office:value-type="date" office:date-value="2006-01-20T00:00:00">
            <text:p>1/2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AMERSHAM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SHIRE DOWNS</text:p>
          </table:table-cell>
        </table:table-row>
        <table:table-row table:style-name="ro2">
          <table:table-cell table:style-name="ce24" office:value-type="date" office:date-value="2006-12-28T00:00:00">
            <text:p>12/2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ANDOVER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10-13T00:00:00">
            <text:p>10/13/2006</text:p>
          </table:table-cell>
          <table:table-cell table:style-name="ce21" office:value-type="string">
            <text:p>ANNOYING PHONE CALLS </text:p>
          </table:table-cell>
          <table:table-cell table:style-name="ce22" office:value-type="string">
            <text:p>ANDOVER COURT </text:p>
          </table:table-cell>
          <table:table-cell table:style-name="ce25" office:value-type="float" office:value="23693">
            <text:p>23693</text:p>
          </table:table-cell>
          <table:table-cell table:style-name="ce23" office:value-type="string">
            <text:p>SMITHY GLEN</text:p>
          </table:table-cell>
        </table:table-row>
        <table:table-row table:style-name="ro2">
          <table:table-cell table:style-name="ce24" office:value-type="date" office:date-value="2006-07-13T00:00:00">
            <text:p>7/13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ANDOVER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05-21T00:00:00">
            <text:p>5/2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ANDOVER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07-11T00:00:00">
            <text:p>7/11/2006</text:p>
          </table:table-cell>
          <table:table-cell table:style-name="ce21" office:value-type="string">
            <text:p>ASSAULT, SIMPLE </text:p>
          </table:table-cell>
          <table:table-cell table:style-name="ce22" office:value-type="string">
            <text:p>APPALOOSA DRIVE </text:p>
          </table:table-cell>
          <table:table-cell table:style-name="ce25" office:value-type="float" office:value="23693">
            <text:p>23693</text:p>
          </table:table-cell>
          <table:table-cell table:style-name="ce23" office:value-type="string">
            <text:p>YORKSHIRE DOWNS</text:p>
          </table:table-cell>
        </table:table-row>
        <table:table-row table:style-name="ro2">
          <table:table-cell table:style-name="ce24" office:value-type="date" office:date-value="2006-06-15T00:00:00">
            <text:p>6/15/2006</text:p>
          </table:table-cell>
          <table:table-cell table:style-name="ce21" office:value-type="string">
            <text:p>RAPE </text:p>
          </table:table-cell>
          <table:table-cell table:style-name="ce22" office:value-type="string">
            <text:p>APPALOOSA DRIVE </text:p>
          </table:table-cell>
          <table:table-cell table:style-name="ce25" office:value-type="float" office:value="23693">
            <text:p>23693</text:p>
          </table:table-cell>
          <table:table-cell table:style-name="ce23" office:value-type="string">
            <text:p>YORKSHIRE DOWNS</text:p>
          </table:table-cell>
        </table:table-row>
        <table:table-row table:style-name="ro2">
          <table:table-cell table:style-name="ce24" office:value-type="date" office:date-value="2006-04-11T00:00:00">
            <text:p>4/11/2006</text:p>
          </table:table-cell>
          <table:table-cell table:style-name="ce21" office:value-type="string">
            <text:p>ATTEMPTED SUICIDE </text:p>
          </table:table-cell>
          <table:table-cell table:style-name="ce22" office:value-type="string">
            <text:p>APPALOOSA DRIVE </text:p>
          </table:table-cell>
          <table:table-cell table:style-name="ce25" office:value-type="float" office:value="23693">
            <text:p>23693</text:p>
          </table:table-cell>
          <table:table-cell table:style-name="ce23" office:value-type="string">
            <text:p>YORKSHIRE DOWNS</text:p>
          </table:table-cell>
        </table:table-row>
        <table:table-row table:style-name="ro2">
          <table:table-cell table:style-name="ce24" office:value-type="date" office:date-value="2006-08-29T00:00:00">
            <text:p>8/29/2006</text:p>
          </table:table-cell>
          <table:table-cell table:style-name="ce21" office:value-type="string">
            <text:p>CREDIT CARD FRAUD </text:p>
          </table:table-cell>
          <table:table-cell table:style-name="ce22" office:value-type="string">
            <text:p>APPLE LANE </text:p>
          </table:table-cell>
          <table:table-cell table:style-name="ce25" office:value-type="float" office:value="23693">
            <text:p>23693</text:p>
          </table:table-cell>
          <table:table-cell table:style-name="ce26"/>
        </table:table-row>
        <table:table-row table:style-name="ro2">
          <table:table-cell table:style-name="ce24" office:value-type="date" office:date-value="2006-11-22T00:00:00">
            <text:p>11/22/2006</text:p>
          </table:table-cell>
          <table:table-cell table:style-name="ce21" office:value-type="string">
            <text:p>BURGLARY, RESIDENTIAL </text:p>
          </table:table-cell>
          <table:table-cell table:style-name="ce22" office:value-type="string">
            <text:p>AQUIA TURN </text:p>
          </table:table-cell>
          <table:table-cell table:style-name="ce25" office:value-type="float" office:value="23693">
            <text:p>23693</text:p>
          </table:table-cell>
          <table:table-cell table:style-name="ce23" office:value-type="string">
            <text:p>RUNNING MAN</text:p>
          </table:table-cell>
        </table:table-row>
        <table:table-row table:style-name="ro2">
          <table:table-cell table:style-name="ce24" office:value-type="date" office:date-value="2006-08-22T00:00:00">
            <text:p>8/22/2006</text:p>
          </table:table-cell>
          <table:table-cell table:style-name="ce21" office:value-type="string">
            <text:p>IDENTITY FRAUD </text:p>
          </table:table-cell>
          <table:table-cell table:style-name="ce22" office:value-type="string">
            <text:p>ARABIAN CIRCLE </text:p>
          </table:table-cell>
          <table:table-cell table:style-name="ce25" office:value-type="float" office:value="23693">
            <text:p>23693</text:p>
          </table:table-cell>
          <table:table-cell table:style-name="ce23" office:value-type="string">
            <text:p>YORKSHIRE DOWNS</text:p>
          </table:table-cell>
        </table:table-row>
        <table:table-row table:style-name="ro2">
          <table:table-cell table:style-name="ce24" office:value-type="date" office:date-value="2006-06-11T00:00:00">
            <text:p>6/11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ARABIAN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SHIRE DOWNS</text:p>
          </table:table-cell>
        </table:table-row>
        <table:table-row table:style-name="ro2">
          <table:table-cell table:style-name="ce24" office:value-type="date" office:date-value="2006-05-09T00:00:00">
            <text:p>5/9/2006</text:p>
          </table:table-cell>
          <table:table-cell table:style-name="ce21" office:value-type="string">
            <text:p>GRAND LARCENY </text:p>
          </table:table-cell>
          <table:table-cell table:style-name="ce22" office:value-type="string">
            <text:p>ARABIAN CIRCLE </text:p>
          </table:table-cell>
          <table:table-cell table:style-name="ce25" office:value-type="float" office:value="23693">
            <text:p>23693</text:p>
          </table:table-cell>
          <table:table-cell table:style-name="ce23" office:value-type="string">
            <text:p>YORKSHIRE DOWNS</text:p>
          </table:table-cell>
        </table:table-row>
        <table:table-row table:style-name="ro2">
          <table:table-cell table:style-name="ce24" office:value-type="date" office:date-value="2006-04-20T00:00:00">
            <text:p>4/2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ARABIAN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SHIRE DOWNS</text:p>
          </table:table-cell>
        </table:table-row>
        <table:table-row table:style-name="ro2">
          <table:table-cell table:style-name="ce24" office:value-type="date" office:date-value="2006-12-16T00:00:00">
            <text:p>12/1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AUTUMN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EDGEWOOD</text:p>
          </table:table-cell>
        </table:table-row>
        <table:table-row table:style-name="ro2">
          <table:table-cell table:style-name="ce24" office:value-type="date" office:date-value="2006-11-27T00:00:00">
            <text:p>11/27/2006</text:p>
          </table:table-cell>
          <table:table-cell table:style-name="ce21" office:value-type="string">
            <text:p>CREDIT CARD FRAUD </text:p>
          </table:table-cell>
          <table:table-cell table:style-name="ce22" office:value-type="string">
            <text:p>AUTUMN WAY </text:p>
          </table:table-cell>
          <table:table-cell table:style-name="ce25" office:value-type="float" office:value="23693">
            <text:p>23693</text:p>
          </table:table-cell>
          <table:table-cell table:style-name="ce23" office:value-type="string">
            <text:p>EDGEWOOD</text:p>
          </table:table-cell>
        </table:table-row>
        <table:table-row table:style-name="ro2">
          <table:table-cell table:style-name="ce24" office:value-type="date" office:date-value="2006-08-18T00:00:00">
            <text:p>8/18/2006</text:p>
          </table:table-cell>
          <table:table-cell table:style-name="ce21" office:value-type="string">
            <text:p>DISCHARGE FIREARM OR MISSILE IN/AT OCCUPIED BLDG </text:p>
          </table:table-cell>
          <table:table-cell table:style-name="ce21" office:value-type="string">
            <text:p>AUTUMN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EDGEWOOD</text:p>
          </table:table-cell>
        </table:table-row>
        <table:table-row table:style-name="ro2">
          <table:table-cell table:style-name="ce24" office:value-type="date" office:date-value="2006-08-02T00:00:00">
            <text:p>8/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AUTUMN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EDGEWOOD</text:p>
          </table:table-cell>
        </table:table-row>
        <table:table-row table:style-name="ro2">
          <table:table-cell table:style-name="ce24" office:value-type="date" office:date-value="2006-08-02T00:00:00">
            <text:p>8/2/2006</text:p>
          </table:table-cell>
          <table:table-cell table:style-name="ce21" office:value-type="string">
            <text:p>BURGLARY, RESIDENTIAL </text:p>
          </table:table-cell>
          <table:table-cell table:style-name="ce22" office:value-type="string">
            <text:p>AUTUMN WAY </text:p>
          </table:table-cell>
          <table:table-cell table:style-name="ce25" office:value-type="float" office:value="23693">
            <text:p>23693</text:p>
          </table:table-cell>
          <table:table-cell table:style-name="ce23" office:value-type="string">
            <text:p>EDGEWOOD</text:p>
          </table:table-cell>
        </table:table-row>
        <table:table-row table:style-name="ro2">
          <table:table-cell table:style-name="ce24" office:value-type="date" office:date-value="2006-03-26T00:00:00">
            <text:p>3/2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AUTUMN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EDGEWOOD</text:p>
          </table:table-cell>
        </table:table-row>
        <table:table-row table:style-name="ro2">
          <table:table-cell table:style-name="ce24" office:value-type="date" office:date-value="2006-06-18T00:00:00">
            <text:p>6/18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ARCLAY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ARCLAY ACRES</text:p>
          </table:table-cell>
        </table:table-row>
        <table:table-row table:style-name="ro2">
          <table:table-cell table:style-name="ce24" office:value-type="date" office:date-value="2006-12-27T00:00:00">
            <text:p>12/27/2006</text:p>
          </table:table-cell>
          <table:table-cell table:style-name="ce21" office:value-type="string">
            <text:p>GRAND LARCENY </text:p>
          </table:table-cell>
          <table:table-cell table:style-name="ce22" office:value-type="string">
            <text:p>BARRINGTON LANE </text:p>
          </table:table-cell>
          <table:table-cell table:style-name="ce25" office:value-type="float" office:value="23693">
            <text:p>23693</text:p>
          </table:table-cell>
          <table:table-cell table:style-name="ce23" office:value-type="string">
            <text:p>AVERY WOODS</text:p>
          </table:table-cell>
        </table:table-row>
        <table:table-row table:style-name="ro2">
          <table:table-cell table:style-name="ce24" office:value-type="date" office:date-value="2006-09-11T00:00:00">
            <text:p>9/11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ARRINGTON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AVERY WOODS</text:p>
          </table:table-cell>
        </table:table-row>
        <table:table-row table:style-name="ro2">
          <table:table-cell table:style-name="ce24" office:value-type="date" office:date-value="2006-04-19T00:00:00">
            <text:p>4/19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ARRINGTON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AVERY WOODS</text:p>
          </table:table-cell>
        </table:table-row>
        <table:table-row table:style-name="ro2">
          <table:table-cell table:style-name="ce24" office:value-type="date" office:date-value="2006-01-29T00:00:00">
            <text:p>1/29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ARRINGTON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AVERY WOODS</text:p>
          </table:table-cell>
        </table:table-row>
        <table:table-row table:style-name="ro2">
          <table:table-cell table:style-name="ce24" office:value-type="date" office:date-value="2006-10-23T00:00:00">
            <text:p>10/23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BAYBERRY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CHURCHILL ESTATES</text:p>
          </table:table-cell>
        </table:table-row>
        <table:table-row table:style-name="ro2">
          <table:table-cell table:style-name="ce24" office:value-type="date" office:date-value="2006-10-23T00:00:00">
            <text:p>10/23/2006</text:p>
          </table:table-cell>
          <table:table-cell table:style-name="ce21" office:value-type="string">
            <text:p>PETIT LARCENY </text:p>
          </table:table-cell>
          <table:table-cell table:style-name="ce22" office:value-type="string">
            <text:p>BAYBERRY LANE </text:p>
          </table:table-cell>
          <table:table-cell table:style-name="ce25" office:value-type="float" office:value="23693">
            <text:p>23693</text:p>
          </table:table-cell>
          <table:table-cell table:style-name="ce23" office:value-type="string">
            <text:p>CHURCHILL ESTATES</text:p>
          </table:table-cell>
        </table:table-row>
        <table:table-row table:style-name="ro2">
          <table:table-cell table:style-name="ce24" office:value-type="date" office:date-value="2006-10-30T00:00:00">
            <text:p>10/3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AYBERRY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CHURCHILL ESTATES</text:p>
          </table:table-cell>
        </table:table-row>
        <table:table-row table:style-name="ro2">
          <table:table-cell table:style-name="ce24" office:value-type="date" office:date-value="2006-06-18T00:00:00">
            <text:p>6/1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YBERRY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CHURCHILL ESTATES</text:p>
          </table:table-cell>
        </table:table-row>
        <table:table-row table:style-name="ro2">
          <table:table-cell table:style-name="ce24" office:value-type="date" office:date-value="2006-09-04T00:00:00">
            <text:p>9/4/2006</text:p>
          </table:table-cell>
          <table:table-cell table:style-name="ce21" office:value-type="string">
            <text:p>ASSAULT, SIMPLE </text:p>
          </table:table-cell>
          <table:table-cell table:style-name="ce22" office:value-type="string">
            <text:p>BEECHWOOD LANE </text:p>
          </table:table-cell>
          <table:table-cell table:style-name="ce25" office:value-type="float" office:value="23693">
            <text:p>23693</text:p>
          </table:table-cell>
          <table:table-cell table:style-name="ce23" office:value-type="string">
            <text:p>SHADY BANKS</text:p>
          </table:table-cell>
        </table:table-row>
        <table:table-row table:style-name="ro2">
          <table:table-cell table:style-name="ce24" office:value-type="date" office:date-value="2006-09-28T00:00:00">
            <text:p>9/2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EECHWOOD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HADY BANKS</text:p>
          </table:table-cell>
        </table:table-row>
        <table:table-row table:style-name="ro2">
          <table:table-cell table:style-name="ce24" office:value-type="date" office:date-value="2006-08-28T00:00:00">
            <text:p>8/28/2006</text:p>
          </table:table-cell>
          <table:table-cell table:style-name="ce21" office:value-type="string">
            <text:p>ASSAULT, SIMPLE </text:p>
          </table:table-cell>
          <table:table-cell table:style-name="ce22" office:value-type="string">
            <text:p>BEECHWOOD LANE </text:p>
          </table:table-cell>
          <table:table-cell table:style-name="ce25" office:value-type="float" office:value="23693">
            <text:p>23693</text:p>
          </table:table-cell>
          <table:table-cell table:style-name="ce23" office:value-type="string">
            <text:p>SHADY BANKS</text:p>
          </table:table-cell>
        </table:table-row>
        <table:table-row table:style-name="ro2">
          <table:table-cell table:style-name="ce24" office:value-type="date" office:date-value="2006-05-15T00:00:00">
            <text:p>5/15/2006</text:p>
          </table:table-cell>
          <table:table-cell table:style-name="ce21" office:value-type="string">
            <text:p>ASSAULT, SIMPLE </text:p>
          </table:table-cell>
          <table:table-cell table:style-name="ce22" office:value-type="string">
            <text:p>BEECHWOOD LANE </text:p>
          </table:table-cell>
          <table:table-cell table:style-name="ce25" office:value-type="float" office:value="23693">
            <text:p>23693</text:p>
          </table:table-cell>
          <table:table-cell table:style-name="ce23" office:value-type="string">
            <text:p>SHADY BANKS</text:p>
          </table:table-cell>
        </table:table-row>
        <table:table-row table:style-name="ro2">
          <table:table-cell table:style-name="ce24" office:value-type="date" office:date-value="2006-12-01T00:00:00">
            <text:p>12/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ELMONT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INCH TERRACE</text:p>
          </table:table-cell>
        </table:table-row>
        <table:table-row table:style-name="ro2">
          <table:table-cell table:style-name="ce24" office:value-type="date" office:date-value="2006-12-05T00:00:00">
            <text:p>12/5/2006</text:p>
          </table:table-cell>
          <table:table-cell table:style-name="ce21" office:value-type="string">
            <text:p>THREATEN BODILY HARM </text:p>
          </table:table-cell>
          <table:table-cell table:style-name="ce22" office:value-type="string">
            <text:p>BELMONT CIRCLE </text:p>
          </table:table-cell>
          <table:table-cell table:style-name="ce25" office:value-type="float" office:value="23693">
            <text:p>23693</text:p>
          </table:table-cell>
          <table:table-cell table:style-name="ce23" office:value-type="string">
            <text:p>FINCH TERRACE</text:p>
          </table:table-cell>
        </table:table-row>
        <table:table-row table:style-name="ro2">
          <table:table-cell table:style-name="ce24" office:value-type="date" office:date-value="2006-11-27T00:00:00">
            <text:p>11/2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ELMONT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INCH TERRACE</text:p>
          </table:table-cell>
        </table:table-row>
        <table:table-row table:style-name="ro2">
          <table:table-cell table:style-name="ce24" office:value-type="date" office:date-value="2006-10-04T00:00:00">
            <text:p>10/4/2006</text:p>
          </table:table-cell>
          <table:table-cell table:style-name="ce21" office:value-type="string">
            <text:p>FRAUD-TRICK,FALSE PRETENSES </text:p>
          </table:table-cell>
          <table:table-cell table:style-name="ce21" office:value-type="string">
            <text:p>BELMONT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INCH TERRACE</text:p>
          </table:table-cell>
        </table:table-row>
        <table:table-row table:style-name="ro2">
          <table:table-cell table:style-name="ce24" office:value-type="date" office:date-value="2006-10-04T00:00:00">
            <text:p>10/4/2006</text:p>
          </table:table-cell>
          <table:table-cell table:style-name="ce21" office:value-type="string">
            <text:p>FRAUD, ALL OTHERS </text:p>
          </table:table-cell>
          <table:table-cell table:style-name="ce22" office:value-type="string">
            <text:p>BELMONT CIRCLE </text:p>
          </table:table-cell>
          <table:table-cell table:style-name="ce25" office:value-type="float" office:value="23693">
            <text:p>23693</text:p>
          </table:table-cell>
          <table:table-cell table:style-name="ce23" office:value-type="string">
            <text:p>FINCH TERRACE</text:p>
          </table:table-cell>
        </table:table-row>
        <table:table-row table:style-name="ro2">
          <table:table-cell table:style-name="ce24" office:value-type="date" office:date-value="2006-07-26T00:00:00">
            <text:p>7/26/2006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BELMONT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INCH TERRACE</text:p>
          </table:table-cell>
        </table:table-row>
        <table:table-row table:style-name="ro2">
          <table:table-cell table:style-name="ce24" office:value-type="date" office:date-value="2006-07-26T00:00:00">
            <text:p>7/2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ELMONT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INCH TERRACE</text:p>
          </table:table-cell>
        </table:table-row>
        <table:table-row table:style-name="ro2">
          <table:table-cell table:style-name="ce24" office:value-type="date" office:date-value="2006-06-22T00:00:00">
            <text:p>6/22/2006</text:p>
          </table:table-cell>
          <table:table-cell table:style-name="ce21" office:value-type="string">
            <text:p>DAMAGE PROPERTY </text:p>
          </table:table-cell>
          <table:table-cell table:style-name="ce21" office:value-type="string">
            <text:p>BELMONT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INCH TERRACE</text:p>
          </table:table-cell>
        </table:table-row>
        <table:table-row table:style-name="ro2">
          <table:table-cell table:style-name="ce24" office:value-type="date" office:date-value="2006-05-01T00:00:00">
            <text:p>5/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ELMONT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INCH TERRACE</text:p>
          </table:table-cell>
        </table:table-row>
        <table:table-row table:style-name="ro2">
          <table:table-cell table:style-name="ce24" office:value-type="date" office:date-value="2006-04-16T00:00:00">
            <text:p>4/1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ELMONT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INCH TERRACE</text:p>
          </table:table-cell>
        </table:table-row>
        <table:table-row table:style-name="ro2">
          <table:table-cell table:style-name="ce24" office:value-type="date" office:date-value="2006-12-16T00:00:00">
            <text:p>12/1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ETHANY TERR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OMAS ESTATES</text:p>
          </table:table-cell>
        </table:table-row>
        <table:table-row table:style-name="ro2">
          <table:table-cell table:style-name="ce24" office:value-type="date" office:date-value="2006-11-25T00:00:00">
            <text:p>11/25/2006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BETHANY TERR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OMAS ESTATES</text:p>
          </table:table-cell>
        </table:table-row>
        <table:table-row table:style-name="ro2">
          <table:table-cell table:style-name="ce24" office:value-type="date" office:date-value="2006-01-14T00:00:00">
            <text:p>1/1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6-26T00:00:00">
            <text:p>6/26/2006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26T00:00:00">
            <text:p>8/26/2006</text:p>
          </table:table-cell>
          <table:table-cell table:style-name="ce21" office:value-type="string">
            <text:p>ALL OTHER REPORTABLE OFFENSES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07T00:00:00">
            <text:p>12/7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1-07T00:00:00">
            <text:p>11/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09T00:00:00">
            <text:p>9/9/2006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20T00:00:00">
            <text:p>8/2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19T00:00:00">
            <text:p>7/19/2006</text:p>
          </table:table-cell>
          <table:table-cell table:style-name="ce21" office:value-type="string">
            <text:p>ASSAULT &amp; BATTERY -POLICE OFCR OR FIREFIGHTER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19T00:00:00">
            <text:p>7/19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08T00:00:00">
            <text:p>5/8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2-15T00:00:00">
            <text:p>2/15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20T00:00:00">
            <text:p>12/20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1-01T00:00:00">
            <text:p>11/1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16T00:00:00">
            <text:p>10/16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18T00:00:00">
            <text:p>10/18/2006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1-01T00:00:00">
            <text:p>11/1/2006</text:p>
          </table:table-cell>
          <table:table-cell table:style-name="ce21" office:value-type="string">
            <text:p>POSSESS WEAPON ON SCHOOL PROPERTY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31T00:00:00">
            <text:p>10/31/2006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31T00:00:00">
            <text:p>10/31/2006</text:p>
          </table:table-cell>
          <table:table-cell table:style-name="ce21" office:value-type="string">
            <text:p>SALE, DISTRIBUTE MARIJUANA &lt;=1/2 OZ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20T00:00:00">
            <text:p>10/20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13T00:00:00">
            <text:p>10/13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13T00:00:00">
            <text:p>10/13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05T00:00:00">
            <text:p>10/5/2006</text:p>
          </table:table-cell>
          <table:table-cell table:style-name="ce21" office:value-type="string">
            <text:p>THREATS OF DEATH OR BODILY INJURY BY LETTER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02T00:00:00">
            <text:p>10/2/2006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01T00:00:00">
            <text:p>8/1/2006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01T00:00:00">
            <text:p>8/1/2006</text:p>
          </table:table-cell>
          <table:table-cell table:style-name="ce21" office:value-type="string">
            <text:p>CURSING/OBSCENE LANGUAG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14T00:00:00">
            <text:p>9/1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28T00:00:00">
            <text:p>7/2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10T00:00:00">
            <text:p>7/10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6-14T00:00:00">
            <text:p>6/14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24T00:00:00">
            <text:p>5/24/2006</text:p>
          </table:table-cell>
          <table:table-cell table:style-name="ce21" office:value-type="string">
            <text:p>BOMB THREATS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17T00:00:00">
            <text:p>5/17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4-13T00:00:00">
            <text:p>4/1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28T00:00:00">
            <text:p>3/28/2006</text:p>
          </table:table-cell>
          <table:table-cell table:style-name="ce21" office:value-type="string">
            <text:p>CARRYING CONCEALED WEAPON -1ST OFFENS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24T00:00:00">
            <text:p>3/24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23T00:00:00">
            <text:p>3/23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2-21T00:00:00">
            <text:p>2/21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2-17T00:00:00">
            <text:p>2/1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2-17T00:00:00">
            <text:p>2/1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2-17T00:00:00">
            <text:p>2/17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2-01T00:00:00">
            <text:p>2/1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2-11T00:00:00">
            <text:p>2/11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20T00:00:00">
            <text:p>1/20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2-01T00:00:00">
            <text:p>2/1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24T00:00:00">
            <text:p>1/24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08T00:00:00">
            <text:p>10/8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10T00:00:00">
            <text:p>5/10/2006</text:p>
          </table:table-cell>
          <table:table-cell table:style-name="ce21" office:value-type="string">
            <text:p>AGGRESIVE DRIVING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09T00:00:00">
            <text:p>8/9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31T00:00:00">
            <text:p>5/31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1-10T00:00:00">
            <text:p>11/10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1-09T00:00:00">
            <text:p>11/9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15T00:00:00">
            <text:p>9/15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06T00:00:00">
            <text:p>7/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26T00:00:00">
            <text:p>8/26/2006</text:p>
          </table:table-cell>
          <table:table-cell table:style-name="ce21" office:value-type="string">
            <text:p>DEATH INVESTIGATION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22T00:00:00">
            <text:p>5/22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12T00:00:00">
            <text:p>1/12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14T00:00:00">
            <text:p>1/14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18T00:00:00">
            <text:p>1/18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23T00:00:00">
            <text:p>9/23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21T00:00:00">
            <text:p>10/21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28T00:00:00">
            <text:p>12/2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IRKDALE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OYAL COLVEN</text:p>
          </table:table-cell>
        </table:table-row>
        <table:table-row table:style-name="ro2">
          <table:table-cell table:style-name="ce24" office:value-type="date" office:date-value="2006-12-28T00:00:00">
            <text:p>12/2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IRKDALE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OYAL COLVEN</text:p>
          </table:table-cell>
        </table:table-row>
        <table:table-row table:style-name="ro2">
          <table:table-cell table:style-name="ce24" office:value-type="date" office:date-value="2006-11-06T00:00:00">
            <text:p>11/6/2006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BIRKDALE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OYAL COLVEN</text:p>
          </table:table-cell>
        </table:table-row>
        <table:table-row table:style-name="ro2">
          <table:table-cell table:style-name="ce24" office:value-type="date" office:date-value="2006-06-03T00:00:00">
            <text:p>6/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LACKBERRY B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JUSTINIAN GROVE</text:p>
          </table:table-cell>
        </table:table-row>
        <table:table-row table:style-name="ro2">
          <table:table-cell table:style-name="ce24" office:value-type="date" office:date-value="2006-05-08T00:00:00">
            <text:p>5/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LACKBERRY B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JUSTINIAN GROVE</text:p>
          </table:table-cell>
        </table:table-row>
        <table:table-row table:style-name="ro2">
          <table:table-cell table:style-name="ce24" office:value-type="date" office:date-value="2006-11-19T00:00:00">
            <text:p>11/1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LACKSMITH ARCH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DAVIS FORGE</text:p>
          </table:table-cell>
        </table:table-row>
        <table:table-row table:style-name="ro2">
          <table:table-cell table:style-name="ce24" office:value-type="date" office:date-value="2006-11-12T00:00:00">
            <text:p>11/1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LACKSMITH ARCH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DAVIS FORGE</text:p>
          </table:table-cell>
        </table:table-row>
        <table:table-row table:style-name="ro2">
          <table:table-cell table:style-name="ce24" office:value-type="date" office:date-value="2006-08-16T00:00:00">
            <text:p>8/1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LACKSMITH ARCH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DAVIS FORGE</text:p>
          </table:table-cell>
        </table:table-row>
        <table:table-row table:style-name="ro2">
          <table:table-cell table:style-name="ce24" office:value-type="date" office:date-value="2006-04-11T00:00:00">
            <text:p>4/11/2006</text:p>
          </table:table-cell>
          <table:table-cell table:style-name="ce21" office:value-type="string">
            <text:p>SALE, DISTRIBUTE MARIJUANA </text:p>
          </table:table-cell>
          <table:table-cell table:style-name="ce21" office:value-type="string">
            <text:p>BLACKSMITH ARCH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DAVIS FORGE</text:p>
          </table:table-cell>
        </table:table-row>
        <table:table-row table:style-name="ro2">
          <table:table-cell table:style-name="ce24" office:value-type="date" office:date-value="2006-12-08T00:00:00">
            <text:p>12/8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LACKWOOD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HISPERING WINDS</text:p>
          </table:table-cell>
        </table:table-row>
        <table:table-row table:style-name="ro2">
          <table:table-cell table:style-name="ce24" office:value-type="date" office:date-value="2006-09-06T00:00:00">
            <text:p>9/6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LACKWOOD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HISPERING WINDS</text:p>
          </table:table-cell>
        </table:table-row>
        <table:table-row table:style-name="ro2">
          <table:table-cell table:style-name="ce24" office:value-type="date" office:date-value="2006-07-23T00:00:00">
            <text:p>7/2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LACKWOOD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HISPERING WINDS</text:p>
          </table:table-cell>
        </table:table-row>
        <table:table-row table:style-name="ro2">
          <table:table-cell table:style-name="ce24" office:value-type="date" office:date-value="2006-06-19T00:00:00">
            <text:p>6/19/2006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BLACKWOOD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HISPERING WINDS</text:p>
          </table:table-cell>
        </table:table-row>
        <table:table-row table:style-name="ro2">
          <table:table-cell table:style-name="ce24" office:value-type="date" office:date-value="2006-12-02T00:00:00">
            <text:p>12/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LEVINS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GREENLANDS</text:p>
          </table:table-cell>
        </table:table-row>
        <table:table-row table:style-name="ro2">
          <table:table-cell table:style-name="ce24" office:value-type="date" office:date-value="2006-10-27T00:00:00">
            <text:p>10/27/2006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BLEVINS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GREENLANDS</text:p>
          </table:table-cell>
        </table:table-row>
        <table:table-row table:style-name="ro2">
          <table:table-cell table:style-name="ce24" office:value-type="date" office:date-value="2006-08-04T00:00:00">
            <text:p>8/4/2006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BLEVINS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GREENLANDS</text:p>
          </table:table-cell>
        </table:table-row>
        <table:table-row table:style-name="ro2">
          <table:table-cell table:style-name="ce24" office:value-type="date" office:date-value="2006-07-07T00:00:00">
            <text:p>7/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LEVINS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GREENLANDS</text:p>
          </table:table-cell>
        </table:table-row>
        <table:table-row table:style-name="ro2">
          <table:table-cell table:style-name="ce24" office:value-type="date" office:date-value="2006-06-22T00:00:00">
            <text:p>6/2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LEVINS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GREENLANDS</text:p>
          </table:table-cell>
        </table:table-row>
        <table:table-row table:style-name="ro2">
          <table:table-cell table:style-name="ce24" office:value-type="date" office:date-value="2006-12-28T00:00:00">
            <text:p>12/2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ASSI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SANCTUARY</text:p>
          </table:table-cell>
        </table:table-row>
        <table:table-row table:style-name="ro2">
          <table:table-cell table:style-name="ce24" office:value-type="date" office:date-value="2006-03-11T00:00:00">
            <text:p>3/1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ASSI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SANCTUARY</text:p>
          </table:table-cell>
        </table:table-row>
        <table:table-row table:style-name="ro2">
          <table:table-cell table:style-name="ce24" office:value-type="date" office:date-value="2006-09-30T00:00:00">
            <text:p>9/30/2006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BRENTMEAD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YTHE CREEK FARMS</text:p>
          </table:table-cell>
        </table:table-row>
        <table:table-row table:style-name="ro2">
          <table:table-cell table:style-name="ce24" office:value-type="date" office:date-value="2006-08-21T00:00:00">
            <text:p>8/21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RENTMEAD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YTHE CREEK FARMS</text:p>
          </table:table-cell>
        </table:table-row>
        <table:table-row table:style-name="ro2">
          <table:table-cell table:style-name="ce24" office:value-type="date" office:date-value="2006-12-01T00:00:00">
            <text:p>12/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ENTMEAD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YTHE CREEK FARMS</text:p>
          </table:table-cell>
        </table:table-row>
        <table:table-row table:style-name="ro2">
          <table:table-cell table:style-name="ce24" office:value-type="date" office:date-value="2006-12-04T00:00:00">
            <text:p>12/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ENTMEAD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YTHE CREEK FARMS</text:p>
          </table:table-cell>
        </table:table-row>
        <table:table-row table:style-name="ro2">
          <table:table-cell table:style-name="ce24" office:value-type="date" office:date-value="2006-12-08T00:00:00">
            <text:p>12/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ENTMEAD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YTHE CREEK FARMS</text:p>
          </table:table-cell>
        </table:table-row>
        <table:table-row table:style-name="ro2">
          <table:table-cell table:style-name="ce24" office:value-type="date" office:date-value="2006-12-08T00:00:00">
            <text:p>12/8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BRENTMEAD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YTHE CREEK FARMS</text:p>
          </table:table-cell>
        </table:table-row>
        <table:table-row table:style-name="ro2">
          <table:table-cell table:style-name="ce24" office:value-type="date" office:date-value="2006-12-01T00:00:00">
            <text:p>12/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ENTMEAD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YTHE CREEK FARMS</text:p>
          </table:table-cell>
        </table:table-row>
        <table:table-row table:style-name="ro2">
          <table:table-cell table:style-name="ce24" office:value-type="date" office:date-value="2006-11-09T00:00:00">
            <text:p>11/9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BRENTMEAD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YTHE CREEK FARMS</text:p>
          </table:table-cell>
        </table:table-row>
        <table:table-row table:style-name="ro2">
          <table:table-cell table:style-name="ce24" office:value-type="date" office:date-value="2006-11-04T00:00:00">
            <text:p>11/4/2006</text:p>
          </table:table-cell>
          <table:table-cell table:style-name="ce21" office:value-type="string">
            <text:p>CONSPIRACY TO COMMIT FELONY </text:p>
          </table:table-cell>
          <table:table-cell table:style-name="ce21" office:value-type="string">
            <text:p>BRENTMEAD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YTHE CREEK FARMS</text:p>
          </table:table-cell>
        </table:table-row>
        <table:table-row table:style-name="ro2">
          <table:table-cell table:style-name="ce24" office:value-type="date" office:date-value="2006-11-04T00:00:00">
            <text:p>11/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ENTMEAD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YTHE CREEK FARMS</text:p>
          </table:table-cell>
        </table:table-row>
        <table:table-row table:style-name="ro2">
          <table:table-cell table:style-name="ce24" office:value-type="date" office:date-value="2006-11-04T00:00:00">
            <text:p>11/4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BRENTMEAD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YTHE CREEK FARMS</text:p>
          </table:table-cell>
        </table:table-row>
        <table:table-row table:style-name="ro2">
          <table:table-cell table:style-name="ce24" office:value-type="date" office:date-value="2006-06-28T00:00:00">
            <text:p>6/28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RENTMEAD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YTHE CREEK FARMS</text:p>
          </table:table-cell>
        </table:table-row>
        <table:table-row table:style-name="ro2">
          <table:table-cell table:style-name="ce24" office:value-type="date" office:date-value="2006-08-21T00:00:00">
            <text:p>8/21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RENTMEAD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YTHE CREEK FARMS</text:p>
          </table:table-cell>
        </table:table-row>
        <table:table-row table:style-name="ro2">
          <table:table-cell table:style-name="ce24" office:value-type="date" office:date-value="2006-06-19T00:00:00">
            <text:p>6/19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ENTMEAD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YTHE CREEK FARMS</text:p>
          </table:table-cell>
        </table:table-row>
        <table:table-row table:style-name="ro2">
          <table:table-cell table:style-name="ce24" office:value-type="date" office:date-value="2006-06-05T00:00:00">
            <text:p>6/5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BRENTMEAD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YTHE CREEK FARMS</text:p>
          </table:table-cell>
        </table:table-row>
        <table:table-row table:style-name="ro2">
          <table:table-cell table:style-name="ce24" office:value-type="date" office:date-value="2006-03-15T00:00:00">
            <text:p>3/15/2006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BRENTMEAD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YTHE CREEK FARMS</text:p>
          </table:table-cell>
        </table:table-row>
        <table:table-row table:style-name="ro2">
          <table:table-cell table:style-name="ce24" office:value-type="date" office:date-value="2006-02-04T00:00:00">
            <text:p>2/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RENTMEAD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YTHE CREEK FARMS</text:p>
          </table:table-cell>
        </table:table-row>
        <table:table-row table:style-name="ro2">
          <table:table-cell table:style-name="ce24" office:value-type="date" office:date-value="2006-06-10T00:00:00">
            <text:p>6/1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RIAN WESLEY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GREENLANDS</text:p>
          </table:table-cell>
        </table:table-row>
        <table:table-row table:style-name="ro2">
          <table:table-cell table:style-name="ce24" office:value-type="date" office:date-value="2006-06-01T00:00:00">
            <text:p>6/1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RIAN WESLEY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GREENLANDS</text:p>
          </table:table-cell>
        </table:table-row>
        <table:table-row table:style-name="ro2">
          <table:table-cell table:style-name="ce24" office:value-type="date" office:date-value="2006-01-08T00:00:00">
            <text:p>1/8/2006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BRIDGE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4" office:value-type="date" office:date-value="2006-01-08T00:00:00">
            <text:p>1/8/2006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BRIDGE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4" office:value-type="date" office:date-value="2006-09-09T00:00:00">
            <text:p>9/9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IDGE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4" office:value-type="date" office:date-value="2006-07-02T00:00:00">
            <text:p>7/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RIDGE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4" office:value-type="date" office:date-value="2006-08-21T00:00:00">
            <text:p>8/21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RIDGE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4" office:value-type="date" office:date-value="2006-06-24T00:00:00">
            <text:p>6/24/2006</text:p>
          </table:table-cell>
          <table:table-cell table:style-name="ce21" office:value-type="string">
            <text:p>DAMAGE PROPERTY </text:p>
          </table:table-cell>
          <table:table-cell table:style-name="ce21" office:value-type="string">
            <text:p>BRIDGE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4" office:value-type="date" office:date-value="2006-08-17T00:00:00">
            <text:p>8/1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OOK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SHIRE</text:p>
          </table:table-cell>
        </table:table-row>
        <table:table-row table:style-name="ro2">
          <table:table-cell table:style-name="ce24" office:value-type="date" office:date-value="2006-07-08T00:00:00">
            <text:p>7/8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UFFIE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KINGS VILLA</text:p>
          </table:table-cell>
        </table:table-row>
        <table:table-row table:style-name="ro2">
          <table:table-cell table:style-name="ce24" office:value-type="date" office:date-value="2006-07-19T00:00:00">
            <text:p>7/1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UFFIE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KINGS VILLA</text:p>
          </table:table-cell>
        </table:table-row>
        <table:table-row table:style-name="ro2">
          <table:table-cell table:style-name="ce24" office:value-type="date" office:date-value="2006-04-13T00:00:00">
            <text:p>4/13/2006</text:p>
          </table:table-cell>
          <table:table-cell table:style-name="ce21" office:value-type="string">
            <text:p>FAILURE TO PERFORM CONSTRUCTION AFTER ADVANCE </text:p>
          </table:table-cell>
          <table:table-cell table:style-name="ce21" office:value-type="string">
            <text:p>BUGLE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XWOOD</text:p>
          </table:table-cell>
        </table:table-row>
        <table:table-row table:style-name="ro2">
          <table:table-cell table:style-name="ce24" office:value-type="date" office:date-value="2006-08-13T00:00:00">
            <text:p>8/1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UGLE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XWOOD</text:p>
          </table:table-cell>
        </table:table-row>
        <table:table-row table:style-name="ro2">
          <table:table-cell table:style-name="ce24" office:value-type="date" office:date-value="2006-06-15T00:00:00">
            <text:p>6/1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UNTING POINT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UNTING POINT ESTATES</text:p>
          </table:table-cell>
        </table:table-row>
        <table:table-row table:style-name="ro2">
          <table:table-cell table:style-name="ce24" office:value-type="date" office:date-value="2006-10-02T00:00:00">
            <text:p>10/2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UTTONWOOD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GABLES OF YORK</text:p>
          </table:table-cell>
        </table:table-row>
        <table:table-row table:style-name="ro2">
          <table:table-cell table:style-name="ce24" office:value-type="date" office:date-value="2006-06-21T00:00:00">
            <text:p>6/21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UTTONWOOD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GABLES OF YORK</text:p>
          </table:table-cell>
        </table:table-row>
        <table:table-row table:style-name="ro2">
          <table:table-cell table:style-name="ce24" office:value-type="date" office:date-value="2006-02-06T00:00:00">
            <text:p>2/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UTTONWOOD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GABLES OF YORK</text:p>
          </table:table-cell>
        </table:table-row>
        <table:table-row table:style-name="ro2">
          <table:table-cell table:style-name="ce24" office:value-type="date" office:date-value="2006-03-02T00:00:00">
            <text:p>3/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YRD LANE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6-27T00:00:00">
            <text:p>6/27/2006</text:p>
          </table:table-cell>
          <table:table-cell table:style-name="ce21" office:value-type="string">
            <text:p>DEATH INVESTIGATION </text:p>
          </table:table-cell>
          <table:table-cell table:style-name="ce21" office:value-type="string">
            <text:p>BYRD LANE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07T00:00:00">
            <text:p>10/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LTHROPE NECK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6-15T00:00:00">
            <text:p>6/1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ALTHROPE NECK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20T00:00:00">
            <text:p>1/20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ALTHROPE NECK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12T00:00:00">
            <text:p>1/12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ALTHROPE NECK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6-15T00:00:00">
            <text:p>6/1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ALTHROPE NECK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6-15T00:00:00">
            <text:p>6/15/2006</text:p>
          </table:table-cell>
          <table:table-cell table:style-name="ce21" office:value-type="string">
            <text:p>DAMAGE PROPERTY </text:p>
          </table:table-cell>
          <table:table-cell table:style-name="ce21" office:value-type="string">
            <text:p>CALTHROPE NECK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ARCLAY ACRES</text:p>
          </table:table-cell>
        </table:table-row>
        <table:table-row table:style-name="ro2">
          <table:table-cell table:style-name="ce24" office:value-type="date" office:date-value="2006-12-07T00:00:00">
            <text:p>12/7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CAMELOT CRESCEN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KINGS VILLA</text:p>
          </table:table-cell>
        </table:table-row>
        <table:table-row table:style-name="ro2">
          <table:table-cell table:style-name="ce24" office:value-type="date" office:date-value="2006-11-28T00:00:00">
            <text:p>11/28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CAMELOT CRESCEN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KINGS VILLA</text:p>
          </table:table-cell>
        </table:table-row>
        <table:table-row table:style-name="ro2">
          <table:table-cell table:style-name="ce24" office:value-type="date" office:date-value="2006-11-28T00:00:00">
            <text:p>11/28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CAMELOT CRESCEN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KINGS VILLA</text:p>
          </table:table-cell>
        </table:table-row>
        <table:table-row table:style-name="ro2">
          <table:table-cell table:style-name="ce24" office:value-type="date" office:date-value="2006-11-09T00:00:00">
            <text:p>11/9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AMELOT CRESCEN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KINGS VILLA</text:p>
          </table:table-cell>
        </table:table-row>
        <table:table-row table:style-name="ro2">
          <table:table-cell table:style-name="ce24" office:value-type="date" office:date-value="2006-01-01T00:00:00">
            <text:p>1/1/2006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CAMELOT CRESCEN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KINGS VILLA</text:p>
          </table:table-cell>
        </table:table-row>
        <table:table-row table:style-name="ro2">
          <table:table-cell table:style-name="ce24" office:value-type="date" office:date-value="2006-01-01T00:00:00">
            <text:p>1/1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AMELOT CRESCEN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KINGS VILLA</text:p>
          </table:table-cell>
        </table:table-row>
        <table:table-row table:style-name="ro2">
          <table:table-cell table:style-name="ce24" office:value-type="date" office:date-value="2006-11-26T00:00:00">
            <text:p>11/26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CAMILLE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AISON GREEN</text:p>
          </table:table-cell>
        </table:table-row>
        <table:table-row table:style-name="ro2">
          <table:table-cell table:style-name="ce24" office:value-type="date" office:date-value="2005-11-30T00:00:00">
            <text:p>11/30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CAMILLE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AISON GREEN</text:p>
          </table:table-cell>
        </table:table-row>
        <table:table-row table:style-name="ro2">
          <table:table-cell table:style-name="ce24" office:value-type="date" office:date-value="2005-11-30T00:00:00">
            <text:p>11/30/2005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CAMILLE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AISON GREEN</text:p>
          </table:table-cell>
        </table:table-row>
        <table:table-row table:style-name="ro2">
          <table:table-cell table:style-name="ce24" office:value-type="date" office:date-value="2006-09-06T00:00:00">
            <text:p>9/6/2006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CARDINAL LANE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13T00:00:00">
            <text:p>8/13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ARDINAL LANE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17T00:00:00">
            <text:p>8/1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ARDINAL LANE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26T00:00:00">
            <text:p>7/26/2006</text:p>
          </table:table-cell>
          <table:table-cell table:style-name="ce21" office:value-type="string">
            <text:p>DAMAGE PROPERTY </text:p>
          </table:table-cell>
          <table:table-cell table:style-name="ce21" office:value-type="string">
            <text:p>CARDINAL LANE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26T00:00:00">
            <text:p>7/26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ARDINAL LANE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26T00:00:00">
            <text:p>7/26/2006</text:p>
          </table:table-cell>
          <table:table-cell table:style-name="ce21" office:value-type="string">
            <text:p>BREAKING &amp; ENTER W/INT TO RAPE,ROB,MURDER -ARMED </text:p>
          </table:table-cell>
          <table:table-cell table:style-name="ce21" office:value-type="string">
            <text:p>CARDINAL LANE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11T00:00:00">
            <text:p>1/11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CARDINAL LANE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1-10T00:00:00">
            <text:p>11/1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ARDINAL LANE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29T00:00:00">
            <text:p>3/29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ARNOUSTIE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OYAL COLVEN</text:p>
          </table:table-cell>
        </table:table-row>
        <table:table-row table:style-name="ro2">
          <table:table-cell table:style-name="ce24" office:value-type="date" office:date-value="2006-11-20T00:00:00">
            <text:p>11/20/2006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CARY`S CHAP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02T00:00:00">
            <text:p>8/2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ARY`S CHAP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22T00:00:00">
            <text:p>7/2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RY`S CHAP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6-28T00:00:00">
            <text:p>6/2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RY`S CHAP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6-20T00:00:00">
            <text:p>6/2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RY`S CHAP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2-18T00:00:00">
            <text:p>2/1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ARY`S CHAP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11T00:00:00">
            <text:p>1/11/2006</text:p>
          </table:table-cell>
          <table:table-cell table:style-name="ce21" office:value-type="string">
            <text:p>UNAUTHORIZED USE OF AUTO </text:p>
          </table:table-cell>
          <table:table-cell table:style-name="ce21" office:value-type="string">
            <text:p>CARY`S CHAP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2-23T00:00:00">
            <text:p>2/23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CARY`S CHAP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04T00:00:00">
            <text:p>10/4/2006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CARYS CHAPE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27T00:00:00">
            <text:p>12/2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ATTAIL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HISPERING WINDS</text:p>
          </table:table-cell>
        </table:table-row>
        <table:table-row table:style-name="ro2">
          <table:table-cell table:style-name="ce24" office:value-type="date" office:date-value="2006-12-27T00:00:00">
            <text:p>12/2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ATTAIL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HISPERING WINDS</text:p>
          </table:table-cell>
        </table:table-row>
        <table:table-row table:style-name="ro2">
          <table:table-cell table:style-name="ce24" office:value-type="date" office:date-value="2006-12-27T00:00:00">
            <text:p>12/2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TTAIL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HISPERING WINDS</text:p>
          </table:table-cell>
        </table:table-row>
        <table:table-row table:style-name="ro2">
          <table:table-cell table:style-name="ce24" office:value-type="date" office:date-value="2006-12-27T00:00:00">
            <text:p>12/2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ATTAIL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HISPERING WINDS</text:p>
          </table:table-cell>
        </table:table-row>
        <table:table-row table:style-name="ro2">
          <table:table-cell table:style-name="ce24" office:value-type="date" office:date-value="2006-12-23T00:00:00">
            <text:p>12/23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ATTAIL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HISPERING WINDS</text:p>
          </table:table-cell>
        </table:table-row>
        <table:table-row table:style-name="ro2">
          <table:table-cell table:style-name="ce24" office:value-type="date" office:date-value="2006-09-01T00:00:00">
            <text:p>9/1/2006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CATTAIL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HISPERING WINDS</text:p>
          </table:table-cell>
        </table:table-row>
        <table:table-row table:style-name="ro2">
          <table:table-cell table:style-name="ce24" office:value-type="date" office:date-value="2006-09-01T00:00:00">
            <text:p>9/1/2006</text:p>
          </table:table-cell>
          <table:table-cell table:style-name="ce21" office:value-type="string">
            <text:p>FRAUD-TRICK,FALSE PRETENSES </text:p>
          </table:table-cell>
          <table:table-cell table:style-name="ce21" office:value-type="string">
            <text:p>CATTAIL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HISPERING WINDS</text:p>
          </table:table-cell>
        </table:table-row>
        <table:table-row table:style-name="ro2">
          <table:table-cell table:style-name="ce24" office:value-type="date" office:date-value="2006-08-27T00:00:00">
            <text:p>8/27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CATTAIL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HISPERING WINDS</text:p>
          </table:table-cell>
        </table:table-row>
        <table:table-row table:style-name="ro2">
          <table:table-cell table:style-name="ce24" office:value-type="date" office:date-value="2006-06-12T00:00:00">
            <text:p>6/12/2006</text:p>
          </table:table-cell>
          <table:table-cell table:style-name="ce21" office:value-type="string">
            <text:p>FALSELY SUMMONS OR FALSE REPORT TO POLICE </text:p>
          </table:table-cell>
          <table:table-cell table:style-name="ce21" office:value-type="string">
            <text:p>CATTAIL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HISPERING WINDS</text:p>
          </table:table-cell>
        </table:table-row>
        <table:table-row table:style-name="ro2">
          <table:table-cell table:style-name="ce24" office:value-type="date" office:date-value="2006-05-07T00:00:00">
            <text:p>5/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ATTAIL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HISPERING WINDS</text:p>
          </table:table-cell>
        </table:table-row>
        <table:table-row table:style-name="ro2">
          <table:table-cell table:style-name="ce24" office:value-type="date" office:date-value="2006-04-12T00:00:00">
            <text:p>4/12/2006</text:p>
          </table:table-cell>
          <table:table-cell table:style-name="ce21" office:value-type="string">
            <text:p>OVERDOSE </text:p>
          </table:table-cell>
          <table:table-cell table:style-name="ce21" office:value-type="string">
            <text:p>CATTAIL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HISPERING WINDS</text:p>
          </table:table-cell>
        </table:table-row>
        <table:table-row table:style-name="ro2">
          <table:table-cell table:style-name="ce24" office:value-type="date" office:date-value="2006-01-28T00:00:00">
            <text:p>1/28/2006</text:p>
          </table:table-cell>
          <table:table-cell table:style-name="ce21" office:value-type="string">
            <text:p>OVERDOSE </text:p>
          </table:table-cell>
          <table:table-cell table:style-name="ce21" office:value-type="string">
            <text:p>CATTAIL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HISPERING WINDS</text:p>
          </table:table-cell>
        </table:table-row>
        <table:table-row table:style-name="ro2">
          <table:table-cell table:style-name="ce24" office:value-type="date" office:date-value="2006-01-28T00:00:00">
            <text:p>1/28/2006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CATTAIL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HISPERING WINDS</text:p>
          </table:table-cell>
        </table:table-row>
        <table:table-row table:style-name="ro2">
          <table:table-cell table:style-name="ce24" office:value-type="date" office:date-value="2006-01-20T00:00:00">
            <text:p>1/2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ATTAIL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HISPERING WINDS</text:p>
          </table:table-cell>
        </table:table-row>
        <table:table-row table:style-name="ro2">
          <table:table-cell table:style-name="ce24" office:value-type="date" office:date-value="2006-01-20T00:00:00">
            <text:p>1/20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CATTAIL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HISPERING WINDS</text:p>
          </table:table-cell>
        </table:table-row>
        <table:table-row table:style-name="ro2">
          <table:table-cell table:style-name="ce24" office:value-type="date" office:date-value="2006-01-09T00:00:00">
            <text:p>1/9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ATTAIL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HISPERING WINDS</text:p>
          </table:table-cell>
        </table:table-row>
        <table:table-row table:style-name="ro2">
          <table:table-cell table:style-name="ce24" office:value-type="date" office:date-value="2006-12-29T00:00:00">
            <text:p>12/29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CHADWICK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08-15T00:00:00">
            <text:p>8/15/2006</text:p>
          </table:table-cell>
          <table:table-cell table:style-name="ce21" office:value-type="string">
            <text:p>TAMPERING WITH VEHICLE </text:p>
          </table:table-cell>
          <table:table-cell table:style-name="ce21" office:value-type="string">
            <text:p>CHADWICK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07-23T00:00:00">
            <text:p>7/23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CHADWICK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04-23T00:00:00">
            <text:p>4/23/2006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CHADWICK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10-26T00:00:00">
            <text:p>10/26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HAMPIONS PATH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OODS OF TABB</text:p>
          </table:table-cell>
        </table:table-row>
        <table:table-row table:style-name="ro2">
          <table:table-cell table:style-name="ce24" office:value-type="date" office:date-value="2006-08-15T00:00:00">
            <text:p>8/1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AMPIONS PATH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OODS OF TABB</text:p>
          </table:table-cell>
        </table:table-row>
        <table:table-row table:style-name="ro2">
          <table:table-cell table:style-name="ce24" office:value-type="date" office:date-value="2006-07-03T00:00:00">
            <text:p>7/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AMPIONS PATH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OODS OF TABB</text:p>
          </table:table-cell>
        </table:table-row>
        <table:table-row table:style-name="ro2">
          <table:table-cell table:style-name="ce24" office:value-type="date" office:date-value="2006-08-15T00:00:00">
            <text:p>8/1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AMPIONS PATH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OODS OF TABB</text:p>
          </table:table-cell>
        </table:table-row>
        <table:table-row table:style-name="ro2">
          <table:table-cell table:style-name="ce24" office:value-type="date" office:date-value="2006-04-07T00:00:00">
            <text:p>4/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ANTICLAIR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INCH TERRACE</text:p>
          </table:table-cell>
        </table:table-row>
        <table:table-row table:style-name="ro2">
          <table:table-cell table:style-name="ce24" office:value-type="date" office:date-value="2006-09-07T00:00:00">
            <text:p>9/7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CHANTICLAIR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INCH TERRACE</text:p>
          </table:table-cell>
        </table:table-row>
        <table:table-row table:style-name="ro2">
          <table:table-cell table:style-name="ce24" office:value-type="date" office:date-value="2006-05-16T00:00:00">
            <text:p>5/1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ANTICLAIR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INCH TERRACE</text:p>
          </table:table-cell>
        </table:table-row>
        <table:table-row table:style-name="ro2">
          <table:table-cell table:style-name="ce24" office:value-type="date" office:date-value="2006-04-16T00:00:00">
            <text:p>4/16/2006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CHANTICLAIR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INCH TERRACE</text:p>
          </table:table-cell>
        </table:table-row>
        <table:table-row table:style-name="ro2">
          <table:table-cell table:style-name="ce24" office:value-type="date" office:date-value="2006-04-14T00:00:00">
            <text:p>4/1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ANTICLAIR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INCH TERRACE</text:p>
          </table:table-cell>
        </table:table-row>
        <table:table-row table:style-name="ro2">
          <table:table-cell table:style-name="ce24" office:value-type="date" office:date-value="2006-04-14T00:00:00">
            <text:p>4/14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CHANTICLAIR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INCH TERRACE</text:p>
          </table:table-cell>
        </table:table-row>
        <table:table-row table:style-name="ro2">
          <table:table-cell table:style-name="ce24" office:value-type="date" office:date-value="2006-03-11T00:00:00">
            <text:p>3/1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ANTICLAIR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INCH TERRACE</text:p>
          </table:table-cell>
        </table:table-row>
        <table:table-row table:style-name="ro2">
          <table:table-cell table:style-name="ce24" office:value-type="date" office:date-value="2006-10-30T00:00:00">
            <text:p>10/3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ANTIICLAIR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INCH TERRACE</text:p>
          </table:table-cell>
        </table:table-row>
        <table:table-row table:style-name="ro2">
          <table:table-cell table:style-name="ce24" office:value-type="date" office:date-value="2006-05-08T00:00:00">
            <text:p>5/8/2006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CHINQUAPIN ORCHAR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OLDE PORT COVE</text:p>
          </table:table-cell>
        </table:table-row>
        <table:table-row table:style-name="ro2">
          <table:table-cell table:style-name="ce24" office:value-type="date" office:date-value="2006-01-26T00:00:00">
            <text:p>1/2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INQUAPIN ORCHAR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OLDE PORT COVE</text:p>
          </table:table-cell>
        </table:table-row>
        <table:table-row table:style-name="ro2">
          <table:table-cell table:style-name="ce24" office:value-type="date" office:date-value="2006-01-26T00:00:00">
            <text:p>1/2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INQUAPIN ORCHAR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OLDE PORT COVE</text:p>
          </table:table-cell>
        </table:table-row>
        <table:table-row table:style-name="ro2">
          <table:table-cell table:style-name="ce24" office:value-type="date" office:date-value="2005-12-23T00:00:00">
            <text:p>12/23/2005</text:p>
          </table:table-cell>
          <table:table-cell table:style-name="ce21" office:value-type="string">
            <text:p>COMPUTER FRAUD &gt;=$200 </text:p>
          </table:table-cell>
          <table:table-cell table:style-name="ce21" office:value-type="string">
            <text:p>CHINQUAPIN ORCHAR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OLDE PORT COVE</text:p>
          </table:table-cell>
        </table:table-row>
        <table:table-row table:style-name="ro2">
          <table:table-cell table:style-name="ce24" office:value-type="date" office:date-value="2006-12-13T00:00:00">
            <text:p>12/1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INQUAPIN ORCHAR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OLDE PORT COVE</text:p>
          </table:table-cell>
        </table:table-row>
        <table:table-row table:style-name="ro2">
          <table:table-cell table:style-name="ce24" office:value-type="date" office:date-value="2006-08-11T00:00:00">
            <text:p>8/1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INQUAPIN ORCHAR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OLDE PORT COVE</text:p>
          </table:table-cell>
        </table:table-row>
        <table:table-row table:style-name="ro2">
          <table:table-cell table:style-name="ce24" office:value-type="date" office:date-value="2006-04-19T00:00:00">
            <text:p>4/19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HINQUAPIN ORCHAR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OLDE PORT COVE</text:p>
          </table:table-cell>
        </table:table-row>
        <table:table-row table:style-name="ro2">
          <table:table-cell table:style-name="ce24" office:value-type="date" office:date-value="2006-07-04T00:00:00">
            <text:p>7/4/2006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CHIPPENHAM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SHIRE DOWNS</text:p>
          </table:table-cell>
        </table:table-row>
        <table:table-row table:style-name="ro2">
          <table:table-cell table:style-name="ce24" office:value-type="date" office:date-value="2006-03-29T00:00:00">
            <text:p>3/29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IPPENHAM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SHIRE DOWNS</text:p>
          </table:table-cell>
        </table:table-row>
        <table:table-row table:style-name="ro2">
          <table:table-cell table:style-name="ce24" office:value-type="date" office:date-value="2006-02-06T00:00:00">
            <text:p>2/6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CHIPPENHAM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SHIRE DOWNS</text:p>
          </table:table-cell>
        </table:table-row>
        <table:table-row table:style-name="ro2">
          <table:table-cell table:style-name="ce24" office:value-type="date" office:date-value="2006-01-01T00:00:00">
            <text:p>1/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IPPENHAM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SHIRE DOWNS</text:p>
          </table:table-cell>
        </table:table-row>
        <table:table-row table:style-name="ro2">
          <table:table-cell table:style-name="ce24" office:value-type="date" office:date-value="2006-08-15T00:00:00">
            <text:p>8/1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IPPOKES TUR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05-23T00:00:00">
            <text:p>5/23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HIPPOKES TUR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01-25T00:00:00">
            <text:p>1/25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CHIPPOKES TUR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08-19T00:00:00">
            <text:p>8/1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RIS SLADE CHAS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OODS OF TABB</text:p>
          </table:table-cell>
        </table:table-row>
        <table:table-row table:style-name="ro2">
          <table:table-cell table:style-name="ce24" office:value-type="date" office:date-value="2006-02-15T00:00:00">
            <text:p>2/1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RIS SLADE CHAS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OODS OF TABB</text:p>
          </table:table-cell>
        </table:table-row>
        <table:table-row table:style-name="ro2">
          <table:table-cell table:style-name="ce24" office:value-type="date" office:date-value="2006-09-14T00:00:00">
            <text:p>9/1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RIS SLADE CHAS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OODS OF TABB</text:p>
          </table:table-cell>
        </table:table-row>
        <table:table-row table:style-name="ro2">
          <table:table-cell table:style-name="ce24" office:value-type="date" office:date-value="2006-03-12T00:00:00">
            <text:p>3/1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UCKATUCK TUR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02-21T00:00:00">
            <text:p>2/21/2006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CHUCKATUCK TUR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12-30T00:00:00">
            <text:p>12/30/2006</text:p>
          </table:table-cell>
          <table:table-cell table:style-name="ce21" office:value-type="string">
            <text:p>TAMPERING WITH VEHICLE </text:p>
          </table:table-cell>
          <table:table-cell table:style-name="ce21" office:value-type="string">
            <text:p>CLAYT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OCK CREEK</text:p>
          </table:table-cell>
        </table:table-row>
        <table:table-row table:style-name="ro2">
          <table:table-cell table:style-name="ce24" office:value-type="date" office:date-value="2006-12-28T00:00:00">
            <text:p>12/2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LAYT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OCK CREEK</text:p>
          </table:table-cell>
        </table:table-row>
        <table:table-row table:style-name="ro2">
          <table:table-cell table:style-name="ce24" office:value-type="date" office:date-value="2006-12-30T00:00:00">
            <text:p>12/30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LAYT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OCK CREEK</text:p>
          </table:table-cell>
        </table:table-row>
        <table:table-row table:style-name="ro2">
          <table:table-cell table:style-name="ce24" office:value-type="date" office:date-value="2006-10-08T00:00:00">
            <text:p>10/8/2006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CLAYT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OCK CREEK</text:p>
          </table:table-cell>
        </table:table-row>
        <table:table-row table:style-name="ro2">
          <table:table-cell table:style-name="ce24" office:value-type="date" office:date-value="2006-10-08T00:00:00">
            <text:p>10/8/2006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CLAYT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OCK CREEK</text:p>
          </table:table-cell>
        </table:table-row>
        <table:table-row table:style-name="ro2">
          <table:table-cell table:style-name="ce24" office:value-type="date" office:date-value="2006-06-23T00:00:00">
            <text:p>6/2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LAYT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OCK CREEK</text:p>
          </table:table-cell>
        </table:table-row>
        <table:table-row table:style-name="ro2">
          <table:table-cell table:style-name="ce24" office:value-type="date" office:date-value="2006-01-29T00:00:00">
            <text:p>1/2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LYDESDAL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SHIRE DOWNS</text:p>
          </table:table-cell>
        </table:table-row>
        <table:table-row table:style-name="ro2">
          <table:table-cell table:style-name="ce24" office:value-type="date" office:date-value="2006-12-03T00:00:00">
            <text:p>12/3/2006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COACHMA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KINGS VILLA</text:p>
          </table:table-cell>
        </table:table-row>
        <table:table-row table:style-name="ro2">
          <table:table-cell table:style-name="ce24" office:value-type="date" office:date-value="2006-12-03T00:00:00">
            <text:p>12/3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COACHMA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KINGS VILLA</text:p>
          </table:table-cell>
        </table:table-row>
        <table:table-row table:style-name="ro2">
          <table:table-cell table:style-name="ce24" office:value-type="date" office:date-value="2006-01-13T00:00:00">
            <text:p>1/13/2006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COACHMA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KINGS VILLA</text:p>
          </table:table-cell>
        </table:table-row>
        <table:table-row table:style-name="ro2">
          <table:table-cell table:style-name="ce24" office:value-type="date" office:date-value="2006-11-04T00:00:00">
            <text:p>11/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ODY PL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VICTORY MEADOWS</text:p>
          </table:table-cell>
        </table:table-row>
        <table:table-row table:style-name="ro2">
          <table:table-cell table:style-name="ce24" office:value-type="date" office:date-value="2006-10-22T00:00:00">
            <text:p>10/2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ODY PL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VICTORY MEADOWS</text:p>
          </table:table-cell>
        </table:table-row>
        <table:table-row table:style-name="ro2">
          <table:table-cell table:style-name="ce24" office:value-type="date" office:date-value="2006-05-26T00:00:00">
            <text:p>5/26/2006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COINJOCK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02-18T00:00:00">
            <text:p>2/1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OINJOCK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02-18T00:00:00">
            <text:p>2/1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OINJOCK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12-08T00:00:00">
            <text:p>12/8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COLLINGTON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VICTORY ESTATES</text:p>
          </table:table-cell>
        </table:table-row>
        <table:table-row table:style-name="ro2">
          <table:table-cell table:style-name="ce24" office:value-type="date" office:date-value="2006-12-08T00:00:00">
            <text:p>12/8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OLLINGTON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VICTORY ESTATES</text:p>
          </table:table-cell>
        </table:table-row>
        <table:table-row table:style-name="ro2">
          <table:table-cell table:style-name="ce24" office:value-type="date" office:date-value="2006-08-23T00:00:00">
            <text:p>8/2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MBS LOOP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REBOR PASTURES</text:p>
          </table:table-cell>
        </table:table-row>
        <table:table-row table:style-name="ro2">
          <table:table-cell table:style-name="ce24" office:value-type="date" office:date-value="2006-08-16T00:00:00">
            <text:p>8/16/2006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COMMERCE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KILN CREEK CENTER</text:p>
          </table:table-cell>
        </table:table-row>
        <table:table-row table:style-name="ro2">
          <table:table-cell table:style-name="ce24" office:value-type="date" office:date-value="2006-08-16T00:00:00">
            <text:p>8/16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COMMERCE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KILN CREEK CENTER</text:p>
          </table:table-cell>
        </table:table-row>
        <table:table-row table:style-name="ro2">
          <table:table-cell table:style-name="ce24" office:value-type="date" office:date-value="2006-08-06T00:00:00">
            <text:p>8/6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COMMERCE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KILN CREEK CENTER</text:p>
          </table:table-cell>
        </table:table-row>
        <table:table-row table:style-name="ro2">
          <table:table-cell table:style-name="ce24" office:value-type="date" office:date-value="2006-07-04T00:00:00">
            <text:p>7/4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OMMERCE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KILN CREEK CENTER</text:p>
          </table:table-cell>
        </table:table-row>
        <table:table-row table:style-name="ro2">
          <table:table-cell table:style-name="ce24" office:value-type="date" office:date-value="2006-07-04T00:00:00">
            <text:p>7/4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OMMERCE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KILN CREEK CENTER</text:p>
          </table:table-cell>
        </table:table-row>
        <table:table-row table:style-name="ro2">
          <table:table-cell table:style-name="ce24" office:value-type="date" office:date-value="2006-07-04T00:00:00">
            <text:p>7/4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OMMERCE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KILN CREEK CENTER</text:p>
          </table:table-cell>
        </table:table-row>
        <table:table-row table:style-name="ro2">
          <table:table-cell table:style-name="ce24" office:value-type="date" office:date-value="2006-08-23T00:00:00">
            <text:p>8/23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COMMERCE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KILN CREEK CENTER</text:p>
          </table:table-cell>
        </table:table-row>
        <table:table-row table:style-name="ro2">
          <table:table-cell table:style-name="ce24" office:value-type="date" office:date-value="2006-12-27T00:00:00">
            <text:p>12/2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OMMONWEALTH DRIVE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27T00:00:00">
            <text:p>12/27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OMMONWEALTH DRIVE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22T00:00:00">
            <text:p>5/22/2006</text:p>
          </table:table-cell>
          <table:table-cell table:style-name="ce21" office:value-type="string">
            <text:p>GRAFFITI ,PRIVATE PROPERTY </text:p>
          </table:table-cell>
          <table:table-cell table:style-name="ce21" office:value-type="string">
            <text:p>COMMONWEALTH DRIVE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29T00:00:00">
            <text:p>7/29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CONWAY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4" office:value-type="date" office:date-value="2006-08-20T00:00:00">
            <text:p>8/2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ORROTOMAN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08-11T00:00:00">
            <text:p>8/1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ORROTOMAN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01-14T00:00:00">
            <text:p>1/14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ORROTOMAN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09-09T00:00:00">
            <text:p>9/9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OVENT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COVENTRY</text:p>
          </table:table-cell>
        </table:table-row>
        <table:table-row table:style-name="ro2">
          <table:table-cell table:style-name="ce24" office:value-type="date" office:date-value="2006-12-15T00:00:00">
            <text:p>12/15/2006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COVENT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COVENTRY</text:p>
          </table:table-cell>
        </table:table-row>
        <table:table-row table:style-name="ro2">
          <table:table-cell table:style-name="ce24" office:value-type="date" office:date-value="2006-01-07T00:00:00">
            <text:p>1/7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CRESCENT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11-14T00:00:00">
            <text:p>11/14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CREST LAKE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OODLAKE CROSSING</text:p>
          </table:table-cell>
        </table:table-row>
        <table:table-row table:style-name="ro2">
          <table:table-cell table:style-name="ce24" office:value-type="date" office:date-value="2006-08-22T00:00:00">
            <text:p>8/22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RIMSON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LILBURNE MEADOW</text:p>
          </table:table-cell>
        </table:table-row>
        <table:table-row table:style-name="ro2">
          <table:table-cell table:style-name="ce24" office:value-type="date" office:date-value="2006-08-22T00:00:00">
            <text:p>8/22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RIMSON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LILBURNE MEADOW</text:p>
          </table:table-cell>
        </table:table-row>
        <table:table-row table:style-name="ro2">
          <table:table-cell table:style-name="ce24" office:value-type="date" office:date-value="2006-07-11T00:00:00">
            <text:p>7/1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ROSSPOINTE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RADEWINDS</text:p>
          </table:table-cell>
        </table:table-row>
        <table:table-row table:style-name="ro2">
          <table:table-cell table:style-name="ce24" office:value-type="date" office:date-value="2006-01-01T00:00:00">
            <text:p>1/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ROSSPOINTE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RADEWINDS</text:p>
          </table:table-cell>
        </table:table-row>
        <table:table-row table:style-name="ro2">
          <table:table-cell table:style-name="ce24" office:value-type="date" office:date-value="2006-12-04T00:00:00">
            <text:p>12/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ROSSPOINTE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RADEWINDS</text:p>
          </table:table-cell>
        </table:table-row>
        <table:table-row table:style-name="ro2">
          <table:table-cell table:style-name="ce24" office:value-type="date" office:date-value="2006-07-19T00:00:00">
            <text:p>7/1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ROSSPOINTE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RADEWINDS</text:p>
          </table:table-cell>
        </table:table-row>
        <table:table-row table:style-name="ro2">
          <table:table-cell table:style-name="ce24" office:value-type="date" office:date-value="2006-11-23T00:00:00">
            <text:p>11/23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CROSSPOINTE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RADEWINDS</text:p>
          </table:table-cell>
        </table:table-row>
        <table:table-row table:style-name="ro2">
          <table:table-cell table:style-name="ce24" office:value-type="date" office:date-value="2006-11-23T00:00:00">
            <text:p>11/23/2006</text:p>
          </table:table-cell>
          <table:table-cell table:style-name="ce21" office:value-type="string">
            <text:p>BRANDISHING FIREARM </text:p>
          </table:table-cell>
          <table:table-cell table:style-name="ce21" office:value-type="string">
            <text:p>CROSSPOINTE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RADEWINDS</text:p>
          </table:table-cell>
        </table:table-row>
        <table:table-row table:style-name="ro2">
          <table:table-cell table:style-name="ce24" office:value-type="date" office:date-value="2006-11-10T00:00:00">
            <text:p>11/1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ROSSPOINTE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RADEWINDS</text:p>
          </table:table-cell>
        </table:table-row>
        <table:table-row table:style-name="ro2">
          <table:table-cell table:style-name="ce24" office:value-type="date" office:date-value="2006-10-26T00:00:00">
            <text:p>10/2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30T00:00:00">
            <text:p>9/3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09T00:00:00">
            <text:p>9/9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18T00:00:00">
            <text:p>7/18/2006</text:p>
          </table:table-cell>
          <table:table-cell table:style-name="ce21" office:value-type="string">
            <text:p>DEFRAUDING HOTELS, MOTELS &gt;=$200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18T00:00:00">
            <text:p>8/18/2006</text:p>
          </table:table-cell>
          <table:table-cell table:style-name="ce21" office:value-type="string">
            <text:p>ISSUING BAD CHECKS &gt;=$200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11T00:00:00">
            <text:p>8/1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30T00:00:00">
            <text:p>5/30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20T00:00:00">
            <text:p>5/20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21T00:00:00">
            <text:p>5/21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21T00:00:00">
            <text:p>5/21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21T00:00:00">
            <text:p>5/21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02T00:00:00">
            <text:p>5/2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4-05T00:00:00">
            <text:p>4/5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18T00:00:00">
            <text:p>3/18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2-24T00:00:00">
            <text:p>2/2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27T00:00:00">
            <text:p>1/2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14T00:00:00">
            <text:p>7/14/2006</text:p>
          </table:table-cell>
          <table:table-cell table:style-name="ce21" office:value-type="string">
            <text:p>FRAUD-INNKEEPER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30T00:00:00">
            <text:p>3/3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ARBY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DARBY - FIRBY</text:p>
          </table:table-cell>
        </table:table-row>
        <table:table-row table:style-name="ro2">
          <table:table-cell table:style-name="ce24" office:value-type="date" office:date-value="2006-03-20T00:00:00">
            <text:p>3/2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ARBY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DARBY - FIRBY</text:p>
          </table:table-cell>
        </table:table-row>
        <table:table-row table:style-name="ro2">
          <table:table-cell table:style-name="ce24" office:value-type="date" office:date-value="2006-01-10T00:00:00">
            <text:p>1/10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DARBY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DARBY - FIRBY</text:p>
          </table:table-cell>
        </table:table-row>
        <table:table-row table:style-name="ro2">
          <table:table-cell table:style-name="ce24" office:value-type="date" office:date-value="2006-09-15T00:00:00">
            <text:p>9/1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ERBY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SHIRE DOWNS</text:p>
          </table:table-cell>
        </table:table-row>
        <table:table-row table:style-name="ro2">
          <table:table-cell table:style-name="ce24" office:value-type="date" office:date-value="2006-02-11T00:00:00">
            <text:p>2/1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OGWOOD DR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CHURCHILL ESTATES</text:p>
          </table:table-cell>
        </table:table-row>
        <table:table-row table:style-name="ro2">
          <table:table-cell table:style-name="ce24" office:value-type="date" office:date-value="2006-12-26T00:00:00">
            <text:p>12/2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ON JUAN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 MANOR</text:p>
          </table:table-cell>
        </table:table-row>
        <table:table-row table:style-name="ro2">
          <table:table-cell table:style-name="ce24" office:value-type="date" office:date-value="2006-06-11T00:00:00">
            <text:p>6/11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DON JUAN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 MANOR</text:p>
          </table:table-cell>
        </table:table-row>
        <table:table-row table:style-name="ro2">
          <table:table-cell table:style-name="ce24" office:value-type="date" office:date-value="2006-06-11T00:00:00">
            <text:p>6/11/2006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DON JUAN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 MANOR</text:p>
          </table:table-cell>
        </table:table-row>
        <table:table-row table:style-name="ro2">
          <table:table-cell table:style-name="ce24" office:value-type="date" office:date-value="2006-10-13T00:00:00">
            <text:p>10/13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DONOVAN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GREENLANDS</text:p>
          </table:table-cell>
        </table:table-row>
        <table:table-row table:style-name="ro2">
          <table:table-cell table:style-name="ce24" office:value-type="date" office:date-value="2006-11-08T00:00:00">
            <text:p>11/8/2006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DOYLE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HAWKS LANDING</text:p>
          </table:table-cell>
        </table:table-row>
        <table:table-row table:style-name="ro2">
          <table:table-cell table:style-name="ce24" office:value-type="date" office:date-value="2006-06-30T00:00:00">
            <text:p>6/30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DURHAM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01-01T00:00:00">
            <text:p>1/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BRISTOL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SHIRE DOWNS</text:p>
          </table:table-cell>
        </table:table-row>
        <table:table-row table:style-name="ro2">
          <table:table-cell table:style-name="ce24" office:value-type="date" office:date-value="2006-01-01T00:00:00">
            <text:p>1/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BRISTOL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SHIRE DOWNS</text:p>
          </table:table-cell>
        </table:table-row>
        <table:table-row table:style-name="ro2">
          <table:table-cell table:style-name="ce24" office:value-type="date" office:date-value="2006-01-01T00:00:00">
            <text:p>1/1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EAST BRISTOL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SHIRE DOWNS</text:p>
          </table:table-cell>
        </table:table-row>
        <table:table-row table:style-name="ro2">
          <table:table-cell table:style-name="ce24" office:value-type="date" office:date-value="2006-01-01T00:00:00">
            <text:p>1/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BRISTOL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SHIRE DOWNS</text:p>
          </table:table-cell>
        </table:table-row>
        <table:table-row table:style-name="ro2">
          <table:table-cell table:style-name="ce24" office:value-type="date" office:date-value="2006-08-04T00:00:00">
            <text:p>8/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AST WEDGEWOOD DRIVE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6-26T00:00:00">
            <text:p>6/26/2006</text:p>
          </table:table-cell>
          <table:table-cell table:style-name="ce21" office:value-type="string">
            <text:p>IMPERSONATING LAW ENFORCEMENT OFFICER </text:p>
          </table:table-cell>
          <table:table-cell table:style-name="ce21" office:value-type="string">
            <text:p>EDWARDS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SHIRE DOWNS</text:p>
          </table:table-cell>
        </table:table-row>
        <table:table-row table:style-name="ro2">
          <table:table-cell table:style-name="ce24" office:value-type="date" office:date-value="2006-06-26T00:00:00">
            <text:p>6/2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LLIOTT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6-15T00:00:00">
            <text:p>6/1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LLIOTT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1-12T00:00:00">
            <text:p>11/1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LM LAKE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OODLAKE CROSSING</text:p>
          </table:table-cell>
        </table:table-row>
        <table:table-row table:style-name="ro2">
          <table:table-cell table:style-name="ce24" office:value-type="date" office:date-value="2006-03-24T00:00:00">
            <text:p>3/2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LM LAKE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OODLAKE CROSSING</text:p>
          </table:table-cell>
        </table:table-row>
        <table:table-row table:style-name="ro2">
          <table:table-cell table:style-name="ce24" office:value-type="date" office:date-value="2006-01-15T00:00:00">
            <text:p>1/1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LM LAKE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OODLAKE CROSSING</text:p>
          </table:table-cell>
        </table:table-row>
        <table:table-row table:style-name="ro2">
          <table:table-cell table:style-name="ce24" office:value-type="date" office:date-value="2006-06-09T00:00:00">
            <text:p>6/9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RIC NELSON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GREENLANDS</text:p>
          </table:table-cell>
        </table:table-row>
        <table:table-row table:style-name="ro2">
          <table:table-cell table:style-name="ce24" office:value-type="date" office:date-value="2006-05-28T00:00:00">
            <text:p>5/28/2006</text:p>
          </table:table-cell>
          <table:table-cell table:style-name="ce21" office:value-type="string">
            <text:p>OBSTRUCTING JUSTICE </text:p>
          </table:table-cell>
          <table:table-cell table:style-name="ce21" office:value-type="string">
            <text:p>ERIC NELSON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GREENLANDS</text:p>
          </table:table-cell>
        </table:table-row>
        <table:table-row table:style-name="ro2">
          <table:table-cell table:style-name="ce24" office:value-type="date" office:date-value="2006-05-28T00:00:00">
            <text:p>5/28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ERIC NELSON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GREENLANDS</text:p>
          </table:table-cell>
        </table:table-row>
        <table:table-row table:style-name="ro2">
          <table:table-cell table:style-name="ce24" office:value-type="date" office:date-value="2006-08-26T00:00:00">
            <text:p>8/2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STONS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OVERLOOK POINT</text:p>
          </table:table-cell>
        </table:table-row>
        <table:table-row table:style-name="ro2">
          <table:table-cell table:style-name="ce24" office:value-type="date" office:date-value="2006-08-04T00:00:00">
            <text:p>8/4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FAIRWAY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AVERY WOODS</text:p>
          </table:table-cell>
        </table:table-row>
        <table:table-row table:style-name="ro2">
          <table:table-cell table:style-name="ce24" office:value-type="date" office:date-value="2006-08-04T00:00:00">
            <text:p>8/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FAIRWAY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AVERY WOODS</text:p>
          </table:table-cell>
        </table:table-row>
        <table:table-row table:style-name="ro2">
          <table:table-cell table:style-name="ce24" office:value-type="date" office:date-value="2006-08-04T00:00:00">
            <text:p>8/4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FAIRWAY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AVERY WOODS</text:p>
          </table:table-cell>
        </table:table-row>
        <table:table-row table:style-name="ro2">
          <table:table-cell table:style-name="ce24" office:value-type="date" office:date-value="2006-06-24T00:00:00">
            <text:p>6/2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FAIRWAY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AVERY WOODS</text:p>
          </table:table-cell>
        </table:table-row>
        <table:table-row table:style-name="ro2">
          <table:table-cell table:style-name="ce24" office:value-type="date" office:date-value="2006-06-24T00:00:00">
            <text:p>6/24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FAIRWAY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AVERY WOODS</text:p>
          </table:table-cell>
        </table:table-row>
        <table:table-row table:style-name="ro2">
          <table:table-cell table:style-name="ce24" office:value-type="date" office:date-value="2006-03-18T00:00:00">
            <text:p>3/1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FARRIER PL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DAVIS FORGE</text:p>
          </table:table-cell>
        </table:table-row>
        <table:table-row table:style-name="ro2">
          <table:table-cell table:style-name="ce24" office:value-type="date" office:date-value="2006-08-04T00:00:00">
            <text:p>8/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FERGUSON B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ERGUSON GLADE</text:p>
          </table:table-cell>
        </table:table-row>
        <table:table-row table:style-name="ro2">
          <table:table-cell table:style-name="ce24" office:value-type="date" office:date-value="2006-08-04T00:00:00">
            <text:p>8/4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FERGUSON B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ERGUSON GLADE</text:p>
          </table:table-cell>
        </table:table-row>
        <table:table-row table:style-name="ro2">
          <table:table-cell table:style-name="ce24" office:value-type="date" office:date-value="2006-08-08T00:00:00">
            <text:p>8/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FERGUSON B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ERGUSON GLADE</text:p>
          </table:table-cell>
        </table:table-row>
        <table:table-row table:style-name="ro2">
          <table:table-cell table:style-name="ce24" office:value-type="date" office:date-value="2006-06-12T00:00:00">
            <text:p>6/12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FERGUSON B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ERGUSON GLADE</text:p>
          </table:table-cell>
        </table:table-row>
        <table:table-row table:style-name="ro2">
          <table:table-cell table:style-name="ce24" office:value-type="date" office:date-value="2006-05-01T00:00:00">
            <text:p>5/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FERGUSON B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ERGUSON GLADE</text:p>
          </table:table-cell>
        </table:table-row>
        <table:table-row table:style-name="ro2">
          <table:table-cell table:style-name="ce24" office:value-type="date" office:date-value="2006-03-19T00:00:00">
            <text:p>3/1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FERGUSON B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ERGUSON GLADE</text:p>
          </table:table-cell>
        </table:table-row>
        <table:table-row table:style-name="ro2">
          <table:table-cell table:style-name="ce24" office:value-type="date" office:date-value="2006-03-17T00:00:00">
            <text:p>3/1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FERGUSON B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ERGUSON GLADE</text:p>
          </table:table-cell>
        </table:table-row>
        <table:table-row table:style-name="ro2">
          <table:table-cell table:style-name="ce24" office:value-type="date" office:date-value="2006-03-17T00:00:00">
            <text:p>3/1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FERGUSON B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ERGUSON GLADE</text:p>
          </table:table-cell>
        </table:table-row>
        <table:table-row table:style-name="ro2">
          <table:table-cell table:style-name="ce24" office:value-type="date" office:date-value="2006-05-15T00:00:00">
            <text:p>5/1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FERRIER PL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DAVIS FORGE</text:p>
          </table:table-cell>
        </table:table-row>
        <table:table-row table:style-name="ro2">
          <table:table-cell table:style-name="ce24" office:value-type="date" office:date-value="2006-04-02T00:00:00">
            <text:p>4/2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FIRBY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DARBY - FIRBY</text:p>
          </table:table-cell>
        </table:table-row>
        <table:table-row table:style-name="ro2">
          <table:table-cell table:style-name="ce24" office:value-type="date" office:date-value="2006-02-20T00:00:00">
            <text:p>2/20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FOUNDRY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09-15T00:00:00">
            <text:p>9/15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FRANCIS STREET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21T00:00:00">
            <text:p>1/21/2006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GABLE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GABLES OF YORK</text:p>
          </table:table-cell>
        </table:table-row>
        <table:table-row table:style-name="ro2">
          <table:table-cell table:style-name="ce24" office:value-type="date" office:date-value="2006-01-21T00:00:00">
            <text:p>1/21/2006</text:p>
          </table:table-cell>
          <table:table-cell table:style-name="ce21" office:value-type="string">
            <text:p>WEAPON LAW VIOLATIONS, CONCEALED WEAPON(S) </text:p>
          </table:table-cell>
          <table:table-cell table:style-name="ce21" office:value-type="string">
            <text:p>GABLE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GABLES OF YORK</text:p>
          </table:table-cell>
        </table:table-row>
        <table:table-row table:style-name="ro2">
          <table:table-cell table:style-name="ce24" office:value-type="date" office:date-value="2006-03-20T00:00:00">
            <text:p>3/20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ABLE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GABLES OF YORK</text:p>
          </table:table-cell>
        </table:table-row>
        <table:table-row table:style-name="ro2">
          <table:table-cell table:style-name="ce24" office:value-type="date" office:date-value="2006-11-19T00:00:00">
            <text:p>11/1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ALAXY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LOTZ ACRES ESTATE</text:p>
          </table:table-cell>
        </table:table-row>
        <table:table-row table:style-name="ro2">
          <table:table-cell table:style-name="ce24" office:value-type="date" office:date-value="2006-10-22T00:00:00">
            <text:p>10/22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ALAXY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LOTZ ACRES ESTATE</text:p>
          </table:table-cell>
        </table:table-row>
        <table:table-row table:style-name="ro2">
          <table:table-cell table:style-name="ce24" office:value-type="date" office:date-value="2006-12-03T00:00:00">
            <text:p>12/3/2006</text:p>
          </table:table-cell>
          <table:table-cell table:style-name="ce21" office:value-type="string">
            <text:p>MAIMING </text:p>
          </table:table-cell>
          <table:table-cell table:style-name="ce22" office:value-type="string">
            <text:p>GARDENVILLE DRIVE </text:p>
          </table:table-cell>
          <table:table-cell table:style-name="ce25" office:value-type="float" office:value="23693">
            <text:p>23693</text:p>
          </table:table-cell>
          <table:table-cell table:style-name="ce23" office:value-type="string">
            <text:p>TABB LAKES</text:p>
          </table:table-cell>
        </table:table-row>
        <table:table-row table:style-name="ro2">
          <table:table-cell table:style-name="ce24" office:value-type="date" office:date-value="2006-11-01T00:00:00">
            <text:p>11/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ARDENVILL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4" office:value-type="date" office:date-value="2006-02-12T00:00:00">
            <text:p>2/12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2-08T00:00:00">
            <text:p>2/8/2006</text:p>
          </table:table-cell>
          <table:table-cell table:style-name="ce21" office:value-type="string">
            <text:p>MANUF, SALE, POSS IMIT CONTROL SUBST -SCHED I,II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2-02T00:00:00">
            <text:p>2/2/2006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4-28T00:00:00">
            <text:p>4/28/2006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4-14T00:00:00">
            <text:p>4/14/2006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5-12-21T00:00:00">
            <text:p>12/21/2005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30T00:00:00">
            <text:p>12/30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6-10T00:00:00">
            <text:p>6/10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25T00:00:00">
            <text:p>12/25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28T00:00:00">
            <text:p>12/28/2006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28T00:00:00">
            <text:p>12/28/2006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28T00:00:00">
            <text:p>12/28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28T00:00:00">
            <text:p>12/28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24T00:00:00">
            <text:p>12/2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28T00:00:00">
            <text:p>12/28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28T00:00:00">
            <text:p>12/28/2006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28T00:00:00">
            <text:p>12/28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28T00:00:00">
            <text:p>12/28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25T00:00:00">
            <text:p>12/25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25T00:00:00">
            <text:p>12/25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21T00:00:00">
            <text:p>12/21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24T00:00:00">
            <text:p>12/2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19T00:00:00">
            <text:p>12/19/2006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21T00:00:00">
            <text:p>12/21/2006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21T00:00:00">
            <text:p>12/21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21T00:00:00">
            <text:p>12/21/2006</text:p>
          </table:table-cell>
          <table:table-cell table:style-name="ce21" office:value-type="string">
            <text:p>CONCEALMENT/PRICE CHANGING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21T00:00:00">
            <text:p>12/21/2006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20T00:00:00">
            <text:p>12/20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20T00:00:00">
            <text:p>12/20/2006</text:p>
          </table:table-cell>
          <table:table-cell table:style-name="ce21" office:value-type="string">
            <text:p>ARSON </text:p>
          </table:table-cell>
          <table:table-cell table:style-name="ce22" office:value-type="string">
            <text:p>GEO WASH MEM HWY </text:p>
          </table:table-cell>
          <table:table-cell table:style-name="ce25" office:value-type="float" office:value="23693">
            <text:p>23693</text:p>
          </table:table-cell>
          <table:table-cell table:style-name="ce21"/>
        </table:table-row>
        <table:table-row table:style-name="ro2">
          <table:table-cell table:style-name="ce24" office:value-type="date" office:date-value="2006-12-16T00:00:00">
            <text:p>12/16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16T00:00:00">
            <text:p>12/1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17T00:00:00">
            <text:p>12/1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17T00:00:00">
            <text:p>12/17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13T00:00:00">
            <text:p>12/13/2006</text:p>
          </table:table-cell>
          <table:table-cell table:style-name="ce21" office:value-type="string">
            <text:p>CURSING/OBSCENE LANGUAG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11T00:00:00">
            <text:p>12/11/2006</text:p>
          </table:table-cell>
          <table:table-cell table:style-name="ce21" office:value-type="string">
            <text:p>RECEIVING STOLEN GOOD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08T00:00:00">
            <text:p>12/8/2006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11T00:00:00">
            <text:p>12/11/2006</text:p>
          </table:table-cell>
          <table:table-cell table:style-name="ce21" office:value-type="string">
            <text:p>OPERATE MOTOR VEHICLE -HABITUAL OFFENDER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11T00:00:00">
            <text:p>12/11/2006</text:p>
          </table:table-cell>
          <table:table-cell table:style-name="ce21" office:value-type="string">
            <text:p>DRIVING AFTER FORFEITURE OF LICENS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13T00:00:00">
            <text:p>12/13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14T00:00:00">
            <text:p>12/14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14T00:00:00">
            <text:p>12/14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14T00:00:00">
            <text:p>12/14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05T00:00:00">
            <text:p>12/5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06T00:00:00">
            <text:p>12/6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04T00:00:00">
            <text:p>12/4/2006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1-19T00:00:00">
            <text:p>11/19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1-19T00:00:00">
            <text:p>11/19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1-15T00:00:00">
            <text:p>11/1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1-07T00:00:00">
            <text:p>11/7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1-02T00:00:00">
            <text:p>11/2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1-27T00:00:00">
            <text:p>11/27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1-29T00:00:00">
            <text:p>11/29/2006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20T00:00:00">
            <text:p>8/20/2006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1-22T00:00:00">
            <text:p>11/22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1-23T00:00:00">
            <text:p>11/23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1-23T00:00:00">
            <text:p>11/2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1-23T00:00:00">
            <text:p>11/23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1-07T00:00:00">
            <text:p>11/7/2006</text:p>
          </table:table-cell>
          <table:table-cell table:style-name="ce21" office:value-type="string">
            <text:p>EMBEZZLEMENT &lt;$200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24T00:00:00">
            <text:p>10/24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1-19T00:00:00">
            <text:p>11/19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1-19T00:00:00">
            <text:p>11/19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1-13T00:00:00">
            <text:p>11/13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1-02T00:00:00">
            <text:p>11/2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1-01T00:00:00">
            <text:p>11/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1-01T00:00:00">
            <text:p>11/1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1-06T00:00:00">
            <text:p>11/6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16T00:00:00">
            <text:p>10/16/2006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1-08T00:00:00">
            <text:p>11/8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1-07T00:00:00">
            <text:p>11/7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1-02T00:00:00">
            <text:p>11/2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29T00:00:00">
            <text:p>10/29/2006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31T00:00:00">
            <text:p>10/31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28T00:00:00">
            <text:p>10/28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29T00:00:00">
            <text:p>10/29/2006</text:p>
          </table:table-cell>
          <table:table-cell table:style-name="ce21" office:value-type="string">
            <text:p>FALSELY SUMMONS OR FALSE REPORT TO POLI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29T00:00:00">
            <text:p>10/29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26T00:00:00">
            <text:p>10/26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26T00:00:00">
            <text:p>10/2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26T00:00:00">
            <text:p>10/26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18T00:00:00">
            <text:p>10/1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13T00:00:00">
            <text:p>10/13/2006</text:p>
          </table:table-cell>
          <table:table-cell table:style-name="ce21" office:value-type="string">
            <text:p>EMBEZZLEMENT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18T00:00:00">
            <text:p>10/1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19T00:00:00">
            <text:p>10/19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21T00:00:00">
            <text:p>10/21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19T00:00:00">
            <text:p>10/1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31T00:00:00">
            <text:p>3/31/2006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19T00:00:00">
            <text:p>10/19/2006</text:p>
          </table:table-cell>
          <table:table-cell table:style-name="ce21" office:value-type="string">
            <text:p>CONCEALMENT/PRICE CHANGING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16T00:00:00">
            <text:p>10/1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04T00:00:00">
            <text:p>10/4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06T00:00:00">
            <text:p>10/6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29T00:00:00">
            <text:p>9/2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30T00:00:00">
            <text:p>9/30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30T00:00:00">
            <text:p>9/30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01T00:00:00">
            <text:p>10/1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05T00:00:00">
            <text:p>10/5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21T00:00:00">
            <text:p>9/21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21T00:00:00">
            <text:p>9/21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08T00:00:00">
            <text:p>10/8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08T00:00:00">
            <text:p>10/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09T00:00:00">
            <text:p>10/9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26T00:00:00">
            <text:p>9/26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2-01-09T00:00:00">
            <text:p>1/9/2002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20T00:00:00">
            <text:p>9/2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20T00:00:00">
            <text:p>9/20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20T00:00:00">
            <text:p>9/20/2006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18T00:00:00">
            <text:p>9/18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19T00:00:00">
            <text:p>9/19/2006</text:p>
          </table:table-cell>
          <table:table-cell table:style-name="ce21" office:value-type="string">
            <text:p>THREATEN TO BURN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19T00:00:00">
            <text:p>9/19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19T00:00:00">
            <text:p>9/19/2006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15T00:00:00">
            <text:p>9/15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02T00:00:00">
            <text:p>10/2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18T00:00:00">
            <text:p>9/18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05T00:00:00">
            <text:p>9/5/2006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15T00:00:00">
            <text:p>8/15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15T00:00:00">
            <text:p>9/15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17T00:00:00">
            <text:p>8/17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15T00:00:00">
            <text:p>7/1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16T00:00:00">
            <text:p>7/16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15T00:00:00">
            <text:p>8/1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07T00:00:00">
            <text:p>8/7/2006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07T00:00:00">
            <text:p>8/7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07T00:00:00">
            <text:p>8/7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02T00:00:00">
            <text:p>8/2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6-09T00:00:00">
            <text:p>6/9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07T00:00:00">
            <text:p>9/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31T00:00:00">
            <text:p>8/31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03T00:00:00">
            <text:p>7/3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30T00:00:00">
            <text:p>8/3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27T00:00:00">
            <text:p>8/27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18T00:00:00">
            <text:p>8/18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23T00:00:00">
            <text:p>8/23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15T00:00:00">
            <text:p>8/1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21T00:00:00">
            <text:p>8/21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21T00:00:00">
            <text:p>8/21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12T00:00:00">
            <text:p>8/12/2006</text:p>
          </table:table-cell>
          <table:table-cell table:style-name="ce21" office:value-type="string">
            <text:p>BRANDISHING FIREARM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01T00:00:00">
            <text:p>8/1/2006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02T00:00:00">
            <text:p>8/2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01T00:00:00">
            <text:p>8/1/2006</text:p>
          </table:table-cell>
          <table:table-cell table:style-name="ce21" office:value-type="string">
            <text:p>CRUELTY TO ANIMAL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29T00:00:00">
            <text:p>7/29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29T00:00:00">
            <text:p>7/29/2006</text:p>
          </table:table-cell>
          <table:table-cell table:style-name="ce21" office:value-type="string">
            <text:p>CARRYING CONCEALED WEAPON -1ST OFFENS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29T00:00:00">
            <text:p>7/29/2006</text:p>
          </table:table-cell>
          <table:table-cell table:style-name="ce21" office:value-type="string">
            <text:p>DRUGS, PWID MARIJUANA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25T00:00:00">
            <text:p>7/25/2006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26T00:00:00">
            <text:p>7/2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26T00:00:00">
            <text:p>7/2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24T00:00:00">
            <text:p>7/24/2006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23T00:00:00">
            <text:p>7/2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21T00:00:00">
            <text:p>7/21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24T00:00:00">
            <text:p>7/24/2006</text:p>
          </table:table-cell>
          <table:table-cell table:style-name="ce21" office:value-type="string">
            <text:p>BRANDISHING FIREARM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22T00:00:00">
            <text:p>7/22/2006</text:p>
          </table:table-cell>
          <table:table-cell table:style-name="ce21" office:value-type="string">
            <text:p>TAMPERING WITH VEHIC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22T00:00:00">
            <text:p>7/2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6-14T00:00:00">
            <text:p>6/14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14T00:00:00">
            <text:p>7/14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14T00:00:00">
            <text:p>7/14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4-28T00:00:00">
            <text:p>4/28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09T00:00:00">
            <text:p>7/9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6-27T00:00:00">
            <text:p>6/27/2006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6-27T00:00:00">
            <text:p>6/27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6-22T00:00:00">
            <text:p>6/22/2006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1996-08-01T00:00:00">
            <text:p>8/1/1996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6-19T00:00:00">
            <text:p>6/19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6-14T00:00:00">
            <text:p>6/14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6-18T00:00:00">
            <text:p>6/18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4-11T00:00:00">
            <text:p>4/11/2006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25T00:00:00">
            <text:p>5/25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6-16T00:00:00">
            <text:p>6/1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6-16T00:00:00">
            <text:p>6/1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6-14T00:00:00">
            <text:p>6/1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6-08T00:00:00">
            <text:p>6/8/2006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6-09T00:00:00">
            <text:p>6/9/2006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6-07T00:00:00">
            <text:p>6/7/2006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6-03T00:00:00">
            <text:p>6/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30T00:00:00">
            <text:p>5/30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30T00:00:00">
            <text:p>5/30/2006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30T00:00:00">
            <text:p>5/30/2006</text:p>
          </table:table-cell>
          <table:table-cell table:style-name="ce21" office:value-type="string">
            <text:p>OBTAINING MONEY BY FALSE PRETENSE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30T00:00:00">
            <text:p>5/30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23T00:00:00">
            <text:p>5/23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28T00:00:00">
            <text:p>5/28/2006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28T00:00:00">
            <text:p>5/28/2006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25T00:00:00">
            <text:p>5/25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24T00:00:00">
            <text:p>5/24/2006</text:p>
          </table:table-cell>
          <table:table-cell table:style-name="ce21" office:value-type="string">
            <text:p>INDECENT EXPOSUR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23T00:00:00">
            <text:p>5/23/2006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19T00:00:00">
            <text:p>5/19/2006</text:p>
          </table:table-cell>
          <table:table-cell table:style-name="ce21" office:value-type="string">
            <text:p>CONSPIRACY TO VIOLATE DRUG CONTROL ACT -FELO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22T00:00:00">
            <text:p>5/22/2006</text:p>
          </table:table-cell>
          <table:table-cell table:style-name="ce21" office:value-type="string">
            <text:p>DEATH INVESTIGATION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20T00:00:00">
            <text:p>5/2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18T00:00:00">
            <text:p>5/1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16T00:00:00">
            <text:p>5/16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16T00:00:00">
            <text:p>5/16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14T00:00:00">
            <text:p>5/14/2006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10T00:00:00">
            <text:p>5/1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10T00:00:00">
            <text:p>5/10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04T00:00:00">
            <text:p>5/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06T00:00:00">
            <text:p>5/6/2006</text:p>
          </table:table-cell>
          <table:table-cell table:style-name="ce21" office:value-type="string">
            <text:p>IMPERSONATING LAW ENFORCEMENT OFFICER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06T00:00:00">
            <text:p>5/6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4-30T00:00:00">
            <text:p>4/3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4-18T00:00:00">
            <text:p>4/18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4-23T00:00:00">
            <text:p>4/2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4-23T00:00:00">
            <text:p>4/23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4-23T00:00:00">
            <text:p>4/23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4-25T00:00:00">
            <text:p>4/25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4-19T00:00:00">
            <text:p>4/19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4-19T00:00:00">
            <text:p>4/19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4-12T00:00:00">
            <text:p>4/12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4-17T00:00:00">
            <text:p>4/17/2006</text:p>
          </table:table-cell>
          <table:table-cell table:style-name="ce21" office:value-type="string">
            <text:p>RECEIVING STOLEN GOOD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4-17T00:00:00">
            <text:p>4/17/2006</text:p>
          </table:table-cell>
          <table:table-cell table:style-name="ce21" office:value-type="string">
            <text:p>PETIT LARCENY -3RD OR SUBSQ OFFENS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4-15T00:00:00">
            <text:p>4/15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4-13T00:00:00">
            <text:p>4/13/2006</text:p>
          </table:table-cell>
          <table:table-cell table:style-name="ce21" office:value-type="string">
            <text:p>VIOLATE PROTECTIVE ORDER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4-04T00:00:00">
            <text:p>4/4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4-06T00:00:00">
            <text:p>4/6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4-07T00:00:00">
            <text:p>4/7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4-04T00:00:00">
            <text:p>4/4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28T00:00:00">
            <text:p>3/28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4-01T00:00:00">
            <text:p>4/1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29T00:00:00">
            <text:p>3/29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27T00:00:00">
            <text:p>3/2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23T00:00:00">
            <text:p>3/23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26T00:00:00">
            <text:p>3/26/2006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26T00:00:00">
            <text:p>3/26/2006</text:p>
          </table:table-cell>
          <table:table-cell table:style-name="ce21" office:value-type="string">
            <text:p>FRAUDULENT USE OF BIRTH CERTIF, DRIVERS LICENS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26T00:00:00">
            <text:p>3/26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26T00:00:00">
            <text:p>3/26/2006</text:p>
          </table:table-cell>
          <table:table-cell table:style-name="ce21" office:value-type="string">
            <text:p>OBTAINING MONEY BY FALSE PRETENSE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26T00:00:00">
            <text:p>3/2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26T00:00:00">
            <text:p>3/2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24T00:00:00">
            <text:p>3/24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23T00:00:00">
            <text:p>3/23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23T00:00:00">
            <text:p>3/23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09T00:00:00">
            <text:p>3/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15T00:00:00">
            <text:p>3/15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20T00:00:00">
            <text:p>3/20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18T00:00:00">
            <text:p>3/18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18T00:00:00">
            <text:p>3/18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08T00:00:00">
            <text:p>3/8/2006</text:p>
          </table:table-cell>
          <table:table-cell table:style-name="ce21" office:value-type="string">
            <text:p>SALE, DISTRIBUTE MARIJUANA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16T00:00:00">
            <text:p>3/16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16T00:00:00">
            <text:p>3/16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2-19T00:00:00">
            <text:p>2/19/2006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2-19T00:00:00">
            <text:p>2/19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12T00:00:00">
            <text:p>3/12/2006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12T00:00:00">
            <text:p>3/12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12T00:00:00">
            <text:p>3/12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10T00:00:00">
            <text:p>3/10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08T00:00:00">
            <text:p>3/8/2006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03T00:00:00">
            <text:p>3/3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05T00:00:00">
            <text:p>3/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03T00:00:00">
            <text:p>3/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07T00:00:00">
            <text:p>3/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06T00:00:00">
            <text:p>3/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02T00:00:00">
            <text:p>3/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2-27T00:00:00">
            <text:p>2/27/2006</text:p>
          </table:table-cell>
          <table:table-cell table:style-name="ce21" office:value-type="string">
            <text:p>CARRYING CONCEALED WEAPON -1ST OFFENS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2-27T00:00:00">
            <text:p>2/27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2-27T00:00:00">
            <text:p>2/27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31T00:00:00">
            <text:p>1/31/2006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2-13T00:00:00">
            <text:p>2/13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2-09T00:00:00">
            <text:p>2/9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2-12T00:00:00">
            <text:p>2/12/2006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2-12T00:00:00">
            <text:p>2/12/2006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2-08T00:00:00">
            <text:p>2/8/2006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2-09T00:00:00">
            <text:p>2/9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2-08T00:00:00">
            <text:p>2/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2-05T00:00:00">
            <text:p>2/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2-06T00:00:00">
            <text:p>2/6/2006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18T00:00:00">
            <text:p>1/18/2006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18T00:00:00">
            <text:p>1/18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2-01T00:00:00">
            <text:p>2/1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2-01T00:00:00">
            <text:p>2/1/2006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08T00:00:00">
            <text:p>1/8/2006</text:p>
          </table:table-cell>
          <table:table-cell table:style-name="ce21" office:value-type="string">
            <text:p>ISSUING BAD CHECKS &gt;=$200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18T00:00:00">
            <text:p>1/18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1-09T00:00:00">
            <text:p>11/9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ICH ACRES</text:p>
          </table:table-cell>
        </table:table-row>
        <table:table-row table:style-name="ro2">
          <table:table-cell table:style-name="ce24" office:value-type="date" office:date-value="2006-11-09T00:00:00">
            <text:p>11/9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ICH ACRES</text:p>
          </table:table-cell>
        </table:table-row>
        <table:table-row table:style-name="ro2">
          <table:table-cell table:style-name="ce24" office:value-type="date" office:date-value="2006-11-09T00:00:00">
            <text:p>11/9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ICH ACRES</text:p>
          </table:table-cell>
        </table:table-row>
        <table:table-row table:style-name="ro2">
          <table:table-cell table:style-name="ce24" office:value-type="date" office:date-value="2006-09-15T00:00:00">
            <text:p>9/15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ICH ACRES</text:p>
          </table:table-cell>
        </table:table-row>
        <table:table-row table:style-name="ro2">
          <table:table-cell table:style-name="ce24" office:value-type="date" office:date-value="2006-06-25T00:00:00">
            <text:p>6/25/2006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ICH ACRES</text:p>
          </table:table-cell>
        </table:table-row>
        <table:table-row table:style-name="ro2">
          <table:table-cell table:style-name="ce24" office:value-type="date" office:date-value="2006-06-07T00:00:00">
            <text:p>6/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ICH ACRES</text:p>
          </table:table-cell>
        </table:table-row>
        <table:table-row table:style-name="ro2">
          <table:table-cell table:style-name="ce24" office:value-type="date" office:date-value="2006-05-20T00:00:00">
            <text:p>5/2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ICH ACRES</text:p>
          </table:table-cell>
        </table:table-row>
        <table:table-row table:style-name="ro2">
          <table:table-cell table:style-name="ce24" office:value-type="date" office:date-value="2006-10-12T00:00:00">
            <text:p>10/12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CAINS TERRACE</text:p>
          </table:table-cell>
        </table:table-row>
        <table:table-row table:style-name="ro2">
          <table:table-cell table:style-name="ce24" office:value-type="date" office:date-value="2006-07-14T00:00:00">
            <text:p>7/14/2006</text:p>
          </table:table-cell>
          <table:table-cell table:style-name="ce21" office:value-type="string">
            <text:p>STEAL OR TAMPER WITH COIN OPERATED EQUIPMENT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MILL FARM</text:p>
          </table:table-cell>
        </table:table-row>
        <table:table-row table:style-name="ro2">
          <table:table-cell table:style-name="ce24" office:value-type="date" office:date-value="2006-07-14T00:00:00">
            <text:p>7/14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MILL FARM</text:p>
          </table:table-cell>
        </table:table-row>
        <table:table-row table:style-name="ro2">
          <table:table-cell table:style-name="ce24" office:value-type="date" office:date-value="2006-07-14T00:00:00">
            <text:p>7/14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MILL FARM</text:p>
          </table:table-cell>
        </table:table-row>
        <table:table-row table:style-name="ro2">
          <table:table-cell table:style-name="ce24" office:value-type="date" office:date-value="2006-06-09T00:00:00">
            <text:p>6/9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MILL FARM</text:p>
          </table:table-cell>
        </table:table-row>
        <table:table-row table:style-name="ro2">
          <table:table-cell table:style-name="ce24" office:value-type="date" office:date-value="2006-04-14T00:00:00">
            <text:p>4/1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MILL FARM</text:p>
          </table:table-cell>
        </table:table-row>
        <table:table-row table:style-name="ro2">
          <table:table-cell table:style-name="ce24" office:value-type="date" office:date-value="2006-04-09T00:00:00">
            <text:p>4/9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MILL FARM</text:p>
          </table:table-cell>
        </table:table-row>
        <table:table-row table:style-name="ro2">
          <table:table-cell table:style-name="ce24" office:value-type="date" office:date-value="2006-04-03T00:00:00">
            <text:p>4/3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MILL FARM</text:p>
          </table:table-cell>
        </table:table-row>
        <table:table-row table:style-name="ro2">
          <table:table-cell table:style-name="ce24" office:value-type="date" office:date-value="2006-04-03T00:00:00">
            <text:p>4/3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MILL FARM</text:p>
          </table:table-cell>
        </table:table-row>
        <table:table-row table:style-name="ro2">
          <table:table-cell table:style-name="ce24" office:value-type="date" office:date-value="2006-03-06T00:00:00">
            <text:p>3/6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MILL FARM</text:p>
          </table:table-cell>
        </table:table-row>
        <table:table-row table:style-name="ro2">
          <table:table-cell table:style-name="ce24" office:value-type="date" office:date-value="2006-03-06T00:00:00">
            <text:p>3/6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MILL FARM</text:p>
          </table:table-cell>
        </table:table-row>
        <table:table-row table:style-name="ro2">
          <table:table-cell table:style-name="ce24" office:value-type="date" office:date-value="2006-02-20T00:00:00">
            <text:p>2/20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MILL FARM</text:p>
          </table:table-cell>
        </table:table-row>
        <table:table-row table:style-name="ro2">
          <table:table-cell table:style-name="ce24" office:value-type="date" office:date-value="2006-01-19T00:00:00">
            <text:p>1/19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25T00:00:00">
            <text:p>1/25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20T00:00:00">
            <text:p>1/20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15T00:00:00">
            <text:p>1/15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15T00:00:00">
            <text:p>1/15/2006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12T00:00:00">
            <text:p>1/12/2006</text:p>
          </table:table-cell>
          <table:table-cell table:style-name="ce21" office:value-type="string">
            <text:p>CONSPIRACY TO COMMIT CAPITAL FELO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12T00:00:00">
            <text:p>1/12/2006</text:p>
          </table:table-cell>
          <table:table-cell table:style-name="ce21" office:value-type="string">
            <text:p>SALE, DISTRIBUTE MARIJUANA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14T00:00:00">
            <text:p>1/1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12T00:00:00">
            <text:p>1/12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12T00:00:00">
            <text:p>1/12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12T00:00:00">
            <text:p>1/1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09T00:00:00">
            <text:p>1/9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06T00:00:00">
            <text:p>1/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06T00:00:00">
            <text:p>1/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05T00:00:00">
            <text:p>1/5/2006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5-12-28T00:00:00">
            <text:p>12/28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04T00:00:00">
            <text:p>7/4/2006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24T00:00:00">
            <text:p>8/24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22T00:00:00">
            <text:p>9/22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04T00:00:00">
            <text:p>5/4/2006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04T00:00:00">
            <text:p>5/4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04T00:00:00">
            <text:p>5/4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01T00:00:00">
            <text:p>3/1/2006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01T00:00:00">
            <text:p>3/1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6-29T00:00:00">
            <text:p>6/29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25T00:00:00">
            <text:p>7/25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4-03T00:00:00">
            <text:p>4/3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21T00:00:00">
            <text:p>5/2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1-07T00:00:00">
            <text:p>11/7/2006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23T00:00:00">
            <text:p>1/23/2006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03T00:00:00">
            <text:p>12/3/2006</text:p>
          </table:table-cell>
          <table:table-cell table:style-name="ce21" office:value-type="string">
            <text:p>POSSESSION OF BURGLARY TOOLS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01T00:00:00">
            <text:p>3/1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15T00:00:00">
            <text:p>8/1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09T00:00:00">
            <text:p>12/9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22T00:00:00">
            <text:p>9/22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10T00:00:00">
            <text:p>10/10/2006</text:p>
          </table:table-cell>
          <table:table-cell table:style-name="ce21" office:value-type="string">
            <text:p>OPERATE MOTOR VEHICLE -HABITUAL OFFENDER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2-10T00:00:00">
            <text:p>2/10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19T00:00:00">
            <text:p>8/19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1-30T00:00:00">
            <text:p>11/30/2006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1-30T00:00:00">
            <text:p>11/30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04T00:00:00">
            <text:p>9/4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05T00:00:00">
            <text:p>3/5/2006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05T00:00:00">
            <text:p>3/5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14T00:00:00">
            <text:p>9/14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22T00:00:00">
            <text:p>9/22/2006</text:p>
          </table:table-cell>
          <table:table-cell table:style-name="ce21" office:value-type="string">
            <text:p>ELUDING POLIC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22T00:00:00">
            <text:p>9/22/2006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4-11T00:00:00">
            <text:p>4/11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1-10T00:00:00">
            <text:p>11/10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07T00:00:00">
            <text:p>9/7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4-04T00:00:00">
            <text:p>4/4/2006</text:p>
          </table:table-cell>
          <table:table-cell table:style-name="ce21" office:value-type="string">
            <text:p>LOST PURSE </text:p>
          </table:table-cell>
          <table:table-cell table:style-name="ce21" office:value-type="string">
            <text:p>GEO WASH MEM HW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28T00:00:00">
            <text:p>12/28/2006</text:p>
          </table:table-cell>
          <table:table-cell table:style-name="ce21" office:value-type="string">
            <text:p>SHOOTING FROM VEHICLES </text:p>
          </table:table-cell>
          <table:table-cell table:style-name="ce21" office:value-type="string">
            <text:p>GLENKITCHEY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HIGHLANDS</text:p>
          </table:table-cell>
        </table:table-row>
        <table:table-row table:style-name="ro2">
          <table:table-cell table:style-name="ce24" office:value-type="date" office:date-value="2006-12-28T00:00:00">
            <text:p>12/2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LENKITCHEY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HIGHLANDS</text:p>
          </table:table-cell>
        </table:table-row>
        <table:table-row table:style-name="ro2">
          <table:table-cell table:style-name="ce24" office:value-type="date" office:date-value="2006-12-19T00:00:00">
            <text:p>12/1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REENLAN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VILLE TERRACE</text:p>
          </table:table-cell>
        </table:table-row>
        <table:table-row table:style-name="ro2">
          <table:table-cell table:style-name="ce24" office:value-type="date" office:date-value="2006-11-11T00:00:00">
            <text:p>11/1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REENLAN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VILLE TERRACE</text:p>
          </table:table-cell>
        </table:table-row>
        <table:table-row table:style-name="ro2">
          <table:table-cell table:style-name="ce24" office:value-type="date" office:date-value="2006-01-21T00:00:00">
            <text:p>1/21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GREENLAN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VILLE TERRACE</text:p>
          </table:table-cell>
        </table:table-row>
        <table:table-row table:style-name="ro2">
          <table:table-cell table:style-name="ce24" office:value-type="date" office:date-value="2006-10-25T00:00:00">
            <text:p>10/2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RINDSTONE TUR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ERGUSON GLADE</text:p>
          </table:table-cell>
        </table:table-row>
        <table:table-row table:style-name="ro2">
          <table:table-cell table:style-name="ce24" office:value-type="date" office:date-value="2006-09-19T00:00:00">
            <text:p>9/19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HALLES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OBERTS TRACE</text:p>
          </table:table-cell>
        </table:table-row>
        <table:table-row table:style-name="ro2">
          <table:table-cell table:style-name="ce24" office:value-type="date" office:date-value="2006-12-27T00:00:00">
            <text:p>12/27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HAMLET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12-28T00:00:00">
            <text:p>12/28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HAMLET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11-26T00:00:00">
            <text:p>11/2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MLET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11-09T00:00:00">
            <text:p>11/9/2006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HAMLET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11-11T00:00:00">
            <text:p>11/1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AMLET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10-31T00:00:00">
            <text:p>10/3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MLET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08-14T00:00:00">
            <text:p>8/1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MLET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07-09T00:00:00">
            <text:p>7/9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HAMLET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06-25T00:00:00">
            <text:p>6/2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AMLET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06-14T00:00:00">
            <text:p>6/14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HAMLET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06-12T00:00:00">
            <text:p>6/12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HAMLET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02-23T00:00:00">
            <text:p>2/23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AMLET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06-30T00:00:00">
            <text:p>6/30/2006</text:p>
          </table:table-cell>
          <table:table-cell table:style-name="ce21" office:value-type="string">
            <text:p>STALKING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5-12-24T00:00:00">
            <text:p>12/24/2005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24T00:00:00">
            <text:p>7/2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DOMINION YORKSHIRE DOWNS APARTMENTS</text:p>
          </table:table-cell>
        </table:table-row>
        <table:table-row table:style-name="ro2">
          <table:table-cell table:style-name="ce24" office:value-type="date" office:date-value="2006-05-21T00:00:00">
            <text:p>5/21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21T00:00:00">
            <text:p>5/21/2006</text:p>
          </table:table-cell>
          <table:table-cell table:style-name="ce21" office:value-type="string">
            <text:p>LARCENY, ALL OTHERS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31T00:00:00">
            <text:p>12/3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14T00:00:00">
            <text:p>12/14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11T00:00:00">
            <text:p>12/1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1-26T00:00:00">
            <text:p>11/2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28T00:00:00">
            <text:p>9/2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28T00:00:00">
            <text:p>9/28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1-09T00:00:00">
            <text:p>11/9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27T00:00:00">
            <text:p>10/27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23T00:00:00">
            <text:p>9/23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19T00:00:00">
            <text:p>9/19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09T00:00:00">
            <text:p>10/9/2006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09T00:00:00">
            <text:p>10/9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10T00:00:00">
            <text:p>10/10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06T00:00:00">
            <text:p>10/6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23T00:00:00">
            <text:p>8/23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13T00:00:00">
            <text:p>9/13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08T00:00:00">
            <text:p>9/8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03T00:00:00">
            <text:p>8/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02T00:00:00">
            <text:p>8/2/2006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07T00:00:00">
            <text:p>7/7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06T00:00:00">
            <text:p>7/6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22T00:00:00">
            <text:p>8/2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22T00:00:00">
            <text:p>8/22/2006</text:p>
          </table:table-cell>
          <table:table-cell table:style-name="ce21" office:value-type="string">
            <text:p>MAIMING </text:p>
          </table:table-cell>
          <table:table-cell table:style-name="ce22" office:value-type="string">
            <text:p>HAMPTON HIGHWAY </text:p>
          </table:table-cell>
          <table:table-cell table:style-name="ce25" office:value-type="float" office:value="23693">
            <text:p>23693</text:p>
          </table:table-cell>
          <table:table-cell table:style-name="ce21"/>
        </table:table-row>
        <table:table-row table:style-name="ro2">
          <table:table-cell table:style-name="ce24" office:value-type="date" office:date-value="2006-08-22T00:00:00">
            <text:p>8/2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6-23T00:00:00">
            <text:p>6/23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6-23T00:00:00">
            <text:p>6/23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6-19T00:00:00">
            <text:p>6/1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6-12T00:00:00">
            <text:p>6/1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30T00:00:00">
            <text:p>5/30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15T00:00:00">
            <text:p>5/15/2006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4-28T00:00:00">
            <text:p>4/28/2006</text:p>
          </table:table-cell>
          <table:table-cell table:style-name="ce21" office:value-type="string">
            <text:p>FALSE ID TO PURCHASE ALCOHOL UNDER 21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4-20T00:00:00">
            <text:p>4/20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4-12T00:00:00">
            <text:p>4/12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4-10T00:00:00">
            <text:p>4/10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31T00:00:00">
            <text:p>3/3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2-04T00:00:00">
            <text:p>2/4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6-13T00:00:00">
            <text:p>6/1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06-13T00:00:00">
            <text:p>6/13/2006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12-09T00:00:00">
            <text:p>12/9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11-13T00:00:00">
            <text:p>11/13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05-31T00:00:00">
            <text:p>5/31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VILLAS ON SHADY BANKS</text:p>
          </table:table-cell>
        </table:table-row>
        <table:table-row table:style-name="ro2">
          <table:table-cell table:style-name="ce24" office:value-type="date" office:date-value="2006-05-31T00:00:00">
            <text:p>5/31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VILLAS ON SHADY BANKS</text:p>
          </table:table-cell>
        </table:table-row>
        <table:table-row table:style-name="ro2">
          <table:table-cell table:style-name="ce24" office:value-type="date" office:date-value="2006-01-29T00:00:00">
            <text:p>1/29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29T00:00:00">
            <text:p>1/29/2006</text:p>
          </table:table-cell>
          <table:table-cell table:style-name="ce21" office:value-type="string">
            <text:p>ARSON </text:p>
          </table:table-cell>
          <table:table-cell table:style-name="ce22" office:value-type="string">
            <text:p>HAMPTON HIGHWAY </text:p>
          </table:table-cell>
          <table:table-cell table:style-name="ce25" office:value-type="float" office:value="23693">
            <text:p>23693</text:p>
          </table:table-cell>
          <table:table-cell table:style-name="ce21"/>
        </table:table-row>
        <table:table-row table:style-name="ro2">
          <table:table-cell table:style-name="ce24" office:value-type="date" office:date-value="2006-01-25T00:00:00">
            <text:p>1/25/2006</text:p>
          </table:table-cell>
          <table:table-cell table:style-name="ce21" office:value-type="string">
            <text:p>MANUF, SALE, POSS CONTROL SUBST -SCHED III,IV,V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19T00:00:00">
            <text:p>1/19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20T00:00:00">
            <text:p>1/20/2006</text:p>
          </table:table-cell>
          <table:table-cell table:style-name="ce21" office:value-type="string">
            <text:p>OVERDOS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15T00:00:00">
            <text:p>1/1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5-12-30T00:00:00">
            <text:p>12/30/2005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5-12-30T00:00:00">
            <text:p>12/30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11T00:00:00">
            <text:p>1/1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10T00:00:00">
            <text:p>1/10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06T00:00:00">
            <text:p>1/6/2006</text:p>
          </table:table-cell>
          <table:table-cell table:style-name="ce21" office:value-type="string">
            <text:p>MISSING PERSON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08T00:00:00">
            <text:p>1/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06T00:00:00">
            <text:p>1/6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21T00:00:00">
            <text:p>5/21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21T00:00:00">
            <text:p>5/21/2006</text:p>
          </table:table-cell>
          <table:table-cell table:style-name="ce21" office:value-type="string">
            <text:p>LARCENY, ALL OTHERS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27T00:00:00">
            <text:p>5/27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12T00:00:00">
            <text:p>5/12/2006</text:p>
          </table:table-cell>
          <table:table-cell table:style-name="ce21" office:value-type="string">
            <text:p>OPERATE MOTOR VEHICLE -HABITUAL OFFENDER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12T00:00:00">
            <text:p>5/12/2006</text:p>
          </table:table-cell>
          <table:table-cell table:style-name="ce21" office:value-type="string">
            <text:p>ALTER OR FORGE LICENSE PLATE OR DECAL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12T00:00:00">
            <text:p>5/12/2006</text:p>
          </table:table-cell>
          <table:table-cell table:style-name="ce21" office:value-type="string">
            <text:p>OBSTRUCTING JUSTIC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12T00:00:00">
            <text:p>5/12/2006</text:p>
          </table:table-cell>
          <table:table-cell table:style-name="ce21" office:value-type="string">
            <text:p>ELUDING POLIC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12T00:00:00">
            <text:p>5/12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15T00:00:00">
            <text:p>7/15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26T00:00:00">
            <text:p>1/26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1-10T00:00:00">
            <text:p>11/1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1-11T00:00:00">
            <text:p>11/11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04T00:00:00">
            <text:p>7/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18T00:00:00">
            <text:p>5/18/2006</text:p>
          </table:table-cell>
          <table:table-cell table:style-name="ce21" office:value-type="string">
            <text:p>OVERDOS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22T00:00:00">
            <text:p>10/2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07-04T00:00:00">
            <text:p>7/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DOMINION YORKSHIRE DOWNS APARTMENTS</text:p>
          </table:table-cell>
        </table:table-row>
        <table:table-row table:style-name="ro2">
          <table:table-cell table:style-name="ce24" office:value-type="date" office:date-value="2006-04-30T00:00:00">
            <text:p>4/30/2006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VILLAS ON SHADY BANKS</text:p>
          </table:table-cell>
        </table:table-row>
        <table:table-row table:style-name="ro2">
          <table:table-cell table:style-name="ce24" office:value-type="date" office:date-value="2006-04-30T00:00:00">
            <text:p>4/30/2006</text:p>
          </table:table-cell>
          <table:table-cell table:style-name="ce21" office:value-type="string">
            <text:p>RECEIVING STOLEN GOODS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VILLAS ON SHADY BANKS</text:p>
          </table:table-cell>
        </table:table-row>
        <table:table-row table:style-name="ro2">
          <table:table-cell table:style-name="ce24" office:value-type="date" office:date-value="2006-01-21T00:00:00">
            <text:p>1/21/2006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25T00:00:00">
            <text:p>9/25/2006</text:p>
          </table:table-cell>
          <table:table-cell table:style-name="ce21" office:value-type="string">
            <text:p>NO DRIVERS LICENS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25T00:00:00">
            <text:p>9/25/2006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24T00:00:00">
            <text:p>9/2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25T00:00:00">
            <text:p>10/25/2006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25T00:00:00">
            <text:p>10/25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27T00:00:00">
            <text:p>3/27/2006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24T00:00:00">
            <text:p>1/24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22T00:00:00">
            <text:p>9/22/2006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22T00:00:00">
            <text:p>9/22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23T00:00:00">
            <text:p>9/23/2006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23T00:00:00">
            <text:p>9/23/2006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4-23T00:00:00">
            <text:p>4/23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1-22T00:00:00">
            <text:p>11/2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15T00:00:00">
            <text:p>8/15/2006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15T00:00:00">
            <text:p>8/15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15T00:00:00">
            <text:p>8/15/2006</text:p>
          </table:table-cell>
          <table:table-cell table:style-name="ce21" office:value-type="string">
            <text:p>DAMAGE PROPERTY, PUBLIC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09T00:00:00">
            <text:p>10/9/2006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10T00:00:00">
            <text:p>1/10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08T00:00:00">
            <text:p>1/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04T00:00:00">
            <text:p>5/4/2006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05T00:00:00">
            <text:p>5/5/2006</text:p>
          </table:table-cell>
          <table:table-cell table:style-name="ce21" office:value-type="string">
            <text:p>THROWING OBJECT AT MOVING VEHICL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1-06T00:00:00">
            <text:p>11/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15T00:00:00">
            <text:p>10/15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12T00:00:00">
            <text:p>9/12/2006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HARVEST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RESSON ARBOR</text:p>
          </table:table-cell>
        </table:table-row>
        <table:table-row table:style-name="ro2">
          <table:table-cell table:style-name="ce24" office:value-type="date" office:date-value="2006-07-02T00:00:00">
            <text:p>7/2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HARVEST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RESSON ARBOR</text:p>
          </table:table-cell>
        </table:table-row>
        <table:table-row table:style-name="ro2">
          <table:table-cell table:style-name="ce24" office:value-type="date" office:date-value="2006-07-02T00:00:00">
            <text:p>7/2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HARVEST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RESSON ARBOR</text:p>
          </table:table-cell>
        </table:table-row>
        <table:table-row table:style-name="ro2">
          <table:table-cell table:style-name="ce24" office:value-type="date" office:date-value="2006-04-15T00:00:00">
            <text:p>4/1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ATCHER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SHIRE DOWNS</text:p>
          </table:table-cell>
        </table:table-row>
        <table:table-row table:style-name="ro2">
          <table:table-cell table:style-name="ce24" office:value-type="date" office:date-value="2006-04-15T00:00:00">
            <text:p>4/15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HATCHER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SHIRE DOWNS</text:p>
          </table:table-cell>
        </table:table-row>
        <table:table-row table:style-name="ro2">
          <table:table-cell table:style-name="ce24" office:value-type="date" office:date-value="2006-03-30T00:00:00">
            <text:p>3/3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TCHER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SHIRE DOWNS</text:p>
          </table:table-cell>
        </table:table-row>
        <table:table-row table:style-name="ro2">
          <table:table-cell table:style-name="ce24" office:value-type="date" office:date-value="2006-05-24T00:00:00">
            <text:p>5/24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HAUTZ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VILLAS ON SHADY BANKS</text:p>
          </table:table-cell>
        </table:table-row>
        <table:table-row table:style-name="ro2">
          <table:table-cell table:style-name="ce24" office:value-type="date" office:date-value="2006-06-20T00:00:00">
            <text:p>6/20/2006</text:p>
          </table:table-cell>
          <table:table-cell table:style-name="ce21" office:value-type="string">
            <text:p>HARASSMENT BY COMPUTER </text:p>
          </table:table-cell>
          <table:table-cell table:style-name="ce21" office:value-type="string">
            <text:p>HEATH PL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4" office:value-type="date" office:date-value="2006-01-18T00:00:00">
            <text:p>1/1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EATH PL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4" office:value-type="date" office:date-value="2006-02-24T00:00:00">
            <text:p>2/24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HEATH PL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4" office:value-type="date" office:date-value="2006-11-21T00:00:00">
            <text:p>11/2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EATHER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MEADOWLAKE FARMS</text:p>
          </table:table-cell>
        </table:table-row>
        <table:table-row table:style-name="ro2">
          <table:table-cell table:style-name="ce24" office:value-type="date" office:date-value="2006-08-20T00:00:00">
            <text:p>8/20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HEATHER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MEADOWLAKE FARMS</text:p>
          </table:table-cell>
        </table:table-row>
        <table:table-row table:style-name="ro2">
          <table:table-cell table:style-name="ce24" office:value-type="date" office:date-value="2006-09-22T00:00:00">
            <text:p>9/2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EATHER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MEADOWLAKE FARMS</text:p>
          </table:table-cell>
        </table:table-row>
        <table:table-row table:style-name="ro2">
          <table:table-cell table:style-name="ce24" office:value-type="date" office:date-value="2006-06-29T00:00:00">
            <text:p>6/29/2006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HEATHER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MEADOWLAKE FARMS</text:p>
          </table:table-cell>
        </table:table-row>
        <table:table-row table:style-name="ro2">
          <table:table-cell table:style-name="ce24" office:value-type="date" office:date-value="2006-06-29T00:00:00">
            <text:p>6/29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HEATHER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MEADOWLAKE FARMS</text:p>
          </table:table-cell>
        </table:table-row>
        <table:table-row table:style-name="ro2">
          <table:table-cell table:style-name="ce24" office:value-type="date" office:date-value="2006-05-17T00:00:00">
            <text:p>5/1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EATHER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MEADOWLAKE FARMS</text:p>
          </table:table-cell>
        </table:table-row>
        <table:table-row table:style-name="ro2">
          <table:table-cell table:style-name="ce24" office:value-type="date" office:date-value="2006-03-08T00:00:00">
            <text:p>3/8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HEATHER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MEADOWLAKE FARMS</text:p>
          </table:table-cell>
        </table:table-row>
        <table:table-row table:style-name="ro2">
          <table:table-cell table:style-name="ce24" office:value-type="date" office:date-value="2006-02-03T00:00:00">
            <text:p>2/3/2006</text:p>
          </table:table-cell>
          <table:table-cell table:style-name="ce21" office:value-type="string">
            <text:p>CURFEW VIOLATION </text:p>
          </table:table-cell>
          <table:table-cell table:style-name="ce21" office:value-type="string">
            <text:p>HEATHER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MEADOWLAKE FARMS</text:p>
          </table:table-cell>
        </table:table-row>
        <table:table-row table:style-name="ro2">
          <table:table-cell table:style-name="ce24" office:value-type="date" office:date-value="2006-07-08T00:00:00">
            <text:p>7/8/2006</text:p>
          </table:table-cell>
          <table:table-cell table:style-name="ce21" office:value-type="string">
            <text:p>STALKING </text:p>
          </table:table-cell>
          <table:table-cell table:style-name="ce21" office:value-type="string">
            <text:p>HEDGEROW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XWOOD</text:p>
          </table:table-cell>
        </table:table-row>
        <table:table-row table:style-name="ro2">
          <table:table-cell table:style-name="ce24" office:value-type="date" office:date-value="2006-06-15T00:00:00">
            <text:p>6/1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EDGEROW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XWOOD</text:p>
          </table:table-cell>
        </table:table-row>
        <table:table-row table:style-name="ro2">
          <table:table-cell table:style-name="ce24" office:value-type="date" office:date-value="2006-09-07T00:00:00">
            <text:p>9/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EMLOCK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JUSTINIAN GROVE</text:p>
          </table:table-cell>
        </table:table-row>
        <table:table-row table:style-name="ro2">
          <table:table-cell table:style-name="ce24" office:value-type="date" office:date-value="2006-04-28T00:00:00">
            <text:p>4/2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ILDA HOLW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GREENLANDS</text:p>
          </table:table-cell>
        </table:table-row>
        <table:table-row table:style-name="ro2">
          <table:table-cell table:style-name="ce24" office:value-type="date" office:date-value="2006-06-17T00:00:00">
            <text:p>6/1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OMESTEAD PL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HOMESTEAD</text:p>
          </table:table-cell>
        </table:table-row>
        <table:table-row table:style-name="ro2">
          <table:table-cell table:style-name="ce24" office:value-type="date" office:date-value="2006-03-14T00:00:00">
            <text:p>3/14/2006</text:p>
          </table:table-cell>
          <table:table-cell table:style-name="ce21" office:value-type="string">
            <text:p>OBTAINING MONEY BY FALSE PRETENSES </text:p>
          </table:table-cell>
          <table:table-cell table:style-name="ce21" office:value-type="string">
            <text:p>HOMESTEAD PL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HOMESTEAD</text:p>
          </table:table-cell>
        </table:table-row>
        <table:table-row table:style-name="ro2">
          <table:table-cell table:style-name="ce24" office:value-type="date" office:date-value="2006-03-28T00:00:00">
            <text:p>3/2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OMESTEAD PL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HOMESTEAD</text:p>
          </table:table-cell>
        </table:table-row>
        <table:table-row table:style-name="ro2">
          <table:table-cell table:style-name="ce24" office:value-type="date" office:date-value="2006-08-10T00:00:00">
            <text:p>8/10/2006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HONEYSUCKLE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COVENTRY</text:p>
          </table:table-cell>
        </table:table-row>
        <table:table-row table:style-name="ro2">
          <table:table-cell table:style-name="ce24" office:value-type="date" office:date-value="2006-08-10T00:00:00">
            <text:p>8/10/2006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HONEYSUCKLE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COVENTRY</text:p>
          </table:table-cell>
        </table:table-row>
        <table:table-row table:style-name="ro2">
          <table:table-cell table:style-name="ce24" office:value-type="date" office:date-value="2006-08-10T00:00:00">
            <text:p>8/10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HONEYSUCKLE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COVENTRY</text:p>
          </table:table-cell>
        </table:table-row>
        <table:table-row table:style-name="ro2">
          <table:table-cell table:style-name="ce24" office:value-type="date" office:date-value="2006-11-17T00:00:00">
            <text:p>11/1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ONEYSUCKLE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COVENTRY</text:p>
          </table:table-cell>
        </table:table-row>
        <table:table-row table:style-name="ro2">
          <table:table-cell table:style-name="ce24" office:value-type="date" office:date-value="2006-02-08T00:00:00">
            <text:p>2/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ONEYSUCKLE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RESSON ARBOR</text:p>
          </table:table-cell>
        </table:table-row>
        <table:table-row table:style-name="ro2">
          <table:table-cell table:style-name="ce24" office:value-type="date" office:date-value="2006-12-09T00:00:00">
            <text:p>12/9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HOUNDS CHAS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XWOOD</text:p>
          </table:table-cell>
        </table:table-row>
        <table:table-row table:style-name="ro2">
          <table:table-cell table:style-name="ce24" office:value-type="date" office:date-value="2006-07-30T00:00:00">
            <text:p>7/30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HOUNDS CHAS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XWOOD</text:p>
          </table:table-cell>
        </table:table-row>
        <table:table-row table:style-name="ro2">
          <table:table-cell table:style-name="ce24" office:value-type="date" office:date-value="2006-06-24T00:00:00">
            <text:p>6/2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OUNDS CHAS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XWOOD</text:p>
          </table:table-cell>
        </table:table-row>
        <table:table-row table:style-name="ro2">
          <table:table-cell table:style-name="ce24" office:value-type="date" office:date-value="2006-07-27T00:00:00">
            <text:p>7/2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INDIAN SUMMER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07-01T00:00:00">
            <text:p>7/1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INDIAN SUMMER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01-28T00:00:00">
            <text:p>1/2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INDIAN SUMMER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07-05T00:00:00">
            <text:p>7/5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INDUSTRY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ASHE INDUSTRIAL PARK</text:p>
          </table:table-cell>
        </table:table-row>
        <table:table-row table:style-name="ro2">
          <table:table-cell table:style-name="ce24" office:value-type="date" office:date-value="2006-01-03T00:00:00">
            <text:p>1/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IRON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EAGLE SOUND</text:p>
          </table:table-cell>
        </table:table-row>
        <table:table-row table:style-name="ro2">
          <table:table-cell table:style-name="ce24" office:value-type="date" office:date-value="2006-06-22T00:00:00">
            <text:p>6/2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IVY ARCH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JUSTINIAN GROVE</text:p>
          </table:table-cell>
        </table:table-row>
        <table:table-row table:style-name="ro2">
          <table:table-cell table:style-name="ce24" office:value-type="date" office:date-value="2006-05-21T00:00:00">
            <text:p>5/2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IVY ARCH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JUSTINIAN GROVE</text:p>
          </table:table-cell>
        </table:table-row>
        <table:table-row table:style-name="ro2">
          <table:table-cell table:style-name="ce24" office:value-type="date" office:date-value="2006-10-19T00:00:00">
            <text:p>10/19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JARA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GREENLANDS</text:p>
          </table:table-cell>
        </table:table-row>
        <table:table-row table:style-name="ro2">
          <table:table-cell table:style-name="ce24" office:value-type="date" office:date-value="2006-08-14T00:00:00">
            <text:p>8/14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JARA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GREENLANDS</text:p>
          </table:table-cell>
        </table:table-row>
        <table:table-row table:style-name="ro2">
          <table:table-cell table:style-name="ce24" office:value-type="date" office:date-value="2006-07-03T00:00:00">
            <text:p>7/3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JARA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GREENLANDS</text:p>
          </table:table-cell>
        </table:table-row>
        <table:table-row table:style-name="ro2">
          <table:table-cell table:style-name="ce24" office:value-type="date" office:date-value="2006-04-07T00:00:00">
            <text:p>4/7/2006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JARA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GREENLANDS</text:p>
          </table:table-cell>
        </table:table-row>
        <table:table-row table:style-name="ro2">
          <table:table-cell table:style-name="ce24" office:value-type="date" office:date-value="2006-03-07T00:00:00">
            <text:p>3/7/2006</text:p>
          </table:table-cell>
          <table:table-cell table:style-name="ce21" office:value-type="string">
            <text:p>FAILURE TO PERFORM CONSTRUCTION AFTER ADVANCE </text:p>
          </table:table-cell>
          <table:table-cell table:style-name="ce21" office:value-type="string">
            <text:p>JARA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GREENLANDS</text:p>
          </table:table-cell>
        </table:table-row>
        <table:table-row table:style-name="ro2">
          <table:table-cell table:style-name="ce24" office:value-type="date" office:date-value="2006-02-07T00:00:00">
            <text:p>2/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JARA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GREENLANDS</text:p>
          </table:table-cell>
        </table:table-row>
        <table:table-row table:style-name="ro2">
          <table:table-cell table:style-name="ce24" office:value-type="date" office:date-value="2006-02-08T00:00:00">
            <text:p>2/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JEFFREY KENNETH PL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OBERTS TRACE</text:p>
          </table:table-cell>
        </table:table-row>
        <table:table-row table:style-name="ro2">
          <table:table-cell table:style-name="ce24" office:value-type="date" office:date-value="2006-05-16T00:00:00">
            <text:p>5/1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JENKINS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HIGHLANDS</text:p>
          </table:table-cell>
        </table:table-row>
        <table:table-row table:style-name="ro2">
          <table:table-cell table:style-name="ce24" office:value-type="date" office:date-value="2006-05-16T00:00:00">
            <text:p>5/1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JENKINS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HIGHLANDS</text:p>
          </table:table-cell>
        </table:table-row>
        <table:table-row table:style-name="ro2">
          <table:table-cell table:style-name="ce24" office:value-type="date" office:date-value="2006-05-16T00:00:00">
            <text:p>5/1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JENKINS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HIGHLANDS</text:p>
          </table:table-cell>
        </table:table-row>
        <table:table-row table:style-name="ro2">
          <table:table-cell table:style-name="ce24" office:value-type="date" office:date-value="2006-05-16T00:00:00">
            <text:p>5/1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JENKINS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HIGHLANDS</text:p>
          </table:table-cell>
        </table:table-row>
        <table:table-row table:style-name="ro2">
          <table:table-cell table:style-name="ce24" office:value-type="date" office:date-value="2006-12-21T00:00:00">
            <text:p>12/21/2006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JESSE STREE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OAKWOOD</text:p>
          </table:table-cell>
        </table:table-row>
        <table:table-row table:style-name="ro2">
          <table:table-cell table:style-name="ce24" office:value-type="date" office:date-value="2006-01-05T00:00:00">
            <text:p>1/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JESSICA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 COLONY</text:p>
          </table:table-cell>
        </table:table-row>
        <table:table-row table:style-name="ro2">
          <table:table-cell table:style-name="ce24" office:value-type="date" office:date-value="2006-10-28T00:00:00">
            <text:p>10/28/2006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JONATHAN JUNCTIO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4" office:value-type="date" office:date-value="2006-07-07T00:00:00">
            <text:p>7/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JONATHAN JUNCTIO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4" office:value-type="date" office:date-value="2006-11-10T00:00:00">
            <text:p>11/10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JOTANK TUR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11-02T00:00:00">
            <text:p>11/2/2006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JOTANK TUR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03-31T00:00:00">
            <text:p>3/3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JOTANK TUR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11-09T00:00:00">
            <text:p>11/9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JUDITH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AISON GREEN</text:p>
          </table:table-cell>
        </table:table-row>
        <table:table-row table:style-name="ro2">
          <table:table-cell table:style-name="ce24" office:value-type="date" office:date-value="2006-09-30T00:00:00">
            <text:p>9/30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JUDITH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AISON GREEN</text:p>
          </table:table-cell>
        </table:table-row>
        <table:table-row table:style-name="ro2">
          <table:table-cell table:style-name="ce24" office:value-type="date" office:date-value="2006-09-11T00:00:00">
            <text:p>9/11/2006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JUDITH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AISON GREEN</text:p>
          </table:table-cell>
        </table:table-row>
        <table:table-row table:style-name="ro2">
          <table:table-cell table:style-name="ce24" office:value-type="date" office:date-value="2006-09-19T00:00:00">
            <text:p>9/1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JUDITH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AISON GREEN</text:p>
          </table:table-cell>
        </table:table-row>
        <table:table-row table:style-name="ro2">
          <table:table-cell table:style-name="ce24" office:value-type="date" office:date-value="2006-09-23T00:00:00">
            <text:p>9/23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JUDITH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AISON GREEN</text:p>
          </table:table-cell>
        </table:table-row>
        <table:table-row table:style-name="ro2">
          <table:table-cell table:style-name="ce24" office:value-type="date" office:date-value="2006-08-21T00:00:00">
            <text:p>8/21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JUDITH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AISON GREEN</text:p>
          </table:table-cell>
        </table:table-row>
        <table:table-row table:style-name="ro2">
          <table:table-cell table:style-name="ce24" office:value-type="date" office:date-value="2006-07-15T00:00:00">
            <text:p>7/1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JUDITH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AISON GREEN</text:p>
          </table:table-cell>
        </table:table-row>
        <table:table-row table:style-name="ro2">
          <table:table-cell table:style-name="ce24" office:value-type="date" office:date-value="2006-05-15T00:00:00">
            <text:p>5/1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JUDITH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AISON GREEN</text:p>
          </table:table-cell>
        </table:table-row>
        <table:table-row table:style-name="ro2">
          <table:table-cell table:style-name="ce24" office:value-type="date" office:date-value="2006-05-15T00:00:00">
            <text:p>5/15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JUDITH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AISON GREEN</text:p>
          </table:table-cell>
        </table:table-row>
        <table:table-row table:style-name="ro2">
          <table:table-cell table:style-name="ce24" office:value-type="date" office:date-value="2006-01-26T00:00:00">
            <text:p>1/2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JUDITH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AISON GREEN</text:p>
          </table:table-cell>
        </table:table-row>
        <table:table-row table:style-name="ro2">
          <table:table-cell table:style-name="ce24" office:value-type="date" office:date-value="2006-10-22T00:00:00">
            <text:p>10/2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KANAWAH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10-15T00:00:00">
            <text:p>10/1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KANAWAH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04-18T00:00:00">
            <text:p>4/1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KANAWAH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02-09T00:00:00">
            <text:p>2/9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KANAWAH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02-04T00:00:00">
            <text:p>2/4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KANAWAH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09-30T00:00:00">
            <text:p>9/3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KANAWHA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08-15T00:00:00">
            <text:p>8/1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KANAWHA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02-25T00:00:00">
            <text:p>2/25/2006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KATHLEEN PL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AISON GREEN</text:p>
          </table:table-cell>
        </table:table-row>
        <table:table-row table:style-name="ro2">
          <table:table-cell table:style-name="ce24" office:value-type="date" office:date-value="2006-10-14T00:00:00">
            <text:p>10/1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KAY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IDEMILL ESTATES</text:p>
          </table:table-cell>
        </table:table-row>
        <table:table-row table:style-name="ro2">
          <table:table-cell table:style-name="ce24" office:value-type="date" office:date-value="2006-02-01T00:00:00">
            <text:p>2/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KAY LANE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01T00:00:00">
            <text:p>12/1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KENSINGTON PL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01-02T00:00:00">
            <text:p>1/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KENSINGTON PL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07-16T00:00:00">
            <text:p>7/16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KENT TAYLOR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OODLAKE CROSSING</text:p>
          </table:table-cell>
        </table:table-row>
        <table:table-row table:style-name="ro2">
          <table:table-cell table:style-name="ce24" office:value-type="date" office:date-value="2006-10-10T00:00:00">
            <text:p>10/1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KERR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GREENLANDS</text:p>
          </table:table-cell>
        </table:table-row>
        <table:table-row table:style-name="ro2">
          <table:table-cell table:style-name="ce24" office:value-type="date" office:date-value="2006-01-19T00:00:00">
            <text:p>1/19/2006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KICOTAN TUR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12-01T00:00:00">
            <text:p>12/1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KILN CREEK PARK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KILN CREEK</text:p>
          </table:table-cell>
        </table:table-row>
        <table:table-row table:style-name="ro2">
          <table:table-cell table:style-name="ce24" office:value-type="date" office:date-value="2006-10-29T00:00:00">
            <text:p>10/29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KILN CREEK PARK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KILN CREEK</text:p>
          </table:table-cell>
        </table:table-row>
        <table:table-row table:style-name="ro2">
          <table:table-cell table:style-name="ce24" office:value-type="date" office:date-value="2006-10-26T00:00:00">
            <text:p>10/26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KILN CREEK PARK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KILN CREEK</text:p>
          </table:table-cell>
        </table:table-row>
        <table:table-row table:style-name="ro2">
          <table:table-cell table:style-name="ce24" office:value-type="date" office:date-value="2006-10-08T00:00:00">
            <text:p>10/8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KILN CREEK PARK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KILN CREEK</text:p>
          </table:table-cell>
        </table:table-row>
        <table:table-row table:style-name="ro2">
          <table:table-cell table:style-name="ce24" office:value-type="date" office:date-value="2006-10-08T00:00:00">
            <text:p>10/8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KILN CREEK PARK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KILN CREEK</text:p>
          </table:table-cell>
        </table:table-row>
        <table:table-row table:style-name="ro2">
          <table:table-cell table:style-name="ce24" office:value-type="date" office:date-value="2006-09-18T00:00:00">
            <text:p>9/18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KILN CREEK PARK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KILN CREEK</text:p>
          </table:table-cell>
        </table:table-row>
        <table:table-row table:style-name="ro2">
          <table:table-cell table:style-name="ce24" office:value-type="date" office:date-value="2006-07-16T00:00:00">
            <text:p>7/16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KILN CREEK PARK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KILN CREEK</text:p>
          </table:table-cell>
        </table:table-row>
        <table:table-row table:style-name="ro2">
          <table:table-cell table:style-name="ce24" office:value-type="date" office:date-value="2006-07-06T00:00:00">
            <text:p>7/6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KILN CREEK PARK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KILN CREEK</text:p>
          </table:table-cell>
        </table:table-row>
        <table:table-row table:style-name="ro2">
          <table:table-cell table:style-name="ce24" office:value-type="date" office:date-value="2006-07-06T00:00:00">
            <text:p>7/6/2006</text:p>
          </table:table-cell>
          <table:table-cell table:style-name="ce21" office:value-type="string">
            <text:p>FRAUD-INNKEEPER </text:p>
          </table:table-cell>
          <table:table-cell table:style-name="ce21" office:value-type="string">
            <text:p>KILN CREEK PARK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KILN CREEK</text:p>
          </table:table-cell>
        </table:table-row>
        <table:table-row table:style-name="ro2">
          <table:table-cell table:style-name="ce24" office:value-type="date" office:date-value="2006-06-19T00:00:00">
            <text:p>6/19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KILN CREEK PARK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KILN CREEK</text:p>
          </table:table-cell>
        </table:table-row>
        <table:table-row table:style-name="ro2">
          <table:table-cell table:style-name="ce24" office:value-type="date" office:date-value="2006-02-16T00:00:00">
            <text:p>2/16/2006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KILN CREEK PARK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KILN CREEK</text:p>
          </table:table-cell>
        </table:table-row>
        <table:table-row table:style-name="ro2">
          <table:table-cell table:style-name="ce24" office:value-type="date" office:date-value="2006-09-18T00:00:00">
            <text:p>9/18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KILN CREEK PARK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HIGHLANDS</text:p>
          </table:table-cell>
        </table:table-row>
        <table:table-row table:style-name="ro2">
          <table:table-cell table:style-name="ce24" office:value-type="date" office:date-value="2006-05-10T00:00:00">
            <text:p>5/10/2006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KILN CREEK PARK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KILN CREEK</text:p>
          </table:table-cell>
        </table:table-row>
        <table:table-row table:style-name="ro2">
          <table:table-cell table:style-name="ce24" office:value-type="date" office:date-value="2006-05-10T00:00:00">
            <text:p>5/10/2006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KILN CREEK PARK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KILN CREEK</text:p>
          </table:table-cell>
        </table:table-row>
        <table:table-row table:style-name="ro2">
          <table:table-cell table:style-name="ce24" office:value-type="date" office:date-value="2006-05-10T00:00:00">
            <text:p>5/10/2006</text:p>
          </table:table-cell>
          <table:table-cell table:style-name="ce21" office:value-type="string">
            <text:p>DRINKING WHILE OPERATING MOTOR VEHICLE </text:p>
          </table:table-cell>
          <table:table-cell table:style-name="ce21" office:value-type="string">
            <text:p>KILN CREEK PARK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KILN CREEK</text:p>
          </table:table-cell>
        </table:table-row>
        <table:table-row table:style-name="ro2">
          <table:table-cell table:style-name="ce24" office:value-type="date" office:date-value="2006-05-10T00:00:00">
            <text:p>5/10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KILN CREEK PARK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KILN CREEK</text:p>
          </table:table-cell>
        </table:table-row>
        <table:table-row table:style-name="ro2">
          <table:table-cell table:style-name="ce24" office:value-type="date" office:date-value="2006-07-16T00:00:00">
            <text:p>7/16/2006</text:p>
          </table:table-cell>
          <table:table-cell table:style-name="ce21" office:value-type="string">
            <text:p>WEARING MASK IN PUBLIC PLACE </text:p>
          </table:table-cell>
          <table:table-cell table:style-name="ce21" office:value-type="string">
            <text:p>KINGSTON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07-16T00:00:00">
            <text:p>7/16/2006</text:p>
          </table:table-cell>
          <table:table-cell table:style-name="ce21" office:value-type="string">
            <text:p>USE OR DISPLAY FIREARM IN COMMISSION OF FELONY </text:p>
          </table:table-cell>
          <table:table-cell table:style-name="ce21" office:value-type="string">
            <text:p>KINGSTON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07-16T00:00:00">
            <text:p>7/1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KINGSTON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07-16T00:00:00">
            <text:p>7/16/2006</text:p>
          </table:table-cell>
          <table:table-cell table:style-name="ce21" office:value-type="string">
            <text:p>SHOOT OR THROW MISSILES AT OCCUPIED VEHICLES </text:p>
          </table:table-cell>
          <table:table-cell table:style-name="ce21" office:value-type="string">
            <text:p>KINGSTON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07-24T00:00:00">
            <text:p>7/2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KINGSTON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07-27T00:00:00">
            <text:p>7/27/2006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KINGSTON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07-10T00:00:00">
            <text:p>7/1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KINGSTON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07-10T00:00:00">
            <text:p>7/10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KINGSTON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05-19T00:00:00">
            <text:p>5/1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KINGSTON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11-30T00:00:00">
            <text:p>11/3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KINNAKEET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12-27T00:00:00">
            <text:p>12/2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KINNAKEET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12-09T00:00:00">
            <text:p>12/9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KINNAKEET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11-05T00:00:00">
            <text:p>11/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KINNAKEET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10-22T00:00:00">
            <text:p>10/2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KINNAKEET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10-22T00:00:00">
            <text:p>10/2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KINNAKEET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10-15T00:00:00">
            <text:p>10/1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KINNAKEET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03-20T00:00:00">
            <text:p>3/2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KINNAKEET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08-06T00:00:00">
            <text:p>8/6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KISKIAC TUR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04-08T00:00:00">
            <text:p>4/8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KUBESH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OODS OF TABB</text:p>
          </table:table-cell>
        </table:table-row>
        <table:table-row table:style-name="ro2">
          <table:table-cell table:style-name="ce24" office:value-type="date" office:date-value="2006-12-09T00:00:00">
            <text:p>12/9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AKE DALE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OODLAKE CROSSING</text:p>
          </table:table-cell>
        </table:table-row>
        <table:table-row table:style-name="ro2">
          <table:table-cell table:style-name="ce24" office:value-type="date" office:date-value="2006-01-20T00:00:00">
            <text:p>1/20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LAKE DALE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OODLAKE CROSSING</text:p>
          </table:table-cell>
        </table:table-row>
        <table:table-row table:style-name="ro2">
          <table:table-cell table:style-name="ce24" office:value-type="date" office:date-value="2006-03-14T00:00:00">
            <text:p>3/14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LAKE DALE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OODLAKE CROSSING</text:p>
          </table:table-cell>
        </table:table-row>
        <table:table-row table:style-name="ro2">
          <table:table-cell table:style-name="ce24" office:value-type="date" office:date-value="2006-12-09T00:00:00">
            <text:p>12/9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AKELAND CRESCEN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OODLAKE CROSSING</text:p>
          </table:table-cell>
        </table:table-row>
        <table:table-row table:style-name="ro2">
          <table:table-cell table:style-name="ce24" office:value-type="date" office:date-value="2006-11-09T00:00:00">
            <text:p>11/9/2006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LAKELAND CRESCEN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OODLAKE CROSSING</text:p>
          </table:table-cell>
        </table:table-row>
        <table:table-row table:style-name="ro2">
          <table:table-cell table:style-name="ce24" office:value-type="date" office:date-value="2006-11-09T00:00:00">
            <text:p>11/9/2006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LAKELAND CRESCEN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OODLAKE CROSSING</text:p>
          </table:table-cell>
        </table:table-row>
        <table:table-row table:style-name="ro2">
          <table:table-cell table:style-name="ce24" office:value-type="date" office:date-value="2006-11-15T00:00:00">
            <text:p>11/1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AKELAND CRESCEN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OODLAKE CROSSING</text:p>
          </table:table-cell>
        </table:table-row>
        <table:table-row table:style-name="ro2">
          <table:table-cell table:style-name="ce24" office:value-type="date" office:date-value="2006-01-16T00:00:00">
            <text:p>1/1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AKELAND CRESCEN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OODLAKE CROSSING</text:p>
          </table:table-cell>
        </table:table-row>
        <table:table-row table:style-name="ro2">
          <table:table-cell table:style-name="ce24" office:value-type="date" office:date-value="2006-09-23T00:00:00">
            <text:p>9/23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AKELAND CRESCEN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MEADOWLAKE FARMS</text:p>
          </table:table-cell>
        </table:table-row>
        <table:table-row table:style-name="ro2">
          <table:table-cell table:style-name="ce24" office:value-type="date" office:date-value="2006-08-16T00:00:00">
            <text:p>8/1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AKELAND CRESCEN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MEADOWLAKE FARMS</text:p>
          </table:table-cell>
        </table:table-row>
        <table:table-row table:style-name="ro2">
          <table:table-cell table:style-name="ce24" office:value-type="date" office:date-value="2006-06-14T00:00:00">
            <text:p>6/14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LAKELAND CRESCEN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OODLAKE CROSSING</text:p>
          </table:table-cell>
        </table:table-row>
        <table:table-row table:style-name="ro2">
          <table:table-cell table:style-name="ce24" office:value-type="date" office:date-value="2006-02-10T00:00:00">
            <text:p>2/1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AMBS CREEK DR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LAMBS CREEK ESTATES</text:p>
          </table:table-cell>
        </table:table-row>
        <table:table-row table:style-name="ro2">
          <table:table-cell table:style-name="ce24" office:value-type="date" office:date-value="2006-07-23T00:00:00">
            <text:p>7/23/2006</text:p>
          </table:table-cell>
          <table:table-cell table:style-name="ce21" office:value-type="string">
            <text:p>DAMAGE PROPERTY </text:p>
          </table:table-cell>
          <table:table-cell table:style-name="ce21" office:value-type="string">
            <text:p>LANCE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GREENLANDS</text:p>
          </table:table-cell>
        </table:table-row>
        <table:table-row table:style-name="ro2">
          <table:table-cell table:style-name="ce24" office:value-type="date" office:date-value="2006-12-25T00:00:00">
            <text:p>12/25/2006</text:p>
          </table:table-cell>
          <table:table-cell table:style-name="ce21" office:value-type="string">
            <text:p>STALKING </text:p>
          </table:table-cell>
          <table:table-cell table:style-name="ce21" office:value-type="string">
            <text:p>LAWS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LANTATION ACRES</text:p>
          </table:table-cell>
        </table:table-row>
        <table:table-row table:style-name="ro2">
          <table:table-cell table:style-name="ce24" office:value-type="date" office:date-value="2006-10-09T00:00:00">
            <text:p>10/9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AWS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LANTATION ACRES</text:p>
          </table:table-cell>
        </table:table-row>
        <table:table-row table:style-name="ro2">
          <table:table-cell table:style-name="ce24" office:value-type="date" office:date-value="2006-12-07T00:00:00">
            <text:p>12/7/2006</text:p>
          </table:table-cell>
          <table:table-cell table:style-name="ce21" office:value-type="string">
            <text:p>STALKING </text:p>
          </table:table-cell>
          <table:table-cell table:style-name="ce21" office:value-type="string">
            <text:p>LAWS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LANTATION ACRES</text:p>
          </table:table-cell>
        </table:table-row>
        <table:table-row table:style-name="ro2">
          <table:table-cell table:style-name="ce24" office:value-type="date" office:date-value="2006-11-17T00:00:00">
            <text:p>11/1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AWS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LANTATION ACRES</text:p>
          </table:table-cell>
        </table:table-row>
        <table:table-row table:style-name="ro2">
          <table:table-cell table:style-name="ce24" office:value-type="date" office:date-value="2006-10-09T00:00:00">
            <text:p>10/9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AWS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LANTATION ACRES</text:p>
          </table:table-cell>
        </table:table-row>
        <table:table-row table:style-name="ro2">
          <table:table-cell table:style-name="ce24" office:value-type="date" office:date-value="2006-10-09T00:00:00">
            <text:p>10/9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AWS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LANTATION ACRES</text:p>
          </table:table-cell>
        </table:table-row>
        <table:table-row table:style-name="ro2">
          <table:table-cell table:style-name="ce24" office:value-type="date" office:date-value="2006-10-09T00:00:00">
            <text:p>10/9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AWS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LANTATION ACRES</text:p>
          </table:table-cell>
        </table:table-row>
        <table:table-row table:style-name="ro2">
          <table:table-cell table:style-name="ce24" office:value-type="date" office:date-value="2006-06-15T00:00:00">
            <text:p>6/1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AWS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LANTATION ACRES</text:p>
          </table:table-cell>
        </table:table-row>
        <table:table-row table:style-name="ro2">
          <table:table-cell table:style-name="ce24" office:value-type="date" office:date-value="2006-12-30T00:00:00">
            <text:p>12/30/2006</text:p>
          </table:table-cell>
          <table:table-cell table:style-name="ce21" office:value-type="string">
            <text:p>TAMPER WITH VEHICLE </text:p>
          </table:table-cell>
          <table:table-cell table:style-name="ce21" office:value-type="string">
            <text:p>LENOX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LEXINGTON</text:p>
          </table:table-cell>
        </table:table-row>
        <table:table-row table:style-name="ro2">
          <table:table-cell table:style-name="ce24" office:value-type="date" office:date-value="2006-12-30T00:00:00">
            <text:p>12/30/2006</text:p>
          </table:table-cell>
          <table:table-cell table:style-name="ce21" office:value-type="string">
            <text:p>TAMPER WITH VEHICLE </text:p>
          </table:table-cell>
          <table:table-cell table:style-name="ce21" office:value-type="string">
            <text:p>LENOX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LEXINGTON</text:p>
          </table:table-cell>
        </table:table-row>
        <table:table-row table:style-name="ro2">
          <table:table-cell table:style-name="ce24" office:value-type="date" office:date-value="2006-12-30T00:00:00">
            <text:p>12/3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ENOX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LEXINGTON</text:p>
          </table:table-cell>
        </table:table-row>
        <table:table-row table:style-name="ro2">
          <table:table-cell table:style-name="ce24" office:value-type="date" office:date-value="2006-12-30T00:00:00">
            <text:p>12/30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LENOX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LEXINGTON</text:p>
          </table:table-cell>
        </table:table-row>
        <table:table-row table:style-name="ro2">
          <table:table-cell table:style-name="ce24" office:value-type="date" office:date-value="2006-07-03T00:00:00">
            <text:p>7/3/2006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LESLIE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4" office:value-type="date" office:date-value="2006-01-01T00:00:00">
            <text:p>1/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EXINGTON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LEXINGTON</text:p>
          </table:table-cell>
        </table:table-row>
        <table:table-row table:style-name="ro2">
          <table:table-cell table:style-name="ce24" office:value-type="date" office:date-value="2006-10-02T00:00:00">
            <text:p>10/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EYLAND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RESSON ARBOR</text:p>
          </table:table-cell>
        </table:table-row>
        <table:table-row table:style-name="ro2">
          <table:table-cell table:style-name="ce24" office:value-type="date" office:date-value="2006-03-24T00:00:00">
            <text:p>3/24/2006</text:p>
          </table:table-cell>
          <table:table-cell table:style-name="ce21" office:value-type="string">
            <text:p>FAILURE TO PERFORM CONSTRUCTION AFTER ADVANCE </text:p>
          </table:table-cell>
          <table:table-cell table:style-name="ce21" office:value-type="string">
            <text:p>LEYLAND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RESSON ARBOR</text:p>
          </table:table-cell>
        </table:table-row>
        <table:table-row table:style-name="ro2">
          <table:table-cell table:style-name="ce24" office:value-type="date" office:date-value="2006-09-01T00:00:00">
            <text:p>9/1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LIBERTY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ATRIOT VILLAGE</text:p>
          </table:table-cell>
        </table:table-row>
        <table:table-row table:style-name="ro2">
          <table:table-cell table:style-name="ce24" office:value-type="date" office:date-value="2006-06-21T00:00:00">
            <text:p>6/21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LIBERTY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ATRIOT VILLAGE</text:p>
          </table:table-cell>
        </table:table-row>
        <table:table-row table:style-name="ro2">
          <table:table-cell table:style-name="ce24" office:value-type="date" office:date-value="2006-10-16T00:00:00">
            <text:p>10/1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ILBURNE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LILBURNE MEADOW</text:p>
          </table:table-cell>
        </table:table-row>
        <table:table-row table:style-name="ro2">
          <table:table-cell table:style-name="ce24" office:value-type="date" office:date-value="2006-09-27T00:00:00">
            <text:p>9/27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LILBURNE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LILBURNE MEADOW</text:p>
          </table:table-cell>
        </table:table-row>
        <table:table-row table:style-name="ro2">
          <table:table-cell table:style-name="ce24" office:value-type="date" office:date-value="2006-08-27T00:00:00">
            <text:p>8/27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LILBURNE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LILBURNE MEADOW</text:p>
          </table:table-cell>
        </table:table-row>
        <table:table-row table:style-name="ro2">
          <table:table-cell table:style-name="ce24" office:value-type="date" office:date-value="2006-08-22T00:00:00">
            <text:p>8/22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LILBURNE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LILBURNE MEADOW</text:p>
          </table:table-cell>
        </table:table-row>
        <table:table-row table:style-name="ro2">
          <table:table-cell table:style-name="ce24" office:value-type="date" office:date-value="2006-08-22T00:00:00">
            <text:p>8/22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LILBURNE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LILBURNE MEADOW</text:p>
          </table:table-cell>
        </table:table-row>
        <table:table-row table:style-name="ro2">
          <table:table-cell table:style-name="ce24" office:value-type="date" office:date-value="2006-08-22T00:00:00">
            <text:p>8/22/2006</text:p>
          </table:table-cell>
          <table:table-cell table:style-name="ce21" office:value-type="string">
            <text:p>TAMPERING WITH VEHICLE </text:p>
          </table:table-cell>
          <table:table-cell table:style-name="ce21" office:value-type="string">
            <text:p>LILBURNE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LILBURNE MEADOW</text:p>
          </table:table-cell>
        </table:table-row>
        <table:table-row table:style-name="ro2">
          <table:table-cell table:style-name="ce24" office:value-type="date" office:date-value="2006-08-22T00:00:00">
            <text:p>8/22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LILBURNE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LILBURNE MEADOW</text:p>
          </table:table-cell>
        </table:table-row>
        <table:table-row table:style-name="ro2">
          <table:table-cell table:style-name="ce24" office:value-type="date" office:date-value="2006-06-02T00:00:00">
            <text:p>6/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ILBURNE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LILBURNE MEADOW</text:p>
          </table:table-cell>
        </table:table-row>
        <table:table-row table:style-name="ro2">
          <table:table-cell table:style-name="ce24" office:value-type="date" office:date-value="2006-03-21T00:00:00">
            <text:p>3/2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ILBURNE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LILBURNE MEADOW</text:p>
          </table:table-cell>
        </table:table-row>
        <table:table-row table:style-name="ro2">
          <table:table-cell table:style-name="ce24" office:value-type="date" office:date-value="2006-08-06T00:00:00">
            <text:p>8/6/2006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LITTEL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DOMINION YORKSHIRE DOWNS APARTMENTS</text:p>
          </table:table-cell>
        </table:table-row>
        <table:table-row table:style-name="ro2">
          <table:table-cell table:style-name="ce24" office:value-type="date" office:date-value="2006-02-21T00:00:00">
            <text:p>2/21/2006</text:p>
          </table:table-cell>
          <table:table-cell table:style-name="ce21" office:value-type="string">
            <text:p>SALE, DISTRIBUTE MARIJUANA </text:p>
          </table:table-cell>
          <table:table-cell table:style-name="ce21" office:value-type="string">
            <text:p>LITTEL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DOMINION YORKSHIRE DOWNS APARTMENTS</text:p>
          </table:table-cell>
        </table:table-row>
        <table:table-row table:style-name="ro2">
          <table:table-cell table:style-name="ce24" office:value-type="date" office:date-value="2006-11-20T00:00:00">
            <text:p>11/20/2006</text:p>
          </table:table-cell>
          <table:table-cell table:style-name="ce21" office:value-type="string">
            <text:p>DRUGS, PWID MARIJUANA </text:p>
          </table:table-cell>
          <table:table-cell table:style-name="ce21" office:value-type="string">
            <text:p>LITTEL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DOMINION YORKSHIRE DOWNS APARTMENTS</text:p>
          </table:table-cell>
        </table:table-row>
        <table:table-row table:style-name="ro2">
          <table:table-cell table:style-name="ce24" office:value-type="date" office:date-value="2006-12-22T00:00:00">
            <text:p>12/2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ITTEL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DOMINION YORKSHIRE DOWNS APARTMENTS</text:p>
          </table:table-cell>
        </table:table-row>
        <table:table-row table:style-name="ro2">
          <table:table-cell table:style-name="ce24" office:value-type="date" office:date-value="2006-12-02T00:00:00">
            <text:p>12/2/2006</text:p>
          </table:table-cell>
          <table:table-cell table:style-name="ce21" office:value-type="string">
            <text:p>ASSAULT, AGGRAVATED, DOMESTIC </text:p>
          </table:table-cell>
          <table:table-cell table:style-name="ce21" office:value-type="string">
            <text:p>LITTEL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DOMINION YORKSHIRE DOWNS APARTMENTS</text:p>
          </table:table-cell>
        </table:table-row>
        <table:table-row table:style-name="ro2">
          <table:table-cell table:style-name="ce24" office:value-type="date" office:date-value="2006-11-20T00:00:00">
            <text:p>11/20/2006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DOMINION YORKSHIRE DOWNS APARTMENTS</text:p>
          </table:table-cell>
        </table:table-row>
        <table:table-row table:style-name="ro2">
          <table:table-cell table:style-name="ce24" office:value-type="date" office:date-value="2006-11-20T00:00:00">
            <text:p>11/2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DOMINION YORKSHIRE DOWNS APARTMENTS</text:p>
          </table:table-cell>
        </table:table-row>
        <table:table-row table:style-name="ro2">
          <table:table-cell table:style-name="ce24" office:value-type="date" office:date-value="2006-11-20T00:00:00">
            <text:p>11/20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DOMINION YORKSHIRE DOWNS APARTMENTS</text:p>
          </table:table-cell>
        </table:table-row>
        <table:table-row table:style-name="ro2">
          <table:table-cell table:style-name="ce24" office:value-type="date" office:date-value="2006-11-20T00:00:00">
            <text:p>11/20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DOMINION YORKSHIRE DOWNS APARTMENTS</text:p>
          </table:table-cell>
        </table:table-row>
        <table:table-row table:style-name="ro2">
          <table:table-cell table:style-name="ce24" office:value-type="date" office:date-value="2006-11-13T00:00:00">
            <text:p>11/13/2006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DOMINION YORKSHIRE DOWNS APARTMENTS</text:p>
          </table:table-cell>
        </table:table-row>
        <table:table-row table:style-name="ro2">
          <table:table-cell table:style-name="ce24" office:value-type="date" office:date-value="2006-10-30T00:00:00">
            <text:p>10/30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DOMINION YORKSHIRE DOWNS APARTMENTS</text:p>
          </table:table-cell>
        </table:table-row>
        <table:table-row table:style-name="ro2">
          <table:table-cell table:style-name="ce24" office:value-type="date" office:date-value="2006-10-30T00:00:00">
            <text:p>10/30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DOMINION YORKSHIRE DOWNS APARTMENTS</text:p>
          </table:table-cell>
        </table:table-row>
        <table:table-row table:style-name="ro2">
          <table:table-cell table:style-name="ce24" office:value-type="date" office:date-value="2006-10-23T00:00:00">
            <text:p>10/23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DOMINION YORKSHIRE DOWNS APARTMENTS</text:p>
          </table:table-cell>
        </table:table-row>
        <table:table-row table:style-name="ro2">
          <table:table-cell table:style-name="ce24" office:value-type="date" office:date-value="2006-10-09T00:00:00">
            <text:p>10/9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DOMINION YORKSHIRE DOWNS APARTMENTS</text:p>
          </table:table-cell>
        </table:table-row>
        <table:table-row table:style-name="ro2">
          <table:table-cell table:style-name="ce24" office:value-type="date" office:date-value="2006-06-09T00:00:00">
            <text:p>6/9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DOMINION YORKSHIRE DOWNS APARTMENTS</text:p>
          </table:table-cell>
        </table:table-row>
        <table:table-row table:style-name="ro2">
          <table:table-cell table:style-name="ce24" office:value-type="date" office:date-value="2006-08-25T00:00:00">
            <text:p>8/2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DOMINION YORKSHIRE DOWNS APARTMENTS</text:p>
          </table:table-cell>
        </table:table-row>
        <table:table-row table:style-name="ro2">
          <table:table-cell table:style-name="ce24" office:value-type="date" office:date-value="2006-07-07T00:00:00">
            <text:p>7/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DOMINION YORKSHIRE DOWNS APARTMENTS</text:p>
          </table:table-cell>
        </table:table-row>
        <table:table-row table:style-name="ro2">
          <table:table-cell table:style-name="ce24" office:value-type="date" office:date-value="2006-06-29T00:00:00">
            <text:p>6/2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DOMINION YORKSHIRE DOWNS APARTMENTS</text:p>
          </table:table-cell>
        </table:table-row>
        <table:table-row table:style-name="ro2">
          <table:table-cell table:style-name="ce24" office:value-type="date" office:date-value="2006-06-28T00:00:00">
            <text:p>6/28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DOMINION YORKSHIRE DOWNS APARTMENTS</text:p>
          </table:table-cell>
        </table:table-row>
        <table:table-row table:style-name="ro2">
          <table:table-cell table:style-name="ce24" office:value-type="date" office:date-value="2006-06-05T00:00:00">
            <text:p>6/5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DOMINION YORKSHIRE DOWNS APARTMENTS</text:p>
          </table:table-cell>
        </table:table-row>
        <table:table-row table:style-name="ro2">
          <table:table-cell table:style-name="ce24" office:value-type="date" office:date-value="2006-05-28T00:00:00">
            <text:p>5/2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DOMINION YORKSHIRE DOWNS APARTMENTS</text:p>
          </table:table-cell>
        </table:table-row>
        <table:table-row table:style-name="ro2">
          <table:table-cell table:style-name="ce24" office:value-type="date" office:date-value="2006-05-26T00:00:00">
            <text:p>5/26/2006</text:p>
          </table:table-cell>
          <table:table-cell table:style-name="ce21" office:value-type="string">
            <text:p>BRANDISHING FIREARM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DOMINION YORKSHIRE DOWNS APARTMENTS</text:p>
          </table:table-cell>
        </table:table-row>
        <table:table-row table:style-name="ro2">
          <table:table-cell table:style-name="ce24" office:value-type="date" office:date-value="2006-05-25T00:00:00">
            <text:p>5/2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DOMINION YORKSHIRE DOWNS APARTMENTS</text:p>
          </table:table-cell>
        </table:table-row>
        <table:table-row table:style-name="ro2">
          <table:table-cell table:style-name="ce24" office:value-type="date" office:date-value="2006-05-12T00:00:00">
            <text:p>5/1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DOMINION YORKSHIRE DOWNS APARTMENTS</text:p>
          </table:table-cell>
        </table:table-row>
        <table:table-row table:style-name="ro2">
          <table:table-cell table:style-name="ce24" office:value-type="date" office:date-value="2006-05-06T00:00:00">
            <text:p>5/6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DOMINION YORKSHIRE DOWNS APARTMENTS</text:p>
          </table:table-cell>
        </table:table-row>
        <table:table-row table:style-name="ro2">
          <table:table-cell table:style-name="ce24" office:value-type="date" office:date-value="2006-04-24T00:00:00">
            <text:p>4/24/2006</text:p>
          </table:table-cell>
          <table:table-cell table:style-name="ce21" office:value-type="string">
            <text:p>IMPERSONATING LAW ENFORCEMENT OFFICER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DOMINION YORKSHIRE DOWNS APARTMENTS</text:p>
          </table:table-cell>
        </table:table-row>
        <table:table-row table:style-name="ro2">
          <table:table-cell table:style-name="ce24" office:value-type="date" office:date-value="2006-03-29T00:00:00">
            <text:p>3/29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DOMINION YORKSHIRE DOWNS APARTMENTS</text:p>
          </table:table-cell>
        </table:table-row>
        <table:table-row table:style-name="ro2">
          <table:table-cell table:style-name="ce24" office:value-type="date" office:date-value="2006-02-21T00:00:00">
            <text:p>2/2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DOMINION YORKSHIRE DOWNS APARTMENTS</text:p>
          </table:table-cell>
        </table:table-row>
        <table:table-row table:style-name="ro2">
          <table:table-cell table:style-name="ce24" office:value-type="date" office:date-value="2006-02-21T00:00:00">
            <text:p>2/21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DOMINION YORKSHIRE DOWNS APARTMENTS</text:p>
          </table:table-cell>
        </table:table-row>
        <table:table-row table:style-name="ro2">
          <table:table-cell table:style-name="ce24" office:value-type="date" office:date-value="2006-01-23T00:00:00">
            <text:p>1/23/2006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DOMINION YORKSHIRE DOWNS APARTMENTS</text:p>
          </table:table-cell>
        </table:table-row>
        <table:table-row table:style-name="ro2">
          <table:table-cell table:style-name="ce24" office:value-type="date" office:date-value="2006-01-01T00:00:00">
            <text:p>1/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DOMINION YORKSHIRE DOWNS APARTMENTS</text:p>
          </table:table-cell>
        </table:table-row>
        <table:table-row table:style-name="ro2">
          <table:table-cell table:style-name="ce24" office:value-type="date" office:date-value="2006-01-01T00:00:00">
            <text:p>1/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DOMINION YORKSHIRE DOWNS APARTMENTS</text:p>
          </table:table-cell>
        </table:table-row>
        <table:table-row table:style-name="ro2">
          <table:table-cell table:style-name="ce24" office:value-type="date" office:date-value="2006-01-01T00:00:00">
            <text:p>1/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DOMINION YORKSHIRE DOWNS APARTMENTS</text:p>
          </table:table-cell>
        </table:table-row>
        <table:table-row table:style-name="ro2">
          <table:table-cell table:style-name="ce24" office:value-type="date" office:date-value="2006-10-09T00:00:00">
            <text:p>10/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DOMINION YORKSHIRE DOWNS APARTMENTS</text:p>
          </table:table-cell>
        </table:table-row>
        <table:table-row table:style-name="ro2">
          <table:table-cell table:style-name="ce24" office:value-type="date" office:date-value="2006-09-15T00:00:00">
            <text:p>9/1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DOMINION YORKSHIRE DOWNS APARTMENTS</text:p>
          </table:table-cell>
        </table:table-row>
        <table:table-row table:style-name="ro2">
          <table:table-cell table:style-name="ce24" office:value-type="date" office:date-value="2006-07-23T00:00:00">
            <text:p>7/23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DOMINION YORKSHIRE DOWNS APARTMENTS</text:p>
          </table:table-cell>
        </table:table-row>
        <table:table-row table:style-name="ro2">
          <table:table-cell table:style-name="ce24" office:value-type="date" office:date-value="2006-02-21T00:00:00">
            <text:p>2/2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DOMINION YORKSHIRE DOWNS APARTMENTS</text:p>
          </table:table-cell>
        </table:table-row>
        <table:table-row table:style-name="ro2">
          <table:table-cell table:style-name="ce24" office:value-type="date" office:date-value="2006-02-21T00:00:00">
            <text:p>2/21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DOMINION YORKSHIRE DOWNS APARTMENTS</text:p>
          </table:table-cell>
        </table:table-row>
        <table:table-row table:style-name="ro2">
          <table:table-cell table:style-name="ce24" office:value-type="date" office:date-value="2006-01-18T00:00:00">
            <text:p>1/1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DOMINION YORKSHIRE DOWNS APARTMENTS</text:p>
          </table:table-cell>
        </table:table-row>
        <table:table-row table:style-name="ro2">
          <table:table-cell table:style-name="ce24" office:value-type="date" office:date-value="2006-01-01T00:00:00">
            <text:p>1/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DOMINION YORKSHIRE DOWNS APARTMENTS</text:p>
          </table:table-cell>
        </table:table-row>
        <table:table-row table:style-name="ro2">
          <table:table-cell table:style-name="ce24" office:value-type="date" office:date-value="2006-12-16T00:00:00">
            <text:p>12/16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LONG GREEN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GREENLANDS</text:p>
          </table:table-cell>
        </table:table-row>
        <table:table-row table:style-name="ro2">
          <table:table-cell table:style-name="ce24" office:value-type="date" office:date-value="2006-12-15T00:00:00">
            <text:p>12/15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LONG GREEN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GREENLANDS</text:p>
          </table:table-cell>
        </table:table-row>
        <table:table-row table:style-name="ro2">
          <table:table-cell table:style-name="ce24" office:value-type="date" office:date-value="2006-05-13T00:00:00">
            <text:p>5/1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ONG GREEN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GREENLANDS</text:p>
          </table:table-cell>
        </table:table-row>
        <table:table-row table:style-name="ro2">
          <table:table-cell table:style-name="ce24" office:value-type="date" office:date-value="2006-05-08T00:00:00">
            <text:p>5/8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LONG GREEN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GREENLANDS</text:p>
          </table:table-cell>
        </table:table-row>
        <table:table-row table:style-name="ro2">
          <table:table-cell table:style-name="ce24" office:value-type="date" office:date-value="2006-04-13T00:00:00">
            <text:p>4/13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LONG GREEN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GREENLANDS</text:p>
          </table:table-cell>
        </table:table-row>
        <table:table-row table:style-name="ro2">
          <table:table-cell table:style-name="ce24" office:value-type="date" office:date-value="2006-04-08T00:00:00">
            <text:p>4/8/2006</text:p>
          </table:table-cell>
          <table:table-cell table:style-name="ce21" office:value-type="string">
            <text:p>HIT AND RUN -PROPERTY DAMAGE </text:p>
          </table:table-cell>
          <table:table-cell table:style-name="ce21" office:value-type="string">
            <text:p>LONG GREEN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GREENLANDS</text:p>
          </table:table-cell>
        </table:table-row>
        <table:table-row table:style-name="ro2">
          <table:table-cell table:style-name="ce24" office:value-type="date" office:date-value="2006-04-08T00:00:00">
            <text:p>4/8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LONG GREEN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GREENLANDS</text:p>
          </table:table-cell>
        </table:table-row>
        <table:table-row table:style-name="ro2">
          <table:table-cell table:style-name="ce24" office:value-type="date" office:date-value="2006-04-08T00:00:00">
            <text:p>4/8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LONG GREEN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GREENLANDS</text:p>
          </table:table-cell>
        </table:table-row>
        <table:table-row table:style-name="ro2">
          <table:table-cell table:style-name="ce24" office:value-type="date" office:date-value="2006-03-18T00:00:00">
            <text:p>3/18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LONG GREEN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GREENLANDS</text:p>
          </table:table-cell>
        </table:table-row>
        <table:table-row table:style-name="ro2">
          <table:table-cell table:style-name="ce24" office:value-type="date" office:date-value="2006-02-14T00:00:00">
            <text:p>2/14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LONG GREEN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GREENLANDS</text:p>
          </table:table-cell>
        </table:table-row>
        <table:table-row table:style-name="ro2">
          <table:table-cell table:style-name="ce24" office:value-type="date" office:date-value="2006-02-14T00:00:00">
            <text:p>2/14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LONG GREEN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GREENLANDS</text:p>
          </table:table-cell>
        </table:table-row>
        <table:table-row table:style-name="ro2">
          <table:table-cell table:style-name="ce24" office:value-type="date" office:date-value="2006-01-16T00:00:00">
            <text:p>1/16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LONG GREEN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GREENLANDS</text:p>
          </table:table-cell>
        </table:table-row>
        <table:table-row table:style-name="ro2">
          <table:table-cell table:style-name="ce24" office:value-type="date" office:date-value="2006-01-16T00:00:00">
            <text:p>1/16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LONG GREEN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GREENLANDS</text:p>
          </table:table-cell>
        </table:table-row>
        <table:table-row table:style-name="ro2">
          <table:table-cell table:style-name="ce24" office:value-type="date" office:date-value="2006-01-12T00:00:00">
            <text:p>1/12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LONG GREEN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GREENLANDS</text:p>
          </table:table-cell>
        </table:table-row>
        <table:table-row table:style-name="ro2">
          <table:table-cell table:style-name="ce24" office:value-type="date" office:date-value="2006-10-10T00:00:00">
            <text:p>10/10/2006</text:p>
          </table:table-cell>
          <table:table-cell table:style-name="ce21" office:value-type="string">
            <text:p>DRIVING AFTER FORFEITURE OF LICENSE </text:p>
          </table:table-cell>
          <table:table-cell table:style-name="ce21" office:value-type="string">
            <text:p>LONG GREEN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GREENLANDS</text:p>
          </table:table-cell>
        </table:table-row>
        <table:table-row table:style-name="ro2">
          <table:table-cell table:style-name="ce24" office:value-type="date" office:date-value="2006-03-09T00:00:00">
            <text:p>3/9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LONG GREEN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GREENLANDS</text:p>
          </table:table-cell>
        </table:table-row>
        <table:table-row table:style-name="ro2">
          <table:table-cell table:style-name="ce24" office:value-type="date" office:date-value="2006-02-02T00:00:00">
            <text:p>2/2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LONG GREEN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GREENLANDS</text:p>
          </table:table-cell>
        </table:table-row>
        <table:table-row table:style-name="ro2">
          <table:table-cell table:style-name="ce24" office:value-type="date" office:date-value="2004-12-30T00:00:00">
            <text:p>12/30/2004</text:p>
          </table:table-cell>
          <table:table-cell table:style-name="ce21" office:value-type="string">
            <text:p>CARNAL KNOWLEDGE OF A CHILD 13 TO 15 YRS OLD </text:p>
          </table:table-cell>
          <table:table-cell table:style-name="ce21" office:value-type="string">
            <text:p>MANSION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4-12-30T00:00:00">
            <text:p>12/30/2004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MANSION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4-12-30T00:00:00">
            <text:p>12/30/2004</text:p>
          </table:table-cell>
          <table:table-cell table:style-name="ce21" office:value-type="string">
            <text:p>OBJECT SEXUAL PENETRATION </text:p>
          </table:table-cell>
          <table:table-cell table:style-name="ce21" office:value-type="string">
            <text:p>MANSION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4-08T00:00:00">
            <text:p>4/8/2006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MANSION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13T00:00:00">
            <text:p>7/13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ARY BIER BAUER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 MEADOWS</text:p>
          </table:table-cell>
        </table:table-row>
        <table:table-row table:style-name="ro2">
          <table:table-cell table:style-name="ce24" office:value-type="date" office:date-value="2006-12-24T00:00:00">
            <text:p>12/2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ARY BIER BAUER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 MEADOWS</text:p>
          </table:table-cell>
        </table:table-row>
        <table:table-row table:style-name="ro2">
          <table:table-cell table:style-name="ce24" office:value-type="date" office:date-value="2006-12-24T00:00:00">
            <text:p>12/2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ARY BIER BAUER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 MEADOWS</text:p>
          </table:table-cell>
        </table:table-row>
        <table:table-row table:style-name="ro2">
          <table:table-cell table:style-name="ce24" office:value-type="date" office:date-value="2006-12-24T00:00:00">
            <text:p>12/2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ARY BIER BAUER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 MEADOWS</text:p>
          </table:table-cell>
        </table:table-row>
        <table:table-row table:style-name="ro2">
          <table:table-cell table:style-name="ce24" office:value-type="date" office:date-value="2006-12-24T00:00:00">
            <text:p>12/2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ARY BIER BAUER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 MEADOWS</text:p>
          </table:table-cell>
        </table:table-row>
        <table:table-row table:style-name="ro2">
          <table:table-cell table:style-name="ce24" office:value-type="date" office:date-value="2006-12-24T00:00:00">
            <text:p>12/2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ARY BIER BAUER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 MEADOWS</text:p>
          </table:table-cell>
        </table:table-row>
        <table:table-row table:style-name="ro2">
          <table:table-cell table:style-name="ce24" office:value-type="date" office:date-value="2006-12-24T00:00:00">
            <text:p>12/2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ARY BIER BAUER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 MEADOWS</text:p>
          </table:table-cell>
        </table:table-row>
        <table:table-row table:style-name="ro2">
          <table:table-cell table:style-name="ce24" office:value-type="date" office:date-value="2006-11-20T00:00:00">
            <text:p>11/20/2006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MARY BIER BAUER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 MEADOWS</text:p>
          </table:table-cell>
        </table:table-row>
        <table:table-row table:style-name="ro2">
          <table:table-cell table:style-name="ce24" office:value-type="date" office:date-value="2006-07-03T00:00:00">
            <text:p>7/3/2006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MARY BIER BAUER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 MEADOWS</text:p>
          </table:table-cell>
        </table:table-row>
        <table:table-row table:style-name="ro2">
          <table:table-cell table:style-name="ce24" office:value-type="date" office:date-value="2006-06-26T00:00:00">
            <text:p>6/26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MARY BIER BAUER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 MEADOWS</text:p>
          </table:table-cell>
        </table:table-row>
        <table:table-row table:style-name="ro2">
          <table:table-cell table:style-name="ce24" office:value-type="date" office:date-value="2006-03-23T00:00:00">
            <text:p>3/23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ARY BIER BAUER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 MEADOWS</text:p>
          </table:table-cell>
        </table:table-row>
        <table:table-row table:style-name="ro2">
          <table:table-cell table:style-name="ce24" office:value-type="date" office:date-value="2006-11-07T00:00:00">
            <text:p>11/7/2006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MARY BIER BAUER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 MEADOWS</text:p>
          </table:table-cell>
        </table:table-row>
        <table:table-row table:style-name="ro2">
          <table:table-cell table:style-name="ce24" office:value-type="date" office:date-value="2006-02-10T00:00:00">
            <text:p>2/10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ASSIE LANE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2-18T00:00:00">
            <text:p>2/1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ATOAKA TUR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01-14T00:00:00">
            <text:p>1/14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MCDONALD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MCDONALD BLUFFS</text:p>
          </table:table-cell>
        </table:table-row>
        <table:table-row table:style-name="ro2">
          <table:table-cell table:style-name="ce24" office:value-type="date" office:date-value="2006-01-20T00:00:00">
            <text:p>1/20/2006</text:p>
          </table:table-cell>
          <table:table-cell table:style-name="ce21" office:value-type="string">
            <text:p>ARSON </text:p>
          </table:table-cell>
          <table:table-cell table:style-name="ce22" office:value-type="string">
            <text:p>MEADOWLAKE ROAD </text:p>
          </table:table-cell>
          <table:table-cell table:style-name="ce25" office:value-type="float" office:value="23693">
            <text:p>23693</text:p>
          </table:table-cell>
          <table:table-cell table:style-name="ce23" office:value-type="string">
            <text:p>MEADOWLAKE FARMS</text:p>
          </table:table-cell>
        </table:table-row>
        <table:table-row table:style-name="ro2">
          <table:table-cell table:style-name="ce24" office:value-type="date" office:date-value="2006-07-17T00:00:00">
            <text:p>7/1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EADOWLAKE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MEADOWLAKE FARMS</text:p>
          </table:table-cell>
        </table:table-row>
        <table:table-row table:style-name="ro2">
          <table:table-cell table:style-name="ce24" office:value-type="date" office:date-value="2006-11-30T00:00:00">
            <text:p>11/30/2006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MEHERRIN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05-02T00:00:00">
            <text:p>5/2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MELBOURN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SHIRE DOWNS</text:p>
          </table:table-cell>
        </table:table-row>
        <table:table-row table:style-name="ro2">
          <table:table-cell table:style-name="ce24" office:value-type="date" office:date-value="2006-11-04T00:00:00">
            <text:p>11/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ELBOURN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SHIRE DOWNS</text:p>
          </table:table-cell>
        </table:table-row>
        <table:table-row table:style-name="ro2">
          <table:table-cell table:style-name="ce24" office:value-type="date" office:date-value="2006-08-20T00:00:00">
            <text:p>8/20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MELVINS 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OODS OF TABB</text:p>
          </table:table-cell>
        </table:table-row>
        <table:table-row table:style-name="ro2">
          <table:table-cell table:style-name="ce24" office:value-type="date" office:date-value="2006-10-28T00:00:00">
            <text:p>10/2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ILITIA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ATRIOT VILLAGE</text:p>
          </table:table-cell>
        </table:table-row>
        <table:table-row table:style-name="ro2">
          <table:table-cell table:style-name="ce24" office:value-type="date" office:date-value="2006-08-11T00:00:00">
            <text:p>8/11/2006</text:p>
          </table:table-cell>
          <table:table-cell table:style-name="ce21" office:value-type="string">
            <text:p>LITTERING </text:p>
          </table:table-cell>
          <table:table-cell table:style-name="ce21" office:value-type="string">
            <text:p>MILITIA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ATRIOT VILLAGE</text:p>
          </table:table-cell>
        </table:table-row>
        <table:table-row table:style-name="ro2">
          <table:table-cell table:style-name="ce24" office:value-type="date" office:date-value="2006-07-26T00:00:00">
            <text:p>7/26/2006</text:p>
          </table:table-cell>
          <table:table-cell table:style-name="ce21" office:value-type="string">
            <text:p>DAMAGE PROPERTY </text:p>
          </table:table-cell>
          <table:table-cell table:style-name="ce21" office:value-type="string">
            <text:p>MILITIA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ATRIOT VILLAGE</text:p>
          </table:table-cell>
        </table:table-row>
        <table:table-row table:style-name="ro2">
          <table:table-cell table:style-name="ce24" office:value-type="date" office:date-value="2006-07-05T00:00:00">
            <text:p>7/5/2006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MILL CROSSING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MILL CROSSING</text:p>
          </table:table-cell>
        </table:table-row>
        <table:table-row table:style-name="ro2">
          <table:table-cell table:style-name="ce24" office:value-type="date" office:date-value="2006-04-18T00:00:00">
            <text:p>4/18/2006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MILL CROSSING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MILL CROSSING</text:p>
          </table:table-cell>
        </table:table-row>
        <table:table-row table:style-name="ro2">
          <table:table-cell table:style-name="ce24" office:value-type="date" office:date-value="2006-02-01T00:00:00">
            <text:p>2/1/2006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MILL CROSSING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MILL CROSSING</text:p>
          </table:table-cell>
        </table:table-row>
        <table:table-row table:style-name="ro2">
          <table:table-cell table:style-name="ce24" office:value-type="date" office:date-value="2006-12-21T00:00:00">
            <text:p>12/2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IL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MILL FARM</text:p>
          </table:table-cell>
        </table:table-row>
        <table:table-row table:style-name="ro2">
          <table:table-cell table:style-name="ce24" office:value-type="date" office:date-value="2006-08-03T00:00:00">
            <text:p>8/3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IL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MILL FARM</text:p>
          </table:table-cell>
        </table:table-row>
        <table:table-row table:style-name="ro2">
          <table:table-cell table:style-name="ce24" office:value-type="date" office:date-value="2006-03-01T00:00:00">
            <text:p>3/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INDY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VICTORY MEADOWS</text:p>
          </table:table-cell>
        </table:table-row>
        <table:table-row table:style-name="ro2">
          <table:table-cell table:style-name="ce24" office:value-type="date" office:date-value="2006-02-21T00:00:00">
            <text:p>2/21/2006</text:p>
          </table:table-cell>
          <table:table-cell table:style-name="ce21" office:value-type="string">
            <text:p>OVERDOSE </text:p>
          </table:table-cell>
          <table:table-cell table:style-name="ce21" office:value-type="string">
            <text:p>MITCHELLS MET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OODS OF TABB</text:p>
          </table:table-cell>
        </table:table-row>
        <table:table-row table:style-name="ro2">
          <table:table-cell table:style-name="ce24" office:value-type="date" office:date-value="2006-06-15T00:00:00">
            <text:p>6/1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OBJACK LOOP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06-15T00:00:00">
            <text:p>6/15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MOBJACK LOOP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11-11T00:00:00">
            <text:p>11/11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ONTY MANOR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4" office:value-type="date" office:date-value="2006-09-26T00:00:00">
            <text:p>9/26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MONUMENT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05-19T00:00:00">
            <text:p>5/19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ONUMENT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07-30T00:00:00">
            <text:p>7/30/2006</text:p>
          </table:table-cell>
          <table:table-cell table:style-name="ce21" office:value-type="string">
            <text:p>CONSPIRACY TO COMMIT FELONY </text:p>
          </table:table-cell>
          <table:table-cell table:style-name="ce21" office:value-type="string">
            <text:p>MONUMENT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07-30T00:00:00">
            <text:p>7/30/2006</text:p>
          </table:table-cell>
          <table:table-cell table:style-name="ce21" office:value-type="string">
            <text:p>BRANDISHING FIREARM </text:p>
          </table:table-cell>
          <table:table-cell table:style-name="ce21" office:value-type="string">
            <text:p>MONUMENT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07-30T00:00:00">
            <text:p>7/30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MONUMENT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07-30T00:00:00">
            <text:p>7/30/2006</text:p>
          </table:table-cell>
          <table:table-cell table:style-name="ce21" office:value-type="string">
            <text:p>BREAKING &amp; ENTER W/INT TO RAPE,ROB,MURDER -ARMED </text:p>
          </table:table-cell>
          <table:table-cell table:style-name="ce21" office:value-type="string">
            <text:p>MONUMENT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05-28T00:00:00">
            <text:p>5/28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MONUMENT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05-26T00:00:00">
            <text:p>5/2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ONUMENT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02-24T00:00:00">
            <text:p>2/24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MONUMENT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07-31T00:00:00">
            <text:p>7/3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ONUMENT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11-08T00:00:00">
            <text:p>11/8/2006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MOUNT VERN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LANTATION ACRES</text:p>
          </table:table-cell>
        </table:table-row>
        <table:table-row table:style-name="ro2">
          <table:table-cell table:style-name="ce24" office:value-type="date" office:date-value="2006-01-31T00:00:00">
            <text:p>1/3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OUNT VERN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LANTATION ACRES</text:p>
          </table:table-cell>
        </table:table-row>
        <table:table-row table:style-name="ro2">
          <table:table-cell table:style-name="ce24" office:value-type="date" office:date-value="2006-10-09T00:00:00">
            <text:p>10/9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OUNT VERN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LANTATION ACRES</text:p>
          </table:table-cell>
        </table:table-row>
        <table:table-row table:style-name="ro2">
          <table:table-cell table:style-name="ce24" office:value-type="date" office:date-value="2006-11-16T00:00:00">
            <text:p>11/16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MOUNT VERN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LANTATION ACRES</text:p>
          </table:table-cell>
        </table:table-row>
        <table:table-row table:style-name="ro2">
          <table:table-cell table:style-name="ce24" office:value-type="date" office:date-value="2006-04-29T00:00:00">
            <text:p>4/29/2006</text:p>
          </table:table-cell>
          <table:table-cell table:style-name="ce21" office:value-type="string">
            <text:p>ASSAULT, AGGRAVATED </text:p>
          </table:table-cell>
          <table:table-cell table:style-name="ce21" office:value-type="string">
            <text:p>MOUNT VERN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LANTATION ACRES</text:p>
          </table:table-cell>
        </table:table-row>
        <table:table-row table:style-name="ro2">
          <table:table-cell table:style-name="ce24" office:value-type="date" office:date-value="2006-03-09T00:00:00">
            <text:p>3/9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MOUNT VERN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LANTATION ACRES</text:p>
          </table:table-cell>
        </table:table-row>
        <table:table-row table:style-name="ro2">
          <table:table-cell table:style-name="ce24" office:value-type="date" office:date-value="2006-10-09T00:00:00">
            <text:p>10/9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OUNT VERN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LANTATION ACRES</text:p>
          </table:table-cell>
        </table:table-row>
        <table:table-row table:style-name="ro2">
          <table:table-cell table:style-name="ce24" office:value-type="date" office:date-value="2006-02-05T00:00:00">
            <text:p>2/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OUNT VERN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LANTATION ACRES</text:p>
          </table:table-cell>
        </table:table-row>
        <table:table-row table:style-name="ro2">
          <table:table-cell table:style-name="ce24" office:value-type="date" office:date-value="2006-07-28T00:00:00">
            <text:p>7/2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OYOCK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09-09T00:00:00">
            <text:p>9/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YERS COURT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19T00:00:00">
            <text:p>8/19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YERS COURT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2-09T00:00:00">
            <text:p>2/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YERS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27T00:00:00">
            <text:p>1/27/2006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MYERS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SHIRE</text:p>
          </table:table-cell>
        </table:table-row>
        <table:table-row table:style-name="ro2">
          <table:table-cell table:style-name="ce24" office:value-type="date" office:date-value="2006-02-17T00:00:00">
            <text:p>2/1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NANSEMOND TUR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06-10T00:00:00">
            <text:p>6/10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NANTICOKE TUR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01-14T00:00:00">
            <text:p>1/14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NORTH FERN COVE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OODLAKE CROSSING</text:p>
          </table:table-cell>
        </table:table-row>
        <table:table-row table:style-name="ro2">
          <table:table-cell table:style-name="ce24" office:value-type="date" office:date-value="2006-08-20T00:00:00">
            <text:p>8/2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NOTTOWAY TUR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09-04T00:00:00">
            <text:p>9/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NOTTOWAY TUR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09-04T00:00:00">
            <text:p>9/4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NOTTOWAY TUR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08-11T00:00:00">
            <text:p>8/1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NOTTOWAY TUR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11-09T00:00:00">
            <text:p>11/9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OAK STREE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CAINS TERRACE</text:p>
          </table:table-cell>
        </table:table-row>
        <table:table-row table:style-name="ro2">
          <table:table-cell table:style-name="ce24" office:value-type="date" office:date-value="2006-11-07T00:00:00">
            <text:p>11/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AK STREE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CAINS TERRACE</text:p>
          </table:table-cell>
        </table:table-row>
        <table:table-row table:style-name="ro2">
          <table:table-cell table:style-name="ce24" office:value-type="date" office:date-value="2006-11-06T00:00:00">
            <text:p>11/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AK STREE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CAINS TERRACE</text:p>
          </table:table-cell>
        </table:table-row>
        <table:table-row table:style-name="ro2">
          <table:table-cell table:style-name="ce24" office:value-type="date" office:date-value="2006-03-12T00:00:00">
            <text:p>3/12/2006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OAK STREE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CAINS TERRACE</text:p>
          </table:table-cell>
        </table:table-row>
        <table:table-row table:style-name="ro2">
          <table:table-cell table:style-name="ce24" office:value-type="date" office:date-value="2006-01-04T00:00:00">
            <text:p>1/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AK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01-04T00:00:00">
            <text:p>1/4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OAK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12-26T00:00:00">
            <text:p>12/2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AK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12-27T00:00:00">
            <text:p>12/2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AK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07-25T00:00:00">
            <text:p>7/2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AK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07-16T00:00:00">
            <text:p>7/1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AK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07-14T00:00:00">
            <text:p>7/14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OAK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04-27T00:00:00">
            <text:p>4/2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AK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04-27T00:00:00">
            <text:p>4/27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OAK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02-13T00:00:00">
            <text:p>2/13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OAK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02-09T00:00:00">
            <text:p>2/9/2006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OAK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01-26T00:00:00">
            <text:p>1/2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NANCOCK TRNG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07-22T00:00:00">
            <text:p>7/22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KENTUCKY HEIGHTS</text:p>
          </table:table-cell>
        </table:table-row>
        <table:table-row table:style-name="ro2">
          <table:table-cell table:style-name="ce24" office:value-type="date" office:date-value="2006-07-26T00:00:00">
            <text:p>7/26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OTTIS STREET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21T00:00:00">
            <text:p>7/21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OTTIS STREET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20T00:00:00">
            <text:p>7/20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OTTIS STREET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16T00:00:00">
            <text:p>7/16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OTTIS STREET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16T00:00:00">
            <text:p>7/16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OTTIS STREET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14T00:00:00">
            <text:p>7/14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OTTIS STREET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05T00:00:00">
            <text:p>7/5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OTTIS STREET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01T00:00:00">
            <text:p>7/1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OTTIS STREET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6-30T00:00:00">
            <text:p>6/30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OTTIS STREET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6-24T00:00:00">
            <text:p>6/24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OTTIS STREET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6-20T00:00:00">
            <text:p>6/20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OTTIS STREET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6-13T00:00:00">
            <text:p>6/13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OTTIS STREET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31T00:00:00">
            <text:p>5/31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OTTIS STREET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6-11T00:00:00">
            <text:p>6/11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OTTIS STREET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6-05T00:00:00">
            <text:p>6/5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OTTIS STREET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16T00:00:00">
            <text:p>3/1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TTIS STREET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15T00:00:00">
            <text:p>10/1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VERLOOK POIN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OVERLOOK POINT</text:p>
          </table:table-cell>
        </table:table-row>
        <table:table-row table:style-name="ro2">
          <table:table-cell table:style-name="ce24" office:value-type="date" office:date-value="2006-06-25T00:00:00">
            <text:p>6/25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OWEN DAVIS BOULEVAR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COVENTRY</text:p>
          </table:table-cell>
        </table:table-row>
        <table:table-row table:style-name="ro2">
          <table:table-cell table:style-name="ce24" office:value-type="date" office:date-value="2006-05-20T00:00:00">
            <text:p>5/20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OWEN DAVIS BOULEVAR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COVENTRY</text:p>
          </table:table-cell>
        </table:table-row>
        <table:table-row table:style-name="ro2">
          <table:table-cell table:style-name="ce24" office:value-type="date" office:date-value="2006-02-02T00:00:00">
            <text:p>2/2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OWEN DAVIS BOULEVAR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COVENTRY</text:p>
          </table:table-cell>
        </table:table-row>
        <table:table-row table:style-name="ro2">
          <table:table-cell table:style-name="ce24" office:value-type="date" office:date-value="2006-04-13T00:00:00">
            <text:p>4/1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WEN DAVIS BOULEVAR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COVENTRY</text:p>
          </table:table-cell>
        </table:table-row>
        <table:table-row table:style-name="ro2">
          <table:table-cell table:style-name="ce24" office:value-type="date" office:date-value="2006-05-21T00:00:00">
            <text:p>5/2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WEN DAVIS BOULEVAR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COVENTRY</text:p>
          </table:table-cell>
        </table:table-row>
        <table:table-row table:style-name="ro2">
          <table:table-cell table:style-name="ce24" office:value-type="date" office:date-value="2006-05-21T00:00:00">
            <text:p>5/21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OWEN DAVIS BOULEVAR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COVENTRY</text:p>
          </table:table-cell>
        </table:table-row>
        <table:table-row table:style-name="ro2">
          <table:table-cell table:style-name="ce24" office:value-type="date" office:date-value="2006-05-04T00:00:00">
            <text:p>5/4/2006</text:p>
          </table:table-cell>
          <table:table-cell table:style-name="ce21" office:value-type="string">
            <text:p>POSSESSION OF BURGLARY TOOLS </text:p>
          </table:table-cell>
          <table:table-cell table:style-name="ce21" office:value-type="string">
            <text:p>PAGELAN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IDEMILL ESTATES</text:p>
          </table:table-cell>
        </table:table-row>
        <table:table-row table:style-name="ro2">
          <table:table-cell table:style-name="ce24" office:value-type="date" office:date-value="2006-05-04T00:00:00">
            <text:p>5/4/2006</text:p>
          </table:table-cell>
          <table:table-cell table:style-name="ce21" office:value-type="string">
            <text:p>CONSPIRACY TO COMMIT FELONY </text:p>
          </table:table-cell>
          <table:table-cell table:style-name="ce21" office:value-type="string">
            <text:p>PAGELAN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IDEMILL ESTATES</text:p>
          </table:table-cell>
        </table:table-row>
        <table:table-row table:style-name="ro2">
          <table:table-cell table:style-name="ce24" office:value-type="date" office:date-value="2006-05-04T00:00:00">
            <text:p>5/4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AGELAN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IDEMILL ESTATES</text:p>
          </table:table-cell>
        </table:table-row>
        <table:table-row table:style-name="ro2">
          <table:table-cell table:style-name="ce24" office:value-type="date" office:date-value="2006-03-25T00:00:00">
            <text:p>3/2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AGELAN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IDEMILL ESTATES</text:p>
          </table:table-cell>
        </table:table-row>
        <table:table-row table:style-name="ro2">
          <table:table-cell table:style-name="ce24" office:value-type="date" office:date-value="2006-03-22T00:00:00">
            <text:p>3/2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AGELAN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IDEMILL ESTATES</text:p>
          </table:table-cell>
        </table:table-row>
        <table:table-row table:style-name="ro2">
          <table:table-cell table:style-name="ce24" office:value-type="date" office:date-value="2006-03-22T00:00:00">
            <text:p>3/22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PAGELAN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IDEMILL ESTATES</text:p>
          </table:table-cell>
        </table:table-row>
        <table:table-row table:style-name="ro2">
          <table:table-cell table:style-name="ce24" office:value-type="date" office:date-value="2005-12-12T00:00:00">
            <text:p>12/12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AGELAN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IDEMILL ESTATES</text:p>
          </table:table-cell>
        </table:table-row>
        <table:table-row table:style-name="ro2">
          <table:table-cell table:style-name="ce24" office:value-type="date" office:date-value="2006-01-11T00:00:00">
            <text:p>1/11/2006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PAMUNKEY TUR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01-11T00:00:00">
            <text:p>1/11/2006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PAMUNKEY TUR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12-17T00:00:00">
            <text:p>12/1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ARK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12-17T00:00:00">
            <text:p>12/1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ARK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07-05T00:00:00">
            <text:p>7/5/2006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PARK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08-09T00:00:00">
            <text:p>8/9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PARK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3-12-31T00:00:00">
            <text:p>12/31/2003</text:p>
          </table:table-cell>
          <table:table-cell table:style-name="ce21" office:value-type="string">
            <text:p>AGGRAVATED SEXUAL BATTERY </text:p>
          </table:table-cell>
          <table:table-cell table:style-name="ce21" office:value-type="string">
            <text:p>PARK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07-16T00:00:00">
            <text:p>7/1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ARK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07-16T00:00:00">
            <text:p>7/1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ARK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07-16T00:00:00">
            <text:p>7/1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ARK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07-16T00:00:00">
            <text:p>7/1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ARK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07-16T00:00:00">
            <text:p>7/16/2006</text:p>
          </table:table-cell>
          <table:table-cell table:style-name="ce21" office:value-type="string">
            <text:p>TAMPERING WITH VEHICLE </text:p>
          </table:table-cell>
          <table:table-cell table:style-name="ce21" office:value-type="string">
            <text:p>PARK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07-16T00:00:00">
            <text:p>7/16/2006</text:p>
          </table:table-cell>
          <table:table-cell table:style-name="ce21" office:value-type="string">
            <text:p>TAMPERING WITH VEHICLE </text:p>
          </table:table-cell>
          <table:table-cell table:style-name="ce21" office:value-type="string">
            <text:p>PARK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07-16T00:00:00">
            <text:p>7/1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ARK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07-16T00:00:00">
            <text:p>7/1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ARK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07-16T00:00:00">
            <text:p>7/1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ARK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07-16T00:00:00">
            <text:p>7/1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ARK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07-16T00:00:00">
            <text:p>7/16/2006</text:p>
          </table:table-cell>
          <table:table-cell table:style-name="ce21" office:value-type="string">
            <text:p>TAMPERING WITH VEHICLE </text:p>
          </table:table-cell>
          <table:table-cell table:style-name="ce21" office:value-type="string">
            <text:p>PARK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07-16T00:00:00">
            <text:p>7/16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PARK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07-16T00:00:00">
            <text:p>7/16/2006</text:p>
          </table:table-cell>
          <table:table-cell table:style-name="ce21" office:value-type="string">
            <text:p>CARRYING CONCEALED WEAPON -1ST OFFENSE </text:p>
          </table:table-cell>
          <table:table-cell table:style-name="ce21" office:value-type="string">
            <text:p>PARK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07-16T00:00:00">
            <text:p>7/1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ARK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07-16T00:00:00">
            <text:p>7/16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PARK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07-08T00:00:00">
            <text:p>7/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ARK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05-01T00:00:00">
            <text:p>5/1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PARK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04-20T00:00:00">
            <text:p>4/2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ARK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02-23T00:00:00">
            <text:p>2/2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ARK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02-22T00:00:00">
            <text:p>2/22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PARK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01-03T00:00:00">
            <text:p>1/3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PARK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12-17T00:00:00">
            <text:p>12/1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ASTURE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YTHE CREEK FARMS</text:p>
          </table:table-cell>
        </table:table-row>
        <table:table-row table:style-name="ro2">
          <table:table-cell table:style-name="ce24" office:value-type="date" office:date-value="2006-12-25T00:00:00">
            <text:p>12/2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ATRIOT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ATRIOT VILLAGE</text:p>
          </table:table-cell>
        </table:table-row>
        <table:table-row table:style-name="ro2">
          <table:table-cell table:style-name="ce24" office:value-type="date" office:date-value="2006-12-24T00:00:00">
            <text:p>12/2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ATRIOT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ATRIOT VILLAGE</text:p>
          </table:table-cell>
        </table:table-row>
        <table:table-row table:style-name="ro2">
          <table:table-cell table:style-name="ce24" office:value-type="date" office:date-value="2006-11-12T00:00:00">
            <text:p>11/1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ATRIOT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ATRIOT VILLAGE</text:p>
          </table:table-cell>
        </table:table-row>
        <table:table-row table:style-name="ro2">
          <table:table-cell table:style-name="ce24" office:value-type="date" office:date-value="2006-11-05T00:00:00">
            <text:p>11/5/2006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PATUXENT TUR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08-11T00:00:00">
            <text:p>8/1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ATUXENT TUR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5-12-28T00:00:00">
            <text:p>12/28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PATUXENT TUR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12-25T00:00:00">
            <text:p>12/2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EACHTREE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JUSTINIAN GROVE</text:p>
          </table:table-cell>
        </table:table-row>
        <table:table-row table:style-name="ro2">
          <table:table-cell table:style-name="ce24" office:value-type="date" office:date-value="2006-11-20T00:00:00">
            <text:p>11/2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EACHTREE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JUSTINIAN GROVE</text:p>
          </table:table-cell>
        </table:table-row>
        <table:table-row table:style-name="ro2">
          <table:table-cell table:style-name="ce24" office:value-type="date" office:date-value="2006-09-07T00:00:00">
            <text:p>9/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EACHTREE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JUSTINIAN GROVE</text:p>
          </table:table-cell>
        </table:table-row>
        <table:table-row table:style-name="ro2">
          <table:table-cell table:style-name="ce24" office:value-type="date" office:date-value="2006-09-07T00:00:00">
            <text:p>9/7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EACHTREE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JUSTINIAN GROVE</text:p>
          </table:table-cell>
        </table:table-row>
        <table:table-row table:style-name="ro2">
          <table:table-cell table:style-name="ce24" office:value-type="date" office:date-value="2006-09-07T00:00:00">
            <text:p>9/7/2006</text:p>
          </table:table-cell>
          <table:table-cell table:style-name="ce21" office:value-type="string">
            <text:p>TAMPERING WITH VEHICLE </text:p>
          </table:table-cell>
          <table:table-cell table:style-name="ce21" office:value-type="string">
            <text:p>PEACHTREE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JUSTINIAN GROVE</text:p>
          </table:table-cell>
        </table:table-row>
        <table:table-row table:style-name="ro2">
          <table:table-cell table:style-name="ce24" office:value-type="date" office:date-value="2006-06-22T00:00:00">
            <text:p>6/2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EACHTREE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JUSTINIAN GROVE</text:p>
          </table:table-cell>
        </table:table-row>
        <table:table-row table:style-name="ro2">
          <table:table-cell table:style-name="ce24" office:value-type="date" office:date-value="2006-06-26T00:00:00">
            <text:p>6/2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EACHTREE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JUSTINIAN GROVE</text:p>
          </table:table-cell>
        </table:table-row>
        <table:table-row table:style-name="ro2">
          <table:table-cell table:style-name="ce24" office:value-type="date" office:date-value="2006-04-17T00:00:00">
            <text:p>4/17/2006</text:p>
          </table:table-cell>
          <table:table-cell table:style-name="ce21" office:value-type="string">
            <text:p>DAMAGE PROPERTY, PUBLIC </text:p>
          </table:table-cell>
          <table:table-cell table:style-name="ce21" office:value-type="string">
            <text:p>PEACHTREE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JUSTINIAN GROVE</text:p>
          </table:table-cell>
        </table:table-row>
        <table:table-row table:style-name="ro2">
          <table:table-cell table:style-name="ce24" office:value-type="date" office:date-value="2006-06-21T00:00:00">
            <text:p>6/2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ECAN TERR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GABLES OF YORK</text:p>
          </table:table-cell>
        </table:table-row>
        <table:table-row table:style-name="ro2">
          <table:table-cell table:style-name="ce24" office:value-type="date" office:date-value="2006-07-23T00:00:00">
            <text:p>7/2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ERSIMM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EAGLE SOUND</text:p>
          </table:table-cell>
        </table:table-row>
        <table:table-row table:style-name="ro2">
          <table:table-cell table:style-name="ce24" office:value-type="date" office:date-value="2006-01-12T00:00:00">
            <text:p>1/1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ERSIMM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EAGLE SOUND</text:p>
          </table:table-cell>
        </table:table-row>
        <table:table-row table:style-name="ro2">
          <table:table-cell table:style-name="ce24" office:value-type="date" office:date-value="2006-04-22T00:00:00">
            <text:p>4/2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INE VIEW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OODLAKE CROSSING</text:p>
          </table:table-cell>
        </table:table-row>
        <table:table-row table:style-name="ro2">
          <table:table-cell table:style-name="ce24" office:value-type="date" office:date-value="2006-11-19T00:00:00">
            <text:p>11/19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PINEWOOD CRESCEN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09-08T00:00:00">
            <text:p>9/8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INEWOOD CRESCEN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09-08T00:00:00">
            <text:p>9/8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INEWOOD CRESCEN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07-03T00:00:00">
            <text:p>7/3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PINEWOOD CRESCEN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07-14T00:00:00">
            <text:p>7/14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INEWOOD CRESCEN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07-01T00:00:00">
            <text:p>7/1/2006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PINEWOOD CRESCEN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07-01T00:00:00">
            <text:p>7/1/2006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PINEWOOD CRESCEN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07-01T00:00:00">
            <text:p>7/1/2006</text:p>
          </table:table-cell>
          <table:table-cell table:style-name="ce21" office:value-type="string">
            <text:p>STALKING </text:p>
          </table:table-cell>
          <table:table-cell table:style-name="ce21" office:value-type="string">
            <text:p>PINEWOOD CRESCEN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05-28T00:00:00">
            <text:p>5/2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INEWOOD CRESCEN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02-25T00:00:00">
            <text:p>2/25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PINEWOOD CRESCEN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02-02T00:00:00">
            <text:p>2/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INEWOOD CRESCEN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02-02T00:00:00">
            <text:p>2/2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INEWOOD CRESCEN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12-02T00:00:00">
            <text:p>12/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INEWOOD CRESCEN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12-02T00:00:00">
            <text:p>12/2/2006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PINEWOOD CRESCEN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3-07-02T00:00:00">
            <text:p>7/2/2003</text:p>
          </table:table-cell>
          <table:table-cell table:style-name="ce21" office:value-type="string">
            <text:p>CARNAL KNOWLEDGE OF A CHILD 13 TO 15 YRS OLD </text:p>
          </table:table-cell>
          <table:table-cell table:style-name="ce21" office:value-type="string">
            <text:p>PINEWOOD CRESCEN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04-08T00:00:00">
            <text:p>4/8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INEWOOD CRESCEN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08-07T00:00:00">
            <text:p>8/7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POHICK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06-25T00:00:00">
            <text:p>6/2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OHICK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06-19T00:00:00">
            <text:p>6/19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POHICK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11-11T00:00:00">
            <text:p>11/1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OLARIS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 MEADOWS</text:p>
          </table:table-cell>
        </table:table-row>
        <table:table-row table:style-name="ro2">
          <table:table-cell table:style-name="ce24" office:value-type="date" office:date-value="2006-01-04T00:00:00">
            <text:p>1/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OLARIS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 MEADOWS</text:p>
          </table:table-cell>
        </table:table-row>
        <table:table-row table:style-name="ro2">
          <table:table-cell table:style-name="ce24" office:value-type="date" office:date-value="2006-06-23T00:00:00">
            <text:p>6/23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ORT CO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OLDE PORT COVE</text:p>
          </table:table-cell>
        </table:table-row>
        <table:table-row table:style-name="ro2">
          <table:table-cell table:style-name="ce24" office:value-type="date" office:date-value="2006-03-15T00:00:00">
            <text:p>3/1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ORT CO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OLDE PORT COVE</text:p>
          </table:table-cell>
        </table:table-row>
        <table:table-row table:style-name="ro2">
          <table:table-cell table:style-name="ce24" office:value-type="date" office:date-value="2006-03-06T00:00:00">
            <text:p>3/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ORT CO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OLDE PORT COVE</text:p>
          </table:table-cell>
        </table:table-row>
        <table:table-row table:style-name="ro2">
          <table:table-cell table:style-name="ce24" office:value-type="date" office:date-value="2006-05-07T00:00:00">
            <text:p>5/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OST OAK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GABLES OF YORK</text:p>
          </table:table-cell>
        </table:table-row>
        <table:table-row table:style-name="ro2">
          <table:table-cell table:style-name="ce24" office:value-type="date" office:date-value="2006-01-21T00:00:00">
            <text:p>1/2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OST OAK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GABLES OF YORK</text:p>
          </table:table-cell>
        </table:table-row>
        <table:table-row table:style-name="ro2">
          <table:table-cell table:style-name="ce24" office:value-type="date" office:date-value="2006-01-15T00:00:00">
            <text:p>1/1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OST OAK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GABLES OF YORK</text:p>
          </table:table-cell>
        </table:table-row>
        <table:table-row table:style-name="ro2">
          <table:table-cell table:style-name="ce24" office:value-type="date" office:date-value="2006-01-05T00:00:00">
            <text:p>1/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OST OAK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GABLES OF YORK</text:p>
          </table:table-cell>
        </table:table-row>
        <table:table-row table:style-name="ro2">
          <table:table-cell table:style-name="ce24" office:value-type="date" office:date-value="2006-06-28T00:00:00">
            <text:p>6/2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OTAPSCO TUR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06-11T00:00:00">
            <text:p>6/11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POTOMAC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04-02T00:00:00">
            <text:p>4/2/2006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POTOMAC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04-02T00:00:00">
            <text:p>4/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OTOMAC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04-02T00:00:00">
            <text:p>4/2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POTOMAC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07-22T00:00:00">
            <text:p>7/2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RESTWICK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OYAL COLVEN</text:p>
          </table:table-cell>
        </table:table-row>
        <table:table-row table:style-name="ro2">
          <table:table-cell table:style-name="ce24" office:value-type="date" office:date-value="2006-12-06T00:00:00">
            <text:p>12/6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12-06T00:00:00">
            <text:p>12/6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10-31T00:00:00">
            <text:p>10/31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06T00:00:00">
            <text:p>7/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06T00:00:00">
            <text:p>7/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06T00:00:00">
            <text:p>7/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06T00:00:00">
            <text:p>7/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06T00:00:00">
            <text:p>7/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06T00:00:00">
            <text:p>7/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06T00:00:00">
            <text:p>7/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06T00:00:00">
            <text:p>7/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06T00:00:00">
            <text:p>7/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06T00:00:00">
            <text:p>7/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06T00:00:00">
            <text:p>7/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06T00:00:00">
            <text:p>7/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06T00:00:00">
            <text:p>7/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06T00:00:00">
            <text:p>7/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05T00:00:00">
            <text:p>7/5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05T00:00:00">
            <text:p>7/5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03T00:00:00">
            <text:p>7/3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03T00:00:00">
            <text:p>7/3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24T00:00:00">
            <text:p>7/24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24T00:00:00">
            <text:p>7/24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24T00:00:00">
            <text:p>7/24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24T00:00:00">
            <text:p>7/24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24T00:00:00">
            <text:p>7/24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24T00:00:00">
            <text:p>7/24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24T00:00:00">
            <text:p>7/24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24T00:00:00">
            <text:p>7/24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24T00:00:00">
            <text:p>7/24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24T00:00:00">
            <text:p>7/24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24T00:00:00">
            <text:p>7/24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24T00:00:00">
            <text:p>7/24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24T00:00:00">
            <text:p>7/24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24T00:00:00">
            <text:p>7/24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24T00:00:00">
            <text:p>7/24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18T00:00:00">
            <text:p>7/18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06T00:00:00">
            <text:p>7/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06T00:00:00">
            <text:p>7/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06T00:00:00">
            <text:p>7/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06T00:00:00">
            <text:p>7/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06T00:00:00">
            <text:p>7/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06T00:00:00">
            <text:p>7/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06T00:00:00">
            <text:p>7/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06T00:00:00">
            <text:p>7/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06T00:00:00">
            <text:p>7/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06T00:00:00">
            <text:p>7/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06T00:00:00">
            <text:p>7/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06T00:00:00">
            <text:p>7/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06T00:00:00">
            <text:p>7/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06T00:00:00">
            <text:p>7/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06T00:00:00">
            <text:p>7/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06T00:00:00">
            <text:p>7/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06T00:00:00">
            <text:p>7/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06T00:00:00">
            <text:p>7/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06T00:00:00">
            <text:p>7/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06T00:00:00">
            <text:p>7/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06T00:00:00">
            <text:p>7/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06T00:00:00">
            <text:p>7/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06T00:00:00">
            <text:p>7/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06T00:00:00">
            <text:p>7/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06T00:00:00">
            <text:p>7/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7-06T00:00:00">
            <text:p>7/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5-11T00:00:00">
            <text:p>5/11/2006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5-11T00:00:00">
            <text:p>5/11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5-09-23T00:00:00">
            <text:p>9/23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3-20T00:00:00">
            <text:p>3/20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3-20T00:00:00">
            <text:p>3/20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3-15T00:00:00">
            <text:p>3/15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3-13T00:00:00">
            <text:p>3/13/2006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3-13T00:00:00">
            <text:p>3/13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3-13T00:00:00">
            <text:p>3/13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01-12T00:00:00">
            <text:p>1/12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4" office:value-type="date" office:date-value="2006-10-24T00:00:00">
            <text:p>10/24/2006</text:p>
          </table:table-cell>
          <table:table-cell table:style-name="ce21" office:value-type="string">
            <text:p>FAILURE TO PERFORM CONSTRUCTION AFTER ADVANCE </text:p>
          </table:table-cell>
          <table:table-cell table:style-name="ce21" office:value-type="string">
            <text:p>PUNGO TUR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04-16T00:00:00">
            <text:p>4/1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UNGO TUR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08-05T00:00:00">
            <text:p>8/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QUARTER TRACK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CHINQUAPIN ORCHARD</text:p>
          </table:table-cell>
        </table:table-row>
        <table:table-row table:style-name="ro2">
          <table:table-cell table:style-name="ce24" office:value-type="date" office:date-value="2006-05-18T00:00:00">
            <text:p>5/1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QUARTER TRACK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CHINQUAPIN ORCHARD</text:p>
          </table:table-cell>
        </table:table-row>
        <table:table-row table:style-name="ro2">
          <table:table-cell table:style-name="ce24" office:value-type="date" office:date-value="2006-03-27T00:00:00">
            <text:p>3/2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QUARTER TRACK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OLDE PORT COVE</text:p>
          </table:table-cell>
        </table:table-row>
        <table:table-row table:style-name="ro2">
          <table:table-cell table:style-name="ce24" office:value-type="date" office:date-value="2006-11-25T00:00:00">
            <text:p>11/25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RICH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ICH ACRES</text:p>
          </table:table-cell>
        </table:table-row>
        <table:table-row table:style-name="ro2">
          <table:table-cell table:style-name="ce24" office:value-type="date" office:date-value="2006-08-30T00:00:00">
            <text:p>8/30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RICH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ICH ACRES</text:p>
          </table:table-cell>
        </table:table-row>
        <table:table-row table:style-name="ro2">
          <table:table-cell table:style-name="ce24" office:value-type="date" office:date-value="2005-12-12T00:00:00">
            <text:p>12/12/2005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RICH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ICH ACRES</text:p>
          </table:table-cell>
        </table:table-row>
        <table:table-row table:style-name="ro2">
          <table:table-cell table:style-name="ce24" office:value-type="date" office:date-value="2006-11-07T00:00:00">
            <text:p>11/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CH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ICH ACRES</text:p>
          </table:table-cell>
        </table:table-row>
        <table:table-row table:style-name="ro2">
          <table:table-cell table:style-name="ce24" office:value-type="date" office:date-value="2006-04-09T00:00:00">
            <text:p>4/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CH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ICH ACRES</text:p>
          </table:table-cell>
        </table:table-row>
        <table:table-row table:style-name="ro2">
          <table:table-cell table:style-name="ce24" office:value-type="date" office:date-value="2006-07-24T00:00:00">
            <text:p>7/24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RICHARDS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4" office:value-type="date" office:date-value="2006-05-08T00:00:00">
            <text:p>5/8/2006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RICHARDS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4" office:value-type="date" office:date-value="2006-05-08T00:00:00">
            <text:p>5/8/2006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RICHARDS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4" office:value-type="date" office:date-value="2006-05-08T00:00:00">
            <text:p>5/8/2006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RICHARDS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4" office:value-type="date" office:date-value="2006-05-22T00:00:00">
            <text:p>5/22/2006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RICHARDS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4" office:value-type="date" office:date-value="2006-03-08T00:00:00">
            <text:p>3/8/2006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RICHARDS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4" office:value-type="date" office:date-value="2006-12-06T00:00:00">
            <text:p>12/6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RICHARDS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4" office:value-type="date" office:date-value="2006-10-06T00:00:00">
            <text:p>10/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ICHARDS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4" office:value-type="date" office:date-value="2006-07-24T00:00:00">
            <text:p>7/24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RICHARDS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4" office:value-type="date" office:date-value="2006-06-26T00:00:00">
            <text:p>6/26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RICHARDS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4" office:value-type="date" office:date-value="2006-06-26T00:00:00">
            <text:p>6/26/2006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RICHARDS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4" office:value-type="date" office:date-value="2006-06-26T00:00:00">
            <text:p>6/26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RICHARDS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4" office:value-type="date" office:date-value="2006-05-08T00:00:00">
            <text:p>5/8/2006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RICHARDS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4" office:value-type="date" office:date-value="2006-05-18T00:00:00">
            <text:p>5/18/2006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RICHARDS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4" office:value-type="date" office:date-value="2006-11-22T00:00:00">
            <text:p>11/2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ICHTER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GREENLANDS</text:p>
          </table:table-cell>
        </table:table-row>
        <table:table-row table:style-name="ro2">
          <table:table-cell table:style-name="ce24" office:value-type="date" office:date-value="2006-10-17T00:00:00">
            <text:p>10/17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RICHTER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GREENLANDS</text:p>
          </table:table-cell>
        </table:table-row>
        <table:table-row table:style-name="ro2">
          <table:table-cell table:style-name="ce24" office:value-type="date" office:date-value="2006-09-30T00:00:00">
            <text:p>9/3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CHTER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GREENLANDS</text:p>
          </table:table-cell>
        </table:table-row>
        <table:table-row table:style-name="ro2">
          <table:table-cell table:style-name="ce24" office:value-type="date" office:date-value="2006-07-13T00:00:00">
            <text:p>7/1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CHTER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GREENLANDS</text:p>
          </table:table-cell>
        </table:table-row>
        <table:table-row table:style-name="ro2">
          <table:table-cell table:style-name="ce24" office:value-type="date" office:date-value="2006-07-23T00:00:00">
            <text:p>7/23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RICHTER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GREENLANDS</text:p>
          </table:table-cell>
        </table:table-row>
        <table:table-row table:style-name="ro2">
          <table:table-cell table:style-name="ce24" office:value-type="date" office:date-value="2006-06-01T00:00:00">
            <text:p>6/1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RICHTER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GREENLANDS</text:p>
          </table:table-cell>
        </table:table-row>
        <table:table-row table:style-name="ro2">
          <table:table-cell table:style-name="ce24" office:value-type="date" office:date-value="2006-11-13T00:00:00">
            <text:p>11/1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OBERTS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KENTUCKY HEIGHTS</text:p>
          </table:table-cell>
        </table:table-row>
        <table:table-row table:style-name="ro2">
          <table:table-cell table:style-name="ce24" office:value-type="date" office:date-value="2006-07-11T00:00:00">
            <text:p>7/11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ROBERTS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KENTUCKY HEIGHTS</text:p>
          </table:table-cell>
        </table:table-row>
        <table:table-row table:style-name="ro2">
          <table:table-cell table:style-name="ce24" office:value-type="date" office:date-value="2006-03-08T00:00:00">
            <text:p>3/8/2006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ROBERTS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KENTUCKY HEIGHTS</text:p>
          </table:table-cell>
        </table:table-row>
        <table:table-row table:style-name="ro2">
          <table:table-cell table:style-name="ce24" office:value-type="date" office:date-value="2006-03-08T00:00:00">
            <text:p>3/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OBINH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HERWOOD FOREST</text:p>
          </table:table-cell>
        </table:table-row>
        <table:table-row table:style-name="ro2">
          <table:table-cell table:style-name="ce24" office:value-type="date" office:date-value="2006-12-01T00:00:00">
            <text:p>12/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OBINH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HERWOOD FOREST</text:p>
          </table:table-cell>
        </table:table-row>
        <table:table-row table:style-name="ro2">
          <table:table-cell table:style-name="ce24" office:value-type="date" office:date-value="2006-02-06T00:00:00">
            <text:p>2/6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ROBINH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HERWOOD FOREST</text:p>
          </table:table-cell>
        </table:table-row>
        <table:table-row table:style-name="ro2">
          <table:table-cell table:style-name="ce24" office:value-type="date" office:date-value="2006-08-20T00:00:00">
            <text:p>8/2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OBINH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HERWOOD FOREST</text:p>
          </table:table-cell>
        </table:table-row>
        <table:table-row table:style-name="ro2">
          <table:table-cell table:style-name="ce24" office:value-type="date" office:date-value="2006-10-15T00:00:00">
            <text:p>10/1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OBINH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HERWOOD FOREST</text:p>
          </table:table-cell>
        </table:table-row>
        <table:table-row table:style-name="ro2">
          <table:table-cell table:style-name="ce24" office:value-type="date" office:date-value="2006-10-10T00:00:00">
            <text:p>10/10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ROBINH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HERWOOD FOREST</text:p>
          </table:table-cell>
        </table:table-row>
        <table:table-row table:style-name="ro2">
          <table:table-cell table:style-name="ce24" office:value-type="date" office:date-value="2006-10-03T00:00:00">
            <text:p>10/3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ROBINH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HERWOOD FOREST</text:p>
          </table:table-cell>
        </table:table-row>
        <table:table-row table:style-name="ro2">
          <table:table-cell table:style-name="ce24" office:value-type="date" office:date-value="2006-03-31T00:00:00">
            <text:p>3/31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ROBINH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HERWOOD FOREST</text:p>
          </table:table-cell>
        </table:table-row>
        <table:table-row table:style-name="ro2">
          <table:table-cell table:style-name="ce24" office:value-type="date" office:date-value="2006-02-11T00:00:00">
            <text:p>2/11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ROBINH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HERWOOD FOREST</text:p>
          </table:table-cell>
        </table:table-row>
        <table:table-row table:style-name="ro2">
          <table:table-cell table:style-name="ce24" office:value-type="date" office:date-value="2006-01-05T00:00:00">
            <text:p>1/5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ROBINH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HERWOOD FOREST</text:p>
          </table:table-cell>
        </table:table-row>
        <table:table-row table:style-name="ro2">
          <table:table-cell table:style-name="ce24" office:value-type="date" office:date-value="2006-03-04T00:00:00">
            <text:p>3/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OCK CREEK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OCK CREEK</text:p>
          </table:table-cell>
        </table:table-row>
        <table:table-row table:style-name="ro2">
          <table:table-cell table:style-name="ce24" office:value-type="date" office:date-value="2006-04-08T00:00:00">
            <text:p>4/8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ROCK CREEK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OCK CREEK</text:p>
          </table:table-cell>
        </table:table-row>
        <table:table-row table:style-name="ro2">
          <table:table-cell table:style-name="ce24" office:value-type="date" office:date-value="2006-04-24T00:00:00">
            <text:p>4/24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ROCKMORE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YTHE CREEK FARMS</text:p>
          </table:table-cell>
        </table:table-row>
        <table:table-row table:style-name="ro2">
          <table:table-cell table:style-name="ce24" office:value-type="date" office:date-value="2006-12-28T00:00:00">
            <text:p>12/2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OYAL COLVE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OYAL COLVEN</text:p>
          </table:table-cell>
        </table:table-row>
        <table:table-row table:style-name="ro2">
          <table:table-cell table:style-name="ce24" office:value-type="date" office:date-value="2006-03-04T00:00:00">
            <text:p>3/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OYAL COLVE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OYAL COLVEN</text:p>
          </table:table-cell>
        </table:table-row>
        <table:table-row table:style-name="ro2">
          <table:table-cell table:style-name="ce24" office:value-type="date" office:date-value="2006-03-04T00:00:00">
            <text:p>3/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OYAL COLVE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OYAL COLVEN</text:p>
          </table:table-cell>
        </table:table-row>
        <table:table-row table:style-name="ro2">
          <table:table-cell table:style-name="ce24" office:value-type="date" office:date-value="2006-11-11T00:00:00">
            <text:p>11/1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UNEY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OAKWOOD</text:p>
          </table:table-cell>
        </table:table-row>
        <table:table-row table:style-name="ro2">
          <table:table-cell table:style-name="ce24" office:value-type="date" office:date-value="2006-08-03T00:00:00">
            <text:p>8/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UNEY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OAKWOOD</text:p>
          </table:table-cell>
        </table:table-row>
        <table:table-row table:style-name="ro2">
          <table:table-cell table:style-name="ce24" office:value-type="date" office:date-value="2006-05-31T00:00:00">
            <text:p>5/31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RUNEY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OAKWOOD</text:p>
          </table:table-cell>
        </table:table-row>
        <table:table-row table:style-name="ro2">
          <table:table-cell table:style-name="ce24" office:value-type="date" office:date-value="2006-01-25T00:00:00">
            <text:p>1/2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UNEY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OAKWOOD</text:p>
          </table:table-cell>
        </table:table-row>
        <table:table-row table:style-name="ro2">
          <table:table-cell table:style-name="ce24" office:value-type="date" office:date-value="2006-09-01T00:00:00">
            <text:p>9/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UNNING MAN TRAIL/KICOTA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04-01T00:00:00">
            <text:p>4/1/2006</text:p>
          </table:table-cell>
          <table:table-cell table:style-name="ce21" office:value-type="string">
            <text:p>THROWING OBJECT AT MOVING VEHICLE </text:p>
          </table:table-cell>
          <table:table-cell table:style-name="ce21" office:value-type="string">
            <text:p>RUNNING MAN TRL/CALUMET TUR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11-13T00:00:00">
            <text:p>11/13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UNNINGMAN TRAIL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12-08T00:00:00">
            <text:p>12/8/2006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RUNNINGMAN TRAIL/MANASSAS LOOP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12-08T00:00:00">
            <text:p>12/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UNNINGMAN TRAIL/MANASSAS LOOP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12-30T00:00:00">
            <text:p>12/3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LMONT APARTMENTS</text:p>
          </table:table-cell>
        </table:table-row>
        <table:table-row table:style-name="ro2">
          <table:table-cell table:style-name="ce24" office:value-type="date" office:date-value="2006-07-15T00:00:00">
            <text:p>7/15/2006</text:p>
          </table:table-cell>
          <table:table-cell table:style-name="ce21" office:value-type="string">
            <text:p>LARCENY, ALL OTHERS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LMONT APARTMENTS</text:p>
          </table:table-cell>
        </table:table-row>
        <table:table-row table:style-name="ro2">
          <table:table-cell table:style-name="ce24" office:value-type="date" office:date-value="2006-05-24T00:00:00">
            <text:p>5/2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LMONT APARTMENTS</text:p>
          </table:table-cell>
        </table:table-row>
        <table:table-row table:style-name="ro2">
          <table:table-cell table:style-name="ce24" office:value-type="date" office:date-value="2006-12-18T00:00:00">
            <text:p>12/18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LMONT APARTMENTS</text:p>
          </table:table-cell>
        </table:table-row>
        <table:table-row table:style-name="ro2">
          <table:table-cell table:style-name="ce24" office:value-type="date" office:date-value="2006-12-20T00:00:00">
            <text:p>12/2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LMONT APARTMENTS</text:p>
          </table:table-cell>
        </table:table-row>
        <table:table-row table:style-name="ro2">
          <table:table-cell table:style-name="ce24" office:value-type="date" office:date-value="2006-09-09T00:00:00">
            <text:p>9/9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LMONT APARTMENTS</text:p>
          </table:table-cell>
        </table:table-row>
        <table:table-row table:style-name="ro2">
          <table:table-cell table:style-name="ce24" office:value-type="date" office:date-value="2006-06-07T00:00:00">
            <text:p>6/7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LMONT APARTMENTS</text:p>
          </table:table-cell>
        </table:table-row>
        <table:table-row table:style-name="ro2">
          <table:table-cell table:style-name="ce24" office:value-type="date" office:date-value="2006-12-27T00:00:00">
            <text:p>12/27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LMONT APARTMENTS</text:p>
          </table:table-cell>
        </table:table-row>
        <table:table-row table:style-name="ro2">
          <table:table-cell table:style-name="ce24" office:value-type="date" office:date-value="2006-12-16T00:00:00">
            <text:p>12/16/2006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LMONT APARTMENTS</text:p>
          </table:table-cell>
        </table:table-row>
        <table:table-row table:style-name="ro2">
          <table:table-cell table:style-name="ce24" office:value-type="date" office:date-value="2006-12-14T00:00:00">
            <text:p>12/14/2006</text:p>
          </table:table-cell>
          <table:table-cell table:style-name="ce21" office:value-type="string">
            <text:p>RAPE </text:p>
          </table:table-cell>
          <table:table-cell table:style-name="ce22" office:value-type="string">
            <text:p>SAINT CLAIR CIRCLE </text:p>
          </table:table-cell>
          <table:table-cell table:style-name="ce25" office:value-type="float" office:value="23693">
            <text:p>23693</text:p>
          </table:table-cell>
          <table:table-cell table:style-name="ce23" office:value-type="string">
            <text:p>BELMONT APARTMENTS</text:p>
          </table:table-cell>
        </table:table-row>
        <table:table-row table:style-name="ro2">
          <table:table-cell table:style-name="ce24" office:value-type="date" office:date-value="2006-11-27T00:00:00">
            <text:p>11/27/2006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LMONT APARTMENTS</text:p>
          </table:table-cell>
        </table:table-row>
        <table:table-row table:style-name="ro2">
          <table:table-cell table:style-name="ce24" office:value-type="date" office:date-value="2004-08-17T00:00:00">
            <text:p>8/17/2004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LMONT APARTMENTS</text:p>
          </table:table-cell>
        </table:table-row>
        <table:table-row table:style-name="ro2">
          <table:table-cell table:style-name="ce24" office:value-type="date" office:date-value="2006-10-12T00:00:00">
            <text:p>10/12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LMONT APARTMENTS</text:p>
          </table:table-cell>
        </table:table-row>
        <table:table-row table:style-name="ro2">
          <table:table-cell table:style-name="ce24" office:value-type="date" office:date-value="2006-11-03T00:00:00">
            <text:p>11/3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LMONT APARTMENTS</text:p>
          </table:table-cell>
        </table:table-row>
        <table:table-row table:style-name="ro2">
          <table:table-cell table:style-name="ce24" office:value-type="date" office:date-value="2006-10-24T00:00:00">
            <text:p>10/24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LMONT APARTMENTS</text:p>
          </table:table-cell>
        </table:table-row>
        <table:table-row table:style-name="ro2">
          <table:table-cell table:style-name="ce24" office:value-type="date" office:date-value="2006-10-14T00:00:00">
            <text:p>10/14/2006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LMONT APARTMENTS</text:p>
          </table:table-cell>
        </table:table-row>
        <table:table-row table:style-name="ro2">
          <table:table-cell table:style-name="ce24" office:value-type="date" office:date-value="2006-10-17T00:00:00">
            <text:p>10/1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LMONT APARTMENTS</text:p>
          </table:table-cell>
        </table:table-row>
        <table:table-row table:style-name="ro2">
          <table:table-cell table:style-name="ce24" office:value-type="date" office:date-value="2006-10-02T00:00:00">
            <text:p>10/2/2006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LMONT APARTMENTS</text:p>
          </table:table-cell>
        </table:table-row>
        <table:table-row table:style-name="ro2">
          <table:table-cell table:style-name="ce24" office:value-type="date" office:date-value="2006-10-01T00:00:00">
            <text:p>10/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LMONT APARTMENTS</text:p>
          </table:table-cell>
        </table:table-row>
        <table:table-row table:style-name="ro2">
          <table:table-cell table:style-name="ce24" office:value-type="date" office:date-value="2006-09-21T00:00:00">
            <text:p>9/21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LMONT APARTMENTS</text:p>
          </table:table-cell>
        </table:table-row>
        <table:table-row table:style-name="ro2">
          <table:table-cell table:style-name="ce24" office:value-type="date" office:date-value="2006-07-17T00:00:00">
            <text:p>7/1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LMONT APARTMENTS</text:p>
          </table:table-cell>
        </table:table-row>
        <table:table-row table:style-name="ro2">
          <table:table-cell table:style-name="ce24" office:value-type="date" office:date-value="2006-07-15T00:00:00">
            <text:p>7/15/2006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LMONT APARTMENTS</text:p>
          </table:table-cell>
        </table:table-row>
        <table:table-row table:style-name="ro2">
          <table:table-cell table:style-name="ce24" office:value-type="date" office:date-value="2006-07-15T00:00:00">
            <text:p>7/15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LMONT APARTMENTS</text:p>
          </table:table-cell>
        </table:table-row>
        <table:table-row table:style-name="ro2">
          <table:table-cell table:style-name="ce24" office:value-type="date" office:date-value="2006-07-15T00:00:00">
            <text:p>7/15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LMONT APARTMENTS</text:p>
          </table:table-cell>
        </table:table-row>
        <table:table-row table:style-name="ro2">
          <table:table-cell table:style-name="ce24" office:value-type="date" office:date-value="2006-07-04T00:00:00">
            <text:p>7/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LMONT APARTMENTS</text:p>
          </table:table-cell>
        </table:table-row>
        <table:table-row table:style-name="ro2">
          <table:table-cell table:style-name="ce24" office:value-type="date" office:date-value="2006-07-04T00:00:00">
            <text:p>7/4/2006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LMONT APARTMENTS</text:p>
          </table:table-cell>
        </table:table-row>
        <table:table-row table:style-name="ro2">
          <table:table-cell table:style-name="ce24" office:value-type="date" office:date-value="2006-08-29T00:00:00">
            <text:p>8/29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LMONT APARTMENTS</text:p>
          </table:table-cell>
        </table:table-row>
        <table:table-row table:style-name="ro2">
          <table:table-cell table:style-name="ce24" office:value-type="date" office:date-value="2006-08-29T00:00:00">
            <text:p>8/29/2006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LMONT APARTMENTS</text:p>
          </table:table-cell>
        </table:table-row>
        <table:table-row table:style-name="ro2">
          <table:table-cell table:style-name="ce24" office:value-type="date" office:date-value="2006-08-11T00:00:00">
            <text:p>8/1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LMONT APARTMENTS</text:p>
          </table:table-cell>
        </table:table-row>
        <table:table-row table:style-name="ro2">
          <table:table-cell table:style-name="ce24" office:value-type="date" office:date-value="2006-08-12T00:00:00">
            <text:p>8/12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LMONT APARTMENTS</text:p>
          </table:table-cell>
        </table:table-row>
        <table:table-row table:style-name="ro2">
          <table:table-cell table:style-name="ce24" office:value-type="date" office:date-value="2006-08-09T00:00:00">
            <text:p>8/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LMONT APARTMENTS</text:p>
          </table:table-cell>
        </table:table-row>
        <table:table-row table:style-name="ro2">
          <table:table-cell table:style-name="ce24" office:value-type="date" office:date-value="2006-07-01T00:00:00">
            <text:p>7/1/2006</text:p>
          </table:table-cell>
          <table:table-cell table:style-name="ce21" office:value-type="string">
            <text:p>RAPE </text:p>
          </table:table-cell>
          <table:table-cell table:style-name="ce22" office:value-type="string">
            <text:p>SAINT CLAIR CIRCLE </text:p>
          </table:table-cell>
          <table:table-cell table:style-name="ce25" office:value-type="float" office:value="23693">
            <text:p>23693</text:p>
          </table:table-cell>
          <table:table-cell table:style-name="ce23" office:value-type="string">
            <text:p>BELMONT APARTMENTS</text:p>
          </table:table-cell>
        </table:table-row>
        <table:table-row table:style-name="ro2">
          <table:table-cell table:style-name="ce24" office:value-type="date" office:date-value="2006-05-28T00:00:00">
            <text:p>5/28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LMONT APARTMENTS</text:p>
          </table:table-cell>
        </table:table-row>
        <table:table-row table:style-name="ro2">
          <table:table-cell table:style-name="ce24" office:value-type="date" office:date-value="2006-03-20T00:00:00">
            <text:p>3/20/2006</text:p>
          </table:table-cell>
          <table:table-cell table:style-name="ce21" office:value-type="string">
            <text:p>TAMPERING WITH VEHICL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LMONT APARTMENTS</text:p>
          </table:table-cell>
        </table:table-row>
        <table:table-row table:style-name="ro2">
          <table:table-cell table:style-name="ce24" office:value-type="date" office:date-value="2006-03-12T00:00:00">
            <text:p>3/12/2006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LMONT APARTMENTS</text:p>
          </table:table-cell>
        </table:table-row>
        <table:table-row table:style-name="ro2">
          <table:table-cell table:style-name="ce24" office:value-type="date" office:date-value="2006-03-05T00:00:00">
            <text:p>3/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LMONT APARTMENTS</text:p>
          </table:table-cell>
        </table:table-row>
        <table:table-row table:style-name="ro2">
          <table:table-cell table:style-name="ce24" office:value-type="date" office:date-value="2006-02-28T00:00:00">
            <text:p>2/2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LMONT APARTMENTS</text:p>
          </table:table-cell>
        </table:table-row>
        <table:table-row table:style-name="ro2">
          <table:table-cell table:style-name="ce24" office:value-type="date" office:date-value="2006-02-20T00:00:00">
            <text:p>2/2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LMONT APARTMENTS</text:p>
          </table:table-cell>
        </table:table-row>
        <table:table-row table:style-name="ro2">
          <table:table-cell table:style-name="ce24" office:value-type="date" office:date-value="2006-02-13T00:00:00">
            <text:p>2/1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LMONT APARTMENTS</text:p>
          </table:table-cell>
        </table:table-row>
        <table:table-row table:style-name="ro2">
          <table:table-cell table:style-name="ce24" office:value-type="date" office:date-value="2006-02-20T00:00:00">
            <text:p>2/2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LMONT APARTMENTS</text:p>
          </table:table-cell>
        </table:table-row>
        <table:table-row table:style-name="ro2">
          <table:table-cell table:style-name="ce24" office:value-type="date" office:date-value="2006-02-07T00:00:00">
            <text:p>2/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LMONT APARTMENTS</text:p>
          </table:table-cell>
        </table:table-row>
        <table:table-row table:style-name="ro2">
          <table:table-cell table:style-name="ce24" office:value-type="date" office:date-value="2006-02-05T00:00:00">
            <text:p>2/5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LMONT APARTMENTS</text:p>
          </table:table-cell>
        </table:table-row>
        <table:table-row table:style-name="ro2">
          <table:table-cell table:style-name="ce24" office:value-type="date" office:date-value="2006-01-30T00:00:00">
            <text:p>1/30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LMONT APARTMENTS</text:p>
          </table:table-cell>
        </table:table-row>
        <table:table-row table:style-name="ro2">
          <table:table-cell table:style-name="ce24" office:value-type="date" office:date-value="2006-01-18T00:00:00">
            <text:p>1/18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LMONT APARTMENTS</text:p>
          </table:table-cell>
        </table:table-row>
        <table:table-row table:style-name="ro2">
          <table:table-cell table:style-name="ce24" office:value-type="date" office:date-value="2006-01-17T00:00:00">
            <text:p>1/1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LMONT APARTMENTS</text:p>
          </table:table-cell>
        </table:table-row>
        <table:table-row table:style-name="ro2">
          <table:table-cell table:style-name="ce24" office:value-type="date" office:date-value="2006-01-16T00:00:00">
            <text:p>1/16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LMONT APARTMENTS</text:p>
          </table:table-cell>
        </table:table-row>
        <table:table-row table:style-name="ro2">
          <table:table-cell table:style-name="ce24" office:value-type="date" office:date-value="2006-01-11T00:00:00">
            <text:p>1/11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LMONT APARTMENTS</text:p>
          </table:table-cell>
        </table:table-row>
        <table:table-row table:style-name="ro2">
          <table:table-cell table:style-name="ce24" office:value-type="date" office:date-value="2006-01-09T00:00:00">
            <text:p>1/9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LMONT APARTMENTS</text:p>
          </table:table-cell>
        </table:table-row>
        <table:table-row table:style-name="ro2">
          <table:table-cell table:style-name="ce24" office:value-type="date" office:date-value="2006-01-09T00:00:00">
            <text:p>1/9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LMONT APARTMENTS</text:p>
          </table:table-cell>
        </table:table-row>
        <table:table-row table:style-name="ro2">
          <table:table-cell table:style-name="ce24" office:value-type="date" office:date-value="2006-01-08T00:00:00">
            <text:p>1/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LMONT APARTMENTS</text:p>
          </table:table-cell>
        </table:table-row>
        <table:table-row table:style-name="ro2">
          <table:table-cell table:style-name="ce24" office:value-type="date" office:date-value="2006-01-07T00:00:00">
            <text:p>1/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LMONT APARTMENTS</text:p>
          </table:table-cell>
        </table:table-row>
        <table:table-row table:style-name="ro2">
          <table:table-cell table:style-name="ce24" office:value-type="date" office:date-value="2006-01-08T00:00:00">
            <text:p>1/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ELMONT APARTMENTS</text:p>
          </table:table-cell>
        </table:table-row>
        <table:table-row table:style-name="ro2">
          <table:table-cell table:style-name="ce24" office:value-type="date" office:date-value="2006-02-22T00:00:00">
            <text:p>2/2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CUTTLE LANE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2-01T00:00:00">
            <text:p>2/1/2006</text:p>
          </table:table-cell>
          <table:table-cell table:style-name="ce21" office:value-type="string">
            <text:p>OBTAINING MONEY BY FALSE PRETENSES </text:p>
          </table:table-cell>
          <table:table-cell table:style-name="ce21" office:value-type="string">
            <text:p>SEEKRIGHT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ERGUSON GLADE</text:p>
          </table:table-cell>
        </table:table-row>
        <table:table-row table:style-name="ro2">
          <table:table-cell table:style-name="ce24" office:value-type="date" office:date-value="2006-11-04T00:00:00">
            <text:p>11/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EKRIGHT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ERGUSON GLADE</text:p>
          </table:table-cell>
        </table:table-row>
        <table:table-row table:style-name="ro2">
          <table:table-cell table:style-name="ce24" office:value-type="date" office:date-value="2006-10-23T00:00:00">
            <text:p>10/2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EKRIGHT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ERGUSON GLADE</text:p>
          </table:table-cell>
        </table:table-row>
        <table:table-row table:style-name="ro2">
          <table:table-cell table:style-name="ce24" office:value-type="date" office:date-value="2006-09-14T00:00:00">
            <text:p>9/1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EKRIGHT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ERGUSON GLADE</text:p>
          </table:table-cell>
        </table:table-row>
        <table:table-row table:style-name="ro2">
          <table:table-cell table:style-name="ce24" office:value-type="date" office:date-value="2006-08-05T00:00:00">
            <text:p>8/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EKRIGHT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ERGUSON GLADE</text:p>
          </table:table-cell>
        </table:table-row>
        <table:table-row table:style-name="ro2">
          <table:table-cell table:style-name="ce24" office:value-type="date" office:date-value="2006-08-11T00:00:00">
            <text:p>8/1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EKRIGHT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ERGUSON GLADE</text:p>
          </table:table-cell>
        </table:table-row>
        <table:table-row table:style-name="ro2">
          <table:table-cell table:style-name="ce24" office:value-type="date" office:date-value="2006-08-11T00:00:00">
            <text:p>8/1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EKRIGHT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ERGUSON GLADE</text:p>
          </table:table-cell>
        </table:table-row>
        <table:table-row table:style-name="ro2">
          <table:table-cell table:style-name="ce24" office:value-type="date" office:date-value="2006-05-30T00:00:00">
            <text:p>5/3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EEKRIGHT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ERGUSON GLADE</text:p>
          </table:table-cell>
        </table:table-row>
        <table:table-row table:style-name="ro2">
          <table:table-cell table:style-name="ce24" office:value-type="date" office:date-value="2006-05-30T00:00:00">
            <text:p>5/30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EEKRIGHT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ERGUSON GLADE</text:p>
          </table:table-cell>
        </table:table-row>
        <table:table-row table:style-name="ro2">
          <table:table-cell table:style-name="ce24" office:value-type="date" office:date-value="2006-05-19T00:00:00">
            <text:p>5/1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EKRIGHT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ERGUSON GLADE</text:p>
          </table:table-cell>
        </table:table-row>
        <table:table-row table:style-name="ro2">
          <table:table-cell table:style-name="ce24" office:value-type="date" office:date-value="2006-05-16T00:00:00">
            <text:p>5/16/2006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SEEKRIGHT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ERGUSON GLADE</text:p>
          </table:table-cell>
        </table:table-row>
        <table:table-row table:style-name="ro2">
          <table:table-cell table:style-name="ce24" office:value-type="date" office:date-value="2006-05-16T00:00:00">
            <text:p>5/1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EKRIGHT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ERGUSON GLADE</text:p>
          </table:table-cell>
        </table:table-row>
        <table:table-row table:style-name="ro2">
          <table:table-cell table:style-name="ce24" office:value-type="date" office:date-value="2006-05-14T00:00:00">
            <text:p>5/1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EEKRIGHT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ERGUSON GLADE</text:p>
          </table:table-cell>
        </table:table-row>
        <table:table-row table:style-name="ro2">
          <table:table-cell table:style-name="ce24" office:value-type="date" office:date-value="2006-04-03T00:00:00">
            <text:p>4/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EKRIGHT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ERGUSON GLADE</text:p>
          </table:table-cell>
        </table:table-row>
        <table:table-row table:style-name="ro2">
          <table:table-cell table:style-name="ce24" office:value-type="date" office:date-value="2006-11-30T00:00:00">
            <text:p>11/30/2006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SETH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VICTORY MEADOWS</text:p>
          </table:table-cell>
        </table:table-row>
        <table:table-row table:style-name="ro2">
          <table:table-cell table:style-name="ce24" office:value-type="date" office:date-value="2006-09-30T00:00:00">
            <text:p>9/3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TH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VICTORY MEADOWS</text:p>
          </table:table-cell>
        </table:table-row>
        <table:table-row table:style-name="ro2">
          <table:table-cell table:style-name="ce24" office:value-type="date" office:date-value="2006-06-14T00:00:00">
            <text:p>6/14/2006</text:p>
          </table:table-cell>
          <table:table-cell table:style-name="ce21" office:value-type="string">
            <text:p>DAMAGE PROPERTY </text:p>
          </table:table-cell>
          <table:table-cell table:style-name="ce21" office:value-type="string">
            <text:p>SETH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 COLONY</text:p>
          </table:table-cell>
        </table:table-row>
        <table:table-row table:style-name="ro2">
          <table:table-cell table:style-name="ce24" office:value-type="date" office:date-value="2006-07-17T00:00:00">
            <text:p>7/17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HALLOW LAGOO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4" office:value-type="date" office:date-value="2006-08-06T00:00:00">
            <text:p>8/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HAMROCK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 MANOR</text:p>
          </table:table-cell>
        </table:table-row>
        <table:table-row table:style-name="ro2">
          <table:table-cell table:style-name="ce24" office:value-type="date" office:date-value="2006-11-25T00:00:00">
            <text:p>11/25/2006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SHAMROCK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 MANOR</text:p>
          </table:table-cell>
        </table:table-row>
        <table:table-row table:style-name="ro2">
          <table:table-cell table:style-name="ce24" office:value-type="date" office:date-value="2006-11-15T00:00:00">
            <text:p>11/15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HAMROCK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 MANOR</text:p>
          </table:table-cell>
        </table:table-row>
        <table:table-row table:style-name="ro2">
          <table:table-cell table:style-name="ce24" office:value-type="date" office:date-value="2006-06-23T00:00:00">
            <text:p>6/2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HAMROCK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 MANOR</text:p>
          </table:table-cell>
        </table:table-row>
        <table:table-row table:style-name="ro2">
          <table:table-cell table:style-name="ce24" office:value-type="date" office:date-value="2006-04-12T00:00:00">
            <text:p>4/12/2006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SHAMROCK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 MANOR</text:p>
          </table:table-cell>
        </table:table-row>
        <table:table-row table:style-name="ro2">
          <table:table-cell table:style-name="ce24" office:value-type="date" office:date-value="2006-04-12T00:00:00">
            <text:p>4/1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HAMROCK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 MANOR</text:p>
          </table:table-cell>
        </table:table-row>
        <table:table-row table:style-name="ro2">
          <table:table-cell table:style-name="ce24" office:value-type="date" office:date-value="2006-03-18T00:00:00">
            <text:p>3/1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HAMROCK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 MANOR</text:p>
          </table:table-cell>
        </table:table-row>
        <table:table-row table:style-name="ro2">
          <table:table-cell table:style-name="ce24" office:value-type="date" office:date-value="2006-02-05T00:00:00">
            <text:p>2/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HAMROCK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 MANOR</text:p>
          </table:table-cell>
        </table:table-row>
        <table:table-row table:style-name="ro2">
          <table:table-cell table:style-name="ce24" office:value-type="date" office:date-value="2006-04-22T00:00:00">
            <text:p>4/2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HERMAN CRESCEN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MEADOWLAKE FARMS</text:p>
          </table:table-cell>
        </table:table-row>
        <table:table-row table:style-name="ro2">
          <table:table-cell table:style-name="ce24" office:value-type="date" office:date-value="2006-08-21T00:00:00">
            <text:p>8/2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HIRLEY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IVER HAVEN</text:p>
          </table:table-cell>
        </table:table-row>
        <table:table-row table:style-name="ro2">
          <table:table-cell table:style-name="ce24" office:value-type="date" office:date-value="2006-03-20T00:00:00">
            <text:p>3/2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HIRLEY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IVER HAVEN</text:p>
          </table:table-cell>
        </table:table-row>
        <table:table-row table:style-name="ro2">
          <table:table-cell table:style-name="ce24" office:value-type="date" office:date-value="2006-07-04T00:00:00">
            <text:p>7/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HOREWOOD TR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RESSON ARBOR</text:p>
          </table:table-cell>
        </table:table-row>
        <table:table-row table:style-name="ro2">
          <table:table-cell table:style-name="ce24" office:value-type="date" office:date-value="2006-01-18T00:00:00">
            <text:p>1/18/2006</text:p>
          </table:table-cell>
          <table:table-cell table:style-name="ce21" office:value-type="string">
            <text:p>OVERDOSE </text:p>
          </table:table-cell>
          <table:table-cell table:style-name="ce21" office:value-type="string">
            <text:p>SHOREWOOD TR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RESSON ARBOR</text:p>
          </table:table-cell>
        </table:table-row>
        <table:table-row table:style-name="ro2">
          <table:table-cell table:style-name="ce24" office:value-type="date" office:date-value="2006-09-25T00:00:00">
            <text:p>9/25/2006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SILVER FOX TR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XWOOD</text:p>
          </table:table-cell>
        </table:table-row>
        <table:table-row table:style-name="ro2">
          <table:table-cell table:style-name="ce24" office:value-type="date" office:date-value="2006-08-07T00:00:00">
            <text:p>8/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ILVER FOX TR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XWOOD</text:p>
          </table:table-cell>
        </table:table-row>
        <table:table-row table:style-name="ro2">
          <table:table-cell table:style-name="ce24" office:value-type="date" office:date-value="2006-08-09T00:00:00">
            <text:p>8/9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ILVER FOX TR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XWOOD</text:p>
          </table:table-cell>
        </table:table-row>
        <table:table-row table:style-name="ro2">
          <table:table-cell table:style-name="ce24" office:value-type="date" office:date-value="2006-05-19T00:00:00">
            <text:p>5/19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ILVER FOX TR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XWOOD</text:p>
          </table:table-cell>
        </table:table-row>
        <table:table-row table:style-name="ro2">
          <table:table-cell table:style-name="ce24" office:value-type="date" office:date-value="2006-06-15T00:00:00">
            <text:p>6/15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INCLAIR LANE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4-21T00:00:00">
            <text:p>4/2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OUTH MAPLE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KENTUCKY FARMS</text:p>
          </table:table-cell>
        </table:table-row>
        <table:table-row table:style-name="ro2">
          <table:table-cell table:style-name="ce24" office:value-type="date" office:date-value="2006-05-06T00:00:00">
            <text:p>5/6/2006</text:p>
          </table:table-cell>
          <table:table-cell table:style-name="ce21" office:value-type="string">
            <text:p>CRUELTY TO ANIMALS </text:p>
          </table:table-cell>
          <table:table-cell table:style-name="ce21" office:value-type="string">
            <text:p>SOUTH MAPLE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KENTUCKY FARMS</text:p>
          </table:table-cell>
        </table:table-row>
        <table:table-row table:style-name="ro2">
          <table:table-cell table:style-name="ce24" office:value-type="date" office:date-value="2006-03-28T00:00:00">
            <text:p>3/2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OUTH MAPLE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KENTUCKY FARMS</text:p>
          </table:table-cell>
        </table:table-row>
        <table:table-row table:style-name="ro2">
          <table:table-cell table:style-name="ce24" office:value-type="date" office:date-value="2006-02-20T00:00:00">
            <text:p>2/20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SOUTH MAPLE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KENTUCKY FARMS</text:p>
          </table:table-cell>
        </table:table-row>
        <table:table-row table:style-name="ro2">
          <table:table-cell table:style-name="ce24" office:value-type="date" office:date-value="2006-02-07T00:00:00">
            <text:p>2/7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SOUTH MAPLE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KENTUCKY FARMS</text:p>
          </table:table-cell>
        </table:table-row>
        <table:table-row table:style-name="ro2">
          <table:table-cell table:style-name="ce24" office:value-type="date" office:date-value="2006-03-23T00:00:00">
            <text:p>3/23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SOUTH MAPLE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KENTUCKY FARMS</text:p>
          </table:table-cell>
        </table:table-row>
        <table:table-row table:style-name="ro2">
          <table:table-cell table:style-name="ce24" office:value-type="date" office:date-value="2006-03-23T00:00:00">
            <text:p>3/23/2006</text:p>
          </table:table-cell>
          <table:table-cell table:style-name="ce21" office:value-type="string">
            <text:p>DRUGS, PWID MARIJUANA </text:p>
          </table:table-cell>
          <table:table-cell table:style-name="ce21" office:value-type="string">
            <text:p>SOUTH MAPLE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KENTUCKY FARMS</text:p>
          </table:table-cell>
        </table:table-row>
        <table:table-row table:style-name="ro2">
          <table:table-cell table:style-name="ce24" office:value-type="date" office:date-value="2006-03-23T00:00:00">
            <text:p>3/23/2006</text:p>
          </table:table-cell>
          <table:table-cell table:style-name="ce21" office:value-type="string">
            <text:p>SALE, DISTRIBUTE MARIJUANA </text:p>
          </table:table-cell>
          <table:table-cell table:style-name="ce21" office:value-type="string">
            <text:p>SOUTH MAPLE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KENTUCKY FARMS</text:p>
          </table:table-cell>
        </table:table-row>
        <table:table-row table:style-name="ro2">
          <table:table-cell table:style-name="ce24" office:value-type="date" office:date-value="2006-03-10T00:00:00">
            <text:p>3/1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POON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SANCTUARY</text:p>
          </table:table-cell>
        </table:table-row>
        <table:table-row table:style-name="ro2">
          <table:table-cell table:style-name="ce24" office:value-type="date" office:date-value="2006-03-05T00:00:00">
            <text:p>3/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POON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SANCTUARY</text:p>
          </table:table-cell>
        </table:table-row>
        <table:table-row table:style-name="ro2">
          <table:table-cell table:style-name="ce24" office:value-type="date" office:date-value="2006-10-19T00:00:00">
            <text:p>10/1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PRUC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HISPERING WINDS</text:p>
          </table:table-cell>
        </table:table-row>
        <table:table-row table:style-name="ro2">
          <table:table-cell table:style-name="ce24" office:value-type="date" office:date-value="2006-10-10T00:00:00">
            <text:p>10/10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SPRUC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HISPERING WINDS</text:p>
          </table:table-cell>
        </table:table-row>
        <table:table-row table:style-name="ro2">
          <table:table-cell table:style-name="ce24" office:value-type="date" office:date-value="2006-10-07T00:00:00">
            <text:p>10/7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SPRUC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HISPERING WINDS</text:p>
          </table:table-cell>
        </table:table-row>
        <table:table-row table:style-name="ro2">
          <table:table-cell table:style-name="ce24" office:value-type="date" office:date-value="2006-05-23T00:00:00">
            <text:p>5/23/2006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SPRUC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HISPERING WINDS</text:p>
          </table:table-cell>
        </table:table-row>
        <table:table-row table:style-name="ro2">
          <table:table-cell table:style-name="ce24" office:value-type="date" office:date-value="2006-05-01T00:00:00">
            <text:p>5/1/2006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SPRUC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HISPERING WINDS</text:p>
          </table:table-cell>
        </table:table-row>
        <table:table-row table:style-name="ro2">
          <table:table-cell table:style-name="ce24" office:value-type="date" office:date-value="2006-10-12T00:00:00">
            <text:p>10/1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T. GEORG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SHIRE DOWNS</text:p>
          </table:table-cell>
        </table:table-row>
        <table:table-row table:style-name="ro2">
          <table:table-cell table:style-name="ce24" office:value-type="date" office:date-value="2006-11-20T00:00:00">
            <text:p>11/2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TERLING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11-09T00:00:00">
            <text:p>11/9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STERLING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10-13T00:00:00">
            <text:p>10/1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TERLING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08-23T00:00:00">
            <text:p>8/2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TERLING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05-13T00:00:00">
            <text:p>5/13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TERLING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09-17T00:00:00">
            <text:p>9/17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STONE LAKE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OODLAKE CROSSING</text:p>
          </table:table-cell>
        </table:table-row>
        <table:table-row table:style-name="ro2">
          <table:table-cell table:style-name="ce24" office:value-type="date" office:date-value="2006-07-13T00:00:00">
            <text:p>7/13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UASN NEWTON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MEADOWLAKE FARMS</text:p>
          </table:table-cell>
        </table:table-row>
        <table:table-row table:style-name="ro2">
          <table:table-cell table:style-name="ce24" office:value-type="date" office:date-value="2006-01-14T00:00:00">
            <text:p>1/1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UN RISE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OODLAKE CROSSING</text:p>
          </table:table-cell>
        </table:table-row>
        <table:table-row table:style-name="ro2">
          <table:table-cell table:style-name="ce24" office:value-type="date" office:date-value="2006-08-09T00:00:00">
            <text:p>8/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USAN NEWTON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MEADOWLAKE FARMS</text:p>
          </table:table-cell>
        </table:table-row>
        <table:table-row table:style-name="ro2">
          <table:table-cell table:style-name="ce24" office:value-type="date" office:date-value="2006-07-13T00:00:00">
            <text:p>7/1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USAN NEWTON LANE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27T00:00:00">
            <text:p>10/2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USAN NEWTON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MEADOWLAKE FARMS</text:p>
          </table:table-cell>
        </table:table-row>
        <table:table-row table:style-name="ro2">
          <table:table-cell table:style-name="ce24" office:value-type="date" office:date-value="2006-06-25T00:00:00">
            <text:p>6/25/2006</text:p>
          </table:table-cell>
          <table:table-cell table:style-name="ce21" office:value-type="string">
            <text:p>CURFEW VIOLATION </text:p>
          </table:table-cell>
          <table:table-cell table:style-name="ce21" office:value-type="string">
            <text:p>SUSAN NEWTON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MEADOWLAKE FARMS</text:p>
          </table:table-cell>
        </table:table-row>
        <table:table-row table:style-name="ro2">
          <table:table-cell table:style-name="ce24" office:value-type="date" office:date-value="2006-06-24T00:00:00">
            <text:p>6/2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USAN NEWTON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MEADOWLAKE FARMS</text:p>
          </table:table-cell>
        </table:table-row>
        <table:table-row table:style-name="ro2">
          <table:table-cell table:style-name="ce24" office:value-type="date" office:date-value="2006-06-17T00:00:00">
            <text:p>6/17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SWAIN LANE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20T00:00:00">
            <text:p>3/2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WAIN LANE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17T00:00:00">
            <text:p>1/1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ABB LAKES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4" office:value-type="date" office:date-value="2006-03-10T00:00:00">
            <text:p>3/10/2006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TABB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 TERRACE</text:p>
          </table:table-cell>
        </table:table-row>
        <table:table-row table:style-name="ro2">
          <table:table-cell table:style-name="ce24" office:value-type="date" office:date-value="2006-12-20T00:00:00">
            <text:p>12/20/2006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TABB SMITH TRAIL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VILLAS ON SHADY BANKS</text:p>
          </table:table-cell>
        </table:table-row>
        <table:table-row table:style-name="ro2">
          <table:table-cell table:style-name="ce24" office:value-type="date" office:date-value="2006-10-04T00:00:00">
            <text:p>10/4/2006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TABB SMITH TRAIL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VILLAS ON SHADY BANKS</text:p>
          </table:table-cell>
        </table:table-row>
        <table:table-row table:style-name="ro2">
          <table:table-cell table:style-name="ce24" office:value-type="date" office:date-value="2006-06-13T00:00:00">
            <text:p>6/13/2006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TALL PINE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HISPERING WINDS</text:p>
          </table:table-cell>
        </table:table-row>
        <table:table-row table:style-name="ro2">
          <table:table-cell table:style-name="ce24" office:value-type="date" office:date-value="2006-07-17T00:00:00">
            <text:p>7/1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ALLYHO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XWOOD</text:p>
          </table:table-cell>
        </table:table-row>
        <table:table-row table:style-name="ro2">
          <table:table-cell table:style-name="ce24" office:value-type="date" office:date-value="2006-06-28T00:00:00">
            <text:p>6/28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TALLYHO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XWOOD</text:p>
          </table:table-cell>
        </table:table-row>
        <table:table-row table:style-name="ro2">
          <table:table-cell table:style-name="ce24" office:value-type="date" office:date-value="2006-01-20T00:00:00">
            <text:p>1/2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ALLYHO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XWOOD</text:p>
          </table:table-cell>
        </table:table-row>
        <table:table-row table:style-name="ro2">
          <table:table-cell table:style-name="ce24" office:value-type="date" office:date-value="2006-12-24T00:00:00">
            <text:p>12/2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ERRANCE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 MEADOWS</text:p>
          </table:table-cell>
        </table:table-row>
        <table:table-row table:style-name="ro2">
          <table:table-cell table:style-name="ce24" office:value-type="date" office:date-value="2006-12-24T00:00:00">
            <text:p>12/2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ERRANCE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 MEADOWS</text:p>
          </table:table-cell>
        </table:table-row>
        <table:table-row table:style-name="ro2">
          <table:table-cell table:style-name="ce24" office:value-type="date" office:date-value="2006-08-21T00:00:00">
            <text:p>8/2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ERRANCE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 MEADOWS</text:p>
          </table:table-cell>
        </table:table-row>
        <table:table-row table:style-name="ro2">
          <table:table-cell table:style-name="ce24" office:value-type="date" office:date-value="2006-08-19T00:00:00">
            <text:p>8/19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TERRANCE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 MEADOWS</text:p>
          </table:table-cell>
        </table:table-row>
        <table:table-row table:style-name="ro2">
          <table:table-cell table:style-name="ce24" office:value-type="date" office:date-value="2006-08-26T00:00:00">
            <text:p>8/2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ERRYS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OODS OF TABB</text:p>
          </table:table-cell>
        </table:table-row>
        <table:table-row table:style-name="ro2">
          <table:table-cell table:style-name="ce24" office:value-type="date" office:date-value="2006-11-05T00:00:00">
            <text:p>11/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HEATER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11T00:00:00">
            <text:p>10/11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THEATER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1-06T00:00:00">
            <text:p>11/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10-19T00:00:00">
            <text:p>10/19/2006</text:p>
          </table:table-cell>
          <table:table-cell table:style-name="ce21" office:value-type="string">
            <text:p>BRANDISHING FIREARM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10-15T00:00:00">
            <text:p>10/1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10-02T00:00:00">
            <text:p>10/2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08-04T00:00:00">
            <text:p>8/4/2006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08-28T00:00:00">
            <text:p>8/28/2006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08-25T00:00:00">
            <text:p>8/2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08-21T00:00:00">
            <text:p>8/21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08-21T00:00:00">
            <text:p>8/2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08-09T00:00:00">
            <text:p>8/9/2006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08-10T00:00:00">
            <text:p>8/10/2006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08-02T00:00:00">
            <text:p>8/2/2006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07-18T00:00:00">
            <text:p>7/1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07-02T00:00:00">
            <text:p>7/2/2006</text:p>
          </table:table-cell>
          <table:table-cell table:style-name="ce21" office:value-type="string">
            <text:p>TAMPERING WITH VEHICL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06-09T00:00:00">
            <text:p>6/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06-16T00:00:00">
            <text:p>6/16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06-11T00:00:00">
            <text:p>6/11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05-02T00:00:00">
            <text:p>5/2/2006</text:p>
          </table:table-cell>
          <table:table-cell table:style-name="ce21" office:value-type="string">
            <text:p>OVERDOS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03-21T00:00:00">
            <text:p>3/21/2006</text:p>
          </table:table-cell>
          <table:table-cell table:style-name="ce21" office:value-type="string">
            <text:p>OVERDOS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02-25T00:00:00">
            <text:p>2/25/2006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11-30T00:00:00">
            <text:p>11/3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10-12T00:00:00">
            <text:p>10/1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09-25T00:00:00">
            <text:p>9/25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08-24T00:00:00">
            <text:p>8/24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08-09T00:00:00">
            <text:p>8/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07-13T00:00:00">
            <text:p>7/13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05-18T00:00:00">
            <text:p>5/1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05-05T00:00:00">
            <text:p>5/5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5-04-30T00:00:00">
            <text:p>4/30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01-08T00:00:00">
            <text:p>1/8/2006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01-04T00:00:00">
            <text:p>1/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01-04T00:00:00">
            <text:p>1/4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08-23T00:00:00">
            <text:p>8/23/2006</text:p>
          </table:table-cell>
          <table:table-cell table:style-name="ce21" office:value-type="string">
            <text:p>HIT &amp; RUN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08-23T00:00:00">
            <text:p>8/23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08-23T00:00:00">
            <text:p>8/23/2006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08-23T00:00:00">
            <text:p>8/23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12-04T00:00:00">
            <text:p>12/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IDE MIL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1-26T00:00:00">
            <text:p>11/2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IDE MIL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1-08T00:00:00">
            <text:p>11/8/2006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TIDE MIL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1-03T00:00:00">
            <text:p>11/3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TIDE MIL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21T00:00:00">
            <text:p>7/2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IDE MIL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26T00:00:00">
            <text:p>7/2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IDE MIL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2-28T00:00:00">
            <text:p>2/2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IDE MILL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28T00:00:00">
            <text:p>7/28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TIGER PAW PATH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4" office:value-type="date" office:date-value="2006-07-27T00:00:00">
            <text:p>7/27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TIGER PAW PATH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4" office:value-type="date" office:date-value="2006-03-06T00:00:00">
            <text:p>3/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IGER PAW PATH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4" office:value-type="date" office:date-value="2006-12-07T00:00:00">
            <text:p>12/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IGER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4" office:value-type="date" office:date-value="2006-11-10T00:00:00">
            <text:p>11/10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TIGER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4" office:value-type="date" office:date-value="2006-03-31T00:00:00">
            <text:p>3/31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TIGER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4" office:value-type="date" office:date-value="2006-03-31T00:00:00">
            <text:p>3/31/2006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TIGER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 LAKES</text:p>
          </table:table-cell>
        </table:table-row>
        <table:table-row table:style-name="ro2">
          <table:table-cell table:style-name="ce24" office:value-type="date" office:date-value="2006-05-18T00:00:00">
            <text:p>5/18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TRADEWINDS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RADEWINDS</text:p>
          </table:table-cell>
        </table:table-row>
        <table:table-row table:style-name="ro2">
          <table:table-cell table:style-name="ce24" office:value-type="date" office:date-value="2006-05-24T00:00:00">
            <text:p>5/24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TRADEWINDS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RADEWINDS</text:p>
          </table:table-cell>
        </table:table-row>
        <table:table-row table:style-name="ro2">
          <table:table-cell table:style-name="ce24" office:value-type="date" office:date-value="2006-10-20T00:00:00">
            <text:p>10/2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REBOR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REBOR PASTURES</text:p>
          </table:table-cell>
        </table:table-row>
        <table:table-row table:style-name="ro2">
          <table:table-cell table:style-name="ce24" office:value-type="date" office:date-value="2006-10-11T00:00:00">
            <text:p>10/11/2006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TRINITY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 MANOR</text:p>
          </table:table-cell>
        </table:table-row>
        <table:table-row table:style-name="ro2">
          <table:table-cell table:style-name="ce24" office:value-type="date" office:date-value="2006-10-11T00:00:00">
            <text:p>10/1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RINITY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 MANOR</text:p>
          </table:table-cell>
        </table:table-row>
        <table:table-row table:style-name="ro2">
          <table:table-cell table:style-name="ce24" office:value-type="date" office:date-value="2006-08-02T00:00:00">
            <text:p>8/2/2006</text:p>
          </table:table-cell>
          <table:table-cell table:style-name="ce21" office:value-type="string">
            <text:p>THREATEN TO BURN </text:p>
          </table:table-cell>
          <table:table-cell table:style-name="ce21" office:value-type="string">
            <text:p>TRINITY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CAINS TERRACE</text:p>
          </table:table-cell>
        </table:table-row>
        <table:table-row table:style-name="ro2">
          <table:table-cell table:style-name="ce24" office:value-type="date" office:date-value="2006-05-27T00:00:00">
            <text:p>5/27/2006</text:p>
          </table:table-cell>
          <table:table-cell table:style-name="ce21" office:value-type="string">
            <text:p>MISSING PERSON </text:p>
          </table:table-cell>
          <table:table-cell table:style-name="ce21" office:value-type="string">
            <text:p>TRINITY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CAINS TERRACE</text:p>
          </table:table-cell>
        </table:table-row>
        <table:table-row table:style-name="ro2">
          <table:table-cell table:style-name="ce24" office:value-type="date" office:date-value="2006-12-22T00:00:00">
            <text:p>12/22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TRISTE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GREENLANDS</text:p>
          </table:table-cell>
        </table:table-row>
        <table:table-row table:style-name="ro2">
          <table:table-cell table:style-name="ce24" office:value-type="date" office:date-value="2006-09-27T00:00:00">
            <text:p>9/2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RISTE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GREENLANDS</text:p>
          </table:table-cell>
        </table:table-row>
        <table:table-row table:style-name="ro2">
          <table:table-cell table:style-name="ce24" office:value-type="date" office:date-value="2006-01-05T00:00:00">
            <text:p>1/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RISTE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HE GREENLANDS</text:p>
          </table:table-cell>
        </table:table-row>
        <table:table-row table:style-name="ro2">
          <table:table-cell table:style-name="ce24" office:value-type="date" office:date-value="2006-12-15T00:00:00">
            <text:p>12/15/2006</text:p>
          </table:table-cell>
          <table:table-cell table:style-name="ce21" office:value-type="string">
            <text:p>MISSING PERSON </text:p>
          </table:table-cell>
          <table:table-cell table:style-name="ce21" office:value-type="string">
            <text:p>TRIVALON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 MANOR</text:p>
          </table:table-cell>
        </table:table-row>
        <table:table-row table:style-name="ro2">
          <table:table-cell table:style-name="ce24" office:value-type="date" office:date-value="2006-03-05T00:00:00">
            <text:p>3/5/2006</text:p>
          </table:table-cell>
          <table:table-cell table:style-name="ce21" office:value-type="string">
            <text:p>ARSON </text:p>
          </table:table-cell>
          <table:table-cell table:style-name="ce22" office:value-type="string">
            <text:p>TRIVALON COURT </text:p>
          </table:table-cell>
          <table:table-cell table:style-name="ce25" office:value-type="float" office:value="23693">
            <text:p>23693</text:p>
          </table:table-cell>
          <table:table-cell table:style-name="ce23" office:value-type="string">
            <text:p>YORK MANOR</text:p>
          </table:table-cell>
        </table:table-row>
        <table:table-row table:style-name="ro2">
          <table:table-cell table:style-name="ce24" office:value-type="date" office:date-value="2006-12-26T00:00:00">
            <text:p>12/2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UCKAHOE TR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12-08T00:00:00">
            <text:p>12/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UCKAHOE TR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10-06T00:00:00">
            <text:p>10/6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TUCKAHOE TR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09-17T00:00:00">
            <text:p>9/1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UCKAHOE TR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09-09T00:00:00">
            <text:p>9/9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UCKAHOE TR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05-23T00:00:00">
            <text:p>5/2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UCKAHOE TR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04-13T00:00:00">
            <text:p>4/13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UCKAHOE TR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03-20T00:00:00">
            <text:p>3/20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TUCKAHOE TR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RUNNING MAN</text:p>
          </table:table-cell>
        </table:table-row>
        <table:table-row table:style-name="ro2">
          <table:table-cell table:style-name="ce24" office:value-type="date" office:date-value="2006-07-10T00:00:00">
            <text:p>7/1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UI PL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ERGUSON GLADE</text:p>
          </table:table-cell>
        </table:table-row>
        <table:table-row table:style-name="ro2">
          <table:table-cell table:style-name="ce24" office:value-type="date" office:date-value="2006-07-10T00:00:00">
            <text:p>7/10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TUI PL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ERGUSON GLADE</text:p>
          </table:table-cell>
        </table:table-row>
        <table:table-row table:style-name="ro2">
          <table:table-cell table:style-name="ce24" office:value-type="date" office:date-value="2006-06-25T00:00:00">
            <text:p>6/25/2006</text:p>
          </table:table-cell>
          <table:table-cell table:style-name="ce21" office:value-type="string">
            <text:p>DAMAGE PROPERTY </text:p>
          </table:table-cell>
          <table:table-cell table:style-name="ce21" office:value-type="string">
            <text:p>TUI PL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ERGUSON GLADE</text:p>
          </table:table-cell>
        </table:table-row>
        <table:table-row table:style-name="ro2">
          <table:table-cell table:style-name="ce24" office:value-type="date" office:date-value="2006-12-15T00:00:00">
            <text:p>12/15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20T00:00:00">
            <text:p>12/2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14T00:00:00">
            <text:p>12/14/2006</text:p>
          </table:table-cell>
          <table:table-cell table:style-name="ce21" office:value-type="string">
            <text:p>DRUGS, PWID COCAIN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18T00:00:00">
            <text:p>12/18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1-28T00:00:00">
            <text:p>11/28/2006</text:p>
          </table:table-cell>
          <table:table-cell table:style-name="ce21" office:value-type="string">
            <text:p>LARCENY OR THEFT -3RD OR SUBSQ OFFENS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1-29T00:00:00">
            <text:p>11/29/2006</text:p>
          </table:table-cell>
          <table:table-cell table:style-name="ce21" office:value-type="string">
            <text:p>FRAUD-TRICK,FALSE PRETENSES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01T00:00:00">
            <text:p>12/1/2006</text:p>
          </table:table-cell>
          <table:table-cell table:style-name="ce21" office:value-type="string">
            <text:p>VIOLATE PROTECTIVE ORDERS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10T00:00:00">
            <text:p>12/10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10T00:00:00">
            <text:p>12/10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08T00:00:00">
            <text:p>12/8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1-17T00:00:00">
            <text:p>11/17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1-25T00:00:00">
            <text:p>11/25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1-01T00:00:00">
            <text:p>11/1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25T00:00:00">
            <text:p>10/25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19T00:00:00">
            <text:p>10/19/2006</text:p>
          </table:table-cell>
          <table:table-cell table:style-name="ce21" office:value-type="string">
            <text:p>CONCEALMENT/PRICE CHANGING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10T00:00:00">
            <text:p>10/10/2006</text:p>
          </table:table-cell>
          <table:table-cell table:style-name="ce21" office:value-type="string">
            <text:p>MANUF, SALE, POSS CONTROL SUBST -SCHED III,IV,V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17T00:00:00">
            <text:p>10/17/2006</text:p>
          </table:table-cell>
          <table:table-cell table:style-name="ce21" office:value-type="string">
            <text:p>CONCEALMENT/PRICE CHANGING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14T00:00:00">
            <text:p>10/14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01T00:00:00">
            <text:p>10/1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09T00:00:00">
            <text:p>10/9/2006</text:p>
          </table:table-cell>
          <table:table-cell table:style-name="ce21" office:value-type="string">
            <text:p>EMBEZZLEMENT &lt;$200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07T00:00:00">
            <text:p>10/7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07T00:00:00">
            <text:p>10/7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02T00:00:00">
            <text:p>10/2/2006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27T00:00:00">
            <text:p>9/2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19T00:00:00">
            <text:p>9/19/2006</text:p>
          </table:table-cell>
          <table:table-cell table:style-name="ce21" office:value-type="string">
            <text:p>INDECENT EXPOSUR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26T00:00:00">
            <text:p>9/26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08T00:00:00">
            <text:p>9/8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08T00:00:00">
            <text:p>9/8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17T00:00:00">
            <text:p>8/17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24T00:00:00">
            <text:p>9/24/2006</text:p>
          </table:table-cell>
          <table:table-cell table:style-name="ce21" office:value-type="string">
            <text:p>CURFEW VIOLATION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24T00:00:00">
            <text:p>9/2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17T00:00:00">
            <text:p>8/1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15T00:00:00">
            <text:p>8/15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07T00:00:00">
            <text:p>8/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05T00:00:00">
            <text:p>8/5/2006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05T00:00:00">
            <text:p>8/5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06T00:00:00">
            <text:p>7/6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15T00:00:00">
            <text:p>9/15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15T00:00:00">
            <text:p>9/15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23T00:00:00">
            <text:p>9/23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07T00:00:00">
            <text:p>9/7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31T00:00:00">
            <text:p>8/3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04T00:00:00">
            <text:p>9/4/2006</text:p>
          </table:table-cell>
          <table:table-cell table:style-name="ce21" office:value-type="string">
            <text:p>CONCEALMENT/PRICE CHANGING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02T00:00:00">
            <text:p>9/2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26T00:00:00">
            <text:p>8/2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26T00:00:00">
            <text:p>8/26/2006</text:p>
          </table:table-cell>
          <table:table-cell table:style-name="ce21" office:value-type="string">
            <text:p>RECEIVING STOLEN GOODS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26T00:00:00">
            <text:p>8/26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26T00:00:00">
            <text:p>8/26/2006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26T00:00:00">
            <text:p>7/26/2006</text:p>
          </table:table-cell>
          <table:table-cell table:style-name="ce21" office:value-type="string">
            <text:p>SALE, DISTRIBUTE MARIJUANA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11T00:00:00">
            <text:p>8/11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01T00:00:00">
            <text:p>8/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01T00:00:00">
            <text:p>8/1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27T00:00:00">
            <text:p>7/27/2006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22T00:00:00">
            <text:p>7/22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20T00:00:00">
            <text:p>7/20/2006</text:p>
          </table:table-cell>
          <table:table-cell table:style-name="ce21" office:value-type="string">
            <text:p>HIT &amp; RUN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12T00:00:00">
            <text:p>7/12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14T00:00:00">
            <text:p>7/14/2006</text:p>
          </table:table-cell>
          <table:table-cell table:style-name="ce21" office:value-type="string">
            <text:p>ELUDING POLICE -ENDANGER PERSONS OR POLICE CAR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14T00:00:00">
            <text:p>7/14/2006</text:p>
          </table:table-cell>
          <table:table-cell table:style-name="ce21" office:value-type="string">
            <text:p>CONSPIRACY TO VIOLATE DRUG CONTROL ACT -FELO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10T00:00:00">
            <text:p>7/10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07T00:00:00">
            <text:p>7/7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08T00:00:00">
            <text:p>7/8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6-28T00:00:00">
            <text:p>6/28/2006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6-15T00:00:00">
            <text:p>6/15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6-16T00:00:00">
            <text:p>6/16/2006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6-16T00:00:00">
            <text:p>6/16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6-11T00:00:00">
            <text:p>6/11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6-12T00:00:00">
            <text:p>6/12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22T00:00:00">
            <text:p>5/22/2006</text:p>
          </table:table-cell>
          <table:table-cell table:style-name="ce21" office:value-type="string">
            <text:p>PETIT LARCENY -3RD OR SUBSQ OFFENS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20T00:00:00">
            <text:p>5/20/2006</text:p>
          </table:table-cell>
          <table:table-cell table:style-name="ce21" office:value-type="string">
            <text:p>GRAFFITI ,PRIVATE PROPERT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12T00:00:00">
            <text:p>5/12/2006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12T00:00:00">
            <text:p>5/12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16T00:00:00">
            <text:p>5/1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05T00:00:00">
            <text:p>5/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14T00:00:00">
            <text:p>5/1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08T00:00:00">
            <text:p>5/8/2006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08T00:00:00">
            <text:p>5/8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4-30T00:00:00">
            <text:p>4/30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4-29T00:00:00">
            <text:p>4/29/2006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4-29T00:00:00">
            <text:p>4/29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4-21T00:00:00">
            <text:p>4/21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4-02T00:00:00">
            <text:p>4/2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4-12T00:00:00">
            <text:p>4/12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4-05T00:00:00">
            <text:p>4/5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4-04T00:00:00">
            <text:p>4/4/2006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2-07T00:00:00">
            <text:p>2/7/2006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2-07T00:00:00">
            <text:p>2/7/2006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31T00:00:00">
            <text:p>3/31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11T00:00:00">
            <text:p>3/1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02T00:00:00">
            <text:p>3/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07T00:00:00">
            <text:p>3/7/2006</text:p>
          </table:table-cell>
          <table:table-cell table:style-name="ce21" office:value-type="string">
            <text:p>RESISTING ARREST/OBS JUSTICE W/O THREAT OF FORC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07T00:00:00">
            <text:p>3/7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02T00:00:00">
            <text:p>3/2/2006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02T00:00:00">
            <text:p>3/2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2-28T00:00:00">
            <text:p>2/28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2-21T00:00:00">
            <text:p>2/21/2006</text:p>
          </table:table-cell>
          <table:table-cell table:style-name="ce21" office:value-type="string">
            <text:p>SALE, DISTRIBUTE MARIJUANA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2-02T00:00:00">
            <text:p>2/2/2006</text:p>
          </table:table-cell>
          <table:table-cell table:style-name="ce21" office:value-type="string">
            <text:p>NO DRIVERS LICENS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2-06T00:00:00">
            <text:p>2/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2-03T00:00:00">
            <text:p>2/3/2006</text:p>
          </table:table-cell>
          <table:table-cell table:style-name="ce21" office:value-type="string">
            <text:p>CONCEALMENT/PRICE CHANGING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21T00:00:00">
            <text:p>1/21/2006</text:p>
          </table:table-cell>
          <table:table-cell table:style-name="ce21" office:value-type="string">
            <text:p>FORGERY BY CHECK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21T00:00:00">
            <text:p>1/21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06T00:00:00">
            <text:p>1/6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05T00:00:00">
            <text:p>1/5/2006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05T00:00:00">
            <text:p>1/5/2006</text:p>
          </table:table-cell>
          <table:table-cell table:style-name="ce21" office:value-type="string">
            <text:p>ARSON </text:p>
          </table:table-cell>
          <table:table-cell table:style-name="ce22" office:value-type="string">
            <text:p>VICTORY BLVD </text:p>
          </table:table-cell>
          <table:table-cell table:style-name="ce25" office:value-type="float" office:value="23693">
            <text:p>23693</text:p>
          </table:table-cell>
          <table:table-cell table:style-name="ce21"/>
        </table:table-row>
        <table:table-row table:style-name="ro2">
          <table:table-cell table:style-name="ce24" office:value-type="date" office:date-value="2006-02-27T00:00:00">
            <text:p>2/27/2006</text:p>
          </table:table-cell>
          <table:table-cell table:style-name="ce21" office:value-type="string">
            <text:p>DAMAGE PROPERTY </text:p>
          </table:table-cell>
          <table:table-cell table:style-name="ce21" office:value-type="string">
            <text:p>VICTORY BLVD.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23T00:00:00">
            <text:p>7/23/2006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VICTORY BLVD.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23T00:00:00">
            <text:p>7/23/2006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VICTORY BLVD.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23T00:00:00">
            <text:p>7/23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VICTORY BLVD.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11T00:00:00">
            <text:p>12/1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CTORY BLVD.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09T00:00:00">
            <text:p>8/9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VICTORY BLVD.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17T00:00:00">
            <text:p>9/17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VICTORY BLVD.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10T00:00:00">
            <text:p>12/1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CTORY BLVD.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6-10T00:00:00">
            <text:p>6/10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VICTORY BLVD.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25T00:00:00">
            <text:p>3/25/2006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VICTORY BLVD.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25T00:00:00">
            <text:p>3/25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VICTORY BLVD.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22T00:00:00">
            <text:p>10/22/2006</text:p>
          </table:table-cell>
          <table:table-cell table:style-name="ce21" office:value-type="string">
            <text:p>THROWING OBJECT AT MOVING VEHICLE </text:p>
          </table:table-cell>
          <table:table-cell table:style-name="ce21" office:value-type="string">
            <text:p>VICTORY BLVD.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16T00:00:00">
            <text:p>7/1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VICTORY BLVD.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08T00:00:00">
            <text:p>10/8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CTORY BLVD.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4-30T00:00:00">
            <text:p>4/3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EW HALLO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XWOOD</text:p>
          </table:table-cell>
        </table:table-row>
        <table:table-row table:style-name="ro2">
          <table:table-cell table:style-name="ce24" office:value-type="date" office:date-value="2006-04-16T00:00:00">
            <text:p>4/16/2006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VIEW HALLO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XWOOD</text:p>
          </table:table-cell>
        </table:table-row>
        <table:table-row table:style-name="ro2">
          <table:table-cell table:style-name="ce24" office:value-type="date" office:date-value="2006-04-16T00:00:00">
            <text:p>4/1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VIEW HALLO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XWOOD</text:p>
          </table:table-cell>
        </table:table-row>
        <table:table-row table:style-name="ro2">
          <table:table-cell table:style-name="ce24" office:value-type="date" office:date-value="2006-03-29T00:00:00">
            <text:p>3/29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VIEW HALLO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XWOOD</text:p>
          </table:table-cell>
        </table:table-row>
        <table:table-row table:style-name="ro2">
          <table:table-cell table:style-name="ce24" office:value-type="date" office:date-value="2006-01-25T00:00:00">
            <text:p>1/2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EW HALLO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XWOOD</text:p>
          </table:table-cell>
        </table:table-row>
        <table:table-row table:style-name="ro2">
          <table:table-cell table:style-name="ce24" office:value-type="date" office:date-value="2006-03-27T00:00:00">
            <text:p>3/27/2006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VILLA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KINGS VILLA</text:p>
          </table:table-cell>
        </table:table-row>
        <table:table-row table:style-name="ro2">
          <table:table-cell table:style-name="ce24" office:value-type="date" office:date-value="2006-02-25T00:00:00">
            <text:p>2/2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VILLA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KINGS VILLA</text:p>
          </table:table-cell>
        </table:table-row>
        <table:table-row table:style-name="ro2">
          <table:table-cell table:style-name="ce24" office:value-type="date" office:date-value="2006-09-15T00:00:00">
            <text:p>9/15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28T00:00:00">
            <text:p>1/28/2006</text:p>
          </table:table-cell>
          <table:table-cell table:style-name="ce21" office:value-type="string">
            <text:p>FOUND PROPERTY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17T00:00:00">
            <text:p>12/17/2006</text:p>
          </table:table-cell>
          <table:table-cell table:style-name="ce21" office:value-type="string">
            <text:p>FALSELY SUMMONS OR FALSE REPORT TO POLICE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15T00:00:00">
            <text:p>12/1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14T00:00:00">
            <text:p>12/14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1-23T00:00:00">
            <text:p>11/23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06T00:00:00">
            <text:p>9/6/2006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26T00:00:00">
            <text:p>7/26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26T00:00:00">
            <text:p>7/26/2006</text:p>
          </table:table-cell>
          <table:table-cell table:style-name="ce21" office:value-type="string">
            <text:p>ISSUING BAD CHECKS &lt;$200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6-01T00:00:00">
            <text:p>6/1/2006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25T00:00:00">
            <text:p>5/25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25T00:00:00">
            <text:p>5/25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23T00:00:00">
            <text:p>5/23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21T00:00:00">
            <text:p>5/21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4-22T00:00:00">
            <text:p>4/22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4-19T00:00:00">
            <text:p>4/19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4-18T00:00:00">
            <text:p>4/1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5-04-23T00:00:00">
            <text:p>4/23/2005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11T00:00:00">
            <text:p>3/11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06T00:00:00">
            <text:p>3/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06T00:00:00">
            <text:p>3/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5-11-26T00:00:00">
            <text:p>11/26/200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5-11-26T00:00:00">
            <text:p>11/26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2-16T00:00:00">
            <text:p>2/16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28T00:00:00">
            <text:p>1/28/2006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20T00:00:00">
            <text:p>1/2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20T00:00:00">
            <text:p>1/20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21T00:00:00">
            <text:p>1/21/2006</text:p>
          </table:table-cell>
          <table:table-cell table:style-name="ce21" office:value-type="string">
            <text:p>HIT AND RUN -PROPERTY DAMAGE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16T00:00:00">
            <text:p>1/1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16T00:00:00">
            <text:p>1/16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10T00:00:00">
            <text:p>1/10/2006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17T00:00:00">
            <text:p>1/17/2006</text:p>
          </table:table-cell>
          <table:table-cell table:style-name="ce21" office:value-type="string">
            <text:p>LARCENY, SHOPLIFTING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09T00:00:00">
            <text:p>1/9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16T00:00:00">
            <text:p>8/16/2006</text:p>
          </table:table-cell>
          <table:table-cell table:style-name="ce21" office:value-type="string">
            <text:p>OVERDOSE </text:p>
          </table:table-cell>
          <table:table-cell table:style-name="ce21" office:value-type="string">
            <text:p>WANDERING DOE TRAIL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VILLAS ON SHADY BANKS</text:p>
          </table:table-cell>
        </table:table-row>
        <table:table-row table:style-name="ro2">
          <table:table-cell table:style-name="ce24" office:value-type="date" office:date-value="2006-12-28T00:00:00">
            <text:p>12/2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EST WEDGE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LEXINGTON</text:p>
          </table:table-cell>
        </table:table-row>
        <table:table-row table:style-name="ro2">
          <table:table-cell table:style-name="ce24" office:value-type="date" office:date-value="2006-12-30T00:00:00">
            <text:p>12/30/2006</text:p>
          </table:table-cell>
          <table:table-cell table:style-name="ce21" office:value-type="string">
            <text:p>TAMPERING WITH VEHICLE </text:p>
          </table:table-cell>
          <table:table-cell table:style-name="ce21" office:value-type="string">
            <text:p>WEST WEDGE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LEXINGTON</text:p>
          </table:table-cell>
        </table:table-row>
        <table:table-row table:style-name="ro2">
          <table:table-cell table:style-name="ce24" office:value-type="date" office:date-value="2006-12-30T00:00:00">
            <text:p>12/30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EST WEDGE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LEXINGTON</text:p>
          </table:table-cell>
        </table:table-row>
        <table:table-row table:style-name="ro2">
          <table:table-cell table:style-name="ce24" office:value-type="date" office:date-value="2006-12-30T00:00:00">
            <text:p>12/30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EST WEDGE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LEXINGTON</text:p>
          </table:table-cell>
        </table:table-row>
        <table:table-row table:style-name="ro2">
          <table:table-cell table:style-name="ce24" office:value-type="date" office:date-value="2006-11-13T00:00:00">
            <text:p>11/13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EST WEDGE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LEXINGTON</text:p>
          </table:table-cell>
        </table:table-row>
        <table:table-row table:style-name="ro2">
          <table:table-cell table:style-name="ce24" office:value-type="date" office:date-value="2006-04-13T00:00:00">
            <text:p>4/1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EST WEDGE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LEXINGTON</text:p>
          </table:table-cell>
        </table:table-row>
        <table:table-row table:style-name="ro2">
          <table:table-cell table:style-name="ce24" office:value-type="date" office:date-value="2006-12-27T00:00:00">
            <text:p>12/2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EST WOODLAND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BREZZY POINT</text:p>
          </table:table-cell>
        </table:table-row>
        <table:table-row table:style-name="ro2">
          <table:table-cell table:style-name="ce24" office:value-type="date" office:date-value="2006-11-30T00:00:00">
            <text:p>11/3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EXFORD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11-30T00:00:00">
            <text:p>11/30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WEXFORD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11-06T00:00:00">
            <text:p>11/6/2006</text:p>
          </table:table-cell>
          <table:table-cell table:style-name="ce21" office:value-type="string">
            <text:p>EXCESSIVE NOISE </text:p>
          </table:table-cell>
          <table:table-cell table:style-name="ce21" office:value-type="string">
            <text:p>WEXFORD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10-13T00:00:00">
            <text:p>10/13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EXFORD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10-13T00:00:00">
            <text:p>10/13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WEXFORD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11-10T00:00:00">
            <text:p>11/10/2006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WHITE CEDAR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GABLES OF YORK</text:p>
          </table:table-cell>
        </table:table-row>
        <table:table-row table:style-name="ro2">
          <table:table-cell table:style-name="ce24" office:value-type="date" office:date-value="2006-06-26T00:00:00">
            <text:p>6/26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HITE CEDAR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GABLES OF YORK</text:p>
          </table:table-cell>
        </table:table-row>
        <table:table-row table:style-name="ro2">
          <table:table-cell table:style-name="ce24" office:value-type="date" office:date-value="2006-10-03T00:00:00">
            <text:p>10/3/2006</text:p>
          </table:table-cell>
          <table:table-cell table:style-name="ce21" office:value-type="string">
            <text:p>TAMPERING WITH VEHICLE </text:p>
          </table:table-cell>
          <table:table-cell table:style-name="ce21" office:value-type="string">
            <text:p>WHITE CEDAR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GABLES OF YORK</text:p>
          </table:table-cell>
        </table:table-row>
        <table:table-row table:style-name="ro2">
          <table:table-cell table:style-name="ce24" office:value-type="date" office:date-value="2006-06-21T00:00:00">
            <text:p>6/21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HITE CEDAR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GABLES OF YORK</text:p>
          </table:table-cell>
        </table:table-row>
        <table:table-row table:style-name="ro2">
          <table:table-cell table:style-name="ce24" office:value-type="date" office:date-value="2006-06-21T00:00:00">
            <text:p>6/2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HITE CEDAR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GABLES OF YORK</text:p>
          </table:table-cell>
        </table:table-row>
        <table:table-row table:style-name="ro2">
          <table:table-cell table:style-name="ce24" office:value-type="date" office:date-value="2006-06-21T00:00:00">
            <text:p>6/21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HITE CEDAR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GABLES OF YORK</text:p>
          </table:table-cell>
        </table:table-row>
        <table:table-row table:style-name="ro2">
          <table:table-cell table:style-name="ce24" office:value-type="date" office:date-value="2006-06-21T00:00:00">
            <text:p>6/21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HITE CEDAR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GABLES OF YORK</text:p>
          </table:table-cell>
        </table:table-row>
        <table:table-row table:style-name="ro2">
          <table:table-cell table:style-name="ce24" office:value-type="date" office:date-value="2006-05-24T00:00:00">
            <text:p>5/24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WHITE CEDAR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GABLES OF YORK</text:p>
          </table:table-cell>
        </table:table-row>
        <table:table-row table:style-name="ro2">
          <table:table-cell table:style-name="ce24" office:value-type="date" office:date-value="2006-04-03T00:00:00">
            <text:p>4/3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HITE CEDAR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GABLES OF YORK</text:p>
          </table:table-cell>
        </table:table-row>
        <table:table-row table:style-name="ro2">
          <table:table-cell table:style-name="ce24" office:value-type="date" office:date-value="2006-04-02T00:00:00">
            <text:p>4/2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HITE CEDAR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GABLES OF YORK</text:p>
          </table:table-cell>
        </table:table-row>
        <table:table-row table:style-name="ro2">
          <table:table-cell table:style-name="ce24" office:value-type="date" office:date-value="2006-02-03T00:00:00">
            <text:p>2/3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WHITE CEDAR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GABLES OF YORK</text:p>
          </table:table-cell>
        </table:table-row>
        <table:table-row table:style-name="ro2">
          <table:table-cell table:style-name="ce24" office:value-type="date" office:date-value="2006-01-23T00:00:00">
            <text:p>1/23/2006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WHITE CEDAR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GABLES OF YORK</text:p>
          </table:table-cell>
        </table:table-row>
        <table:table-row table:style-name="ro2">
          <table:table-cell table:style-name="ce24" office:value-type="date" office:date-value="2006-08-08T00:00:00">
            <text:p>8/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HITE CEDER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GABLES OF YORK</text:p>
          </table:table-cell>
        </table:table-row>
        <table:table-row table:style-name="ro2">
          <table:table-cell table:style-name="ce24" office:value-type="date" office:date-value="2006-12-23T00:00:00">
            <text:p>12/2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LLARDS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OODS OF TABB</text:p>
          </table:table-cell>
        </table:table-row>
        <table:table-row table:style-name="ro2">
          <table:table-cell table:style-name="ce24" office:value-type="date" office:date-value="2006-02-03T00:00:00">
            <text:p>2/3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WILLARDS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OODS OF TABB</text:p>
          </table:table-cell>
        </table:table-row>
        <table:table-row table:style-name="ro2">
          <table:table-cell table:style-name="ce24" office:value-type="date" office:date-value="2006-01-27T00:00:00">
            <text:p>1/27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WILLARDS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OODS OF TABB</text:p>
          </table:table-cell>
        </table:table-row>
        <table:table-row table:style-name="ro2">
          <table:table-cell table:style-name="ce24" office:value-type="date" office:date-value="2006-01-19T00:00:00">
            <text:p>1/19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WILLARDS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OODS OF TABB</text:p>
          </table:table-cell>
        </table:table-row>
        <table:table-row table:style-name="ro2">
          <table:table-cell table:style-name="ce24" office:value-type="date" office:date-value="2006-01-01T00:00:00">
            <text:p>1/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LLARDS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OODS OF TABB</text:p>
          </table:table-cell>
        </table:table-row>
        <table:table-row table:style-name="ro2">
          <table:table-cell table:style-name="ce24" office:value-type="date" office:date-value="2006-05-19T00:00:00">
            <text:p>5/19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05-19T00:00:00">
            <text:p>5/19/2006</text:p>
          </table:table-cell>
          <table:table-cell table:style-name="ce21" office:value-type="string">
            <text:p>BREAKING &amp; ENTER W/INT TO RAPE,ROB,MURDER -ARMED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04-24T00:00:00">
            <text:p>4/2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01-01T00:00:00">
            <text:p>1/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01-01T00:00:00">
            <text:p>1/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01-01T00:00:00">
            <text:p>1/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12-29T00:00:00">
            <text:p>12/29/2006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12-21T00:00:00">
            <text:p>12/21/2006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12-30T00:00:00">
            <text:p>12/3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12-16T00:00:00">
            <text:p>12/16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11-10T00:00:00">
            <text:p>11/10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10-09T00:00:00">
            <text:p>10/9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10-09T00:00:00">
            <text:p>10/9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05-27T00:00:00">
            <text:p>5/2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05-15T00:00:00">
            <text:p>5/15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02-09T00:00:00">
            <text:p>2/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02-08T00:00:00">
            <text:p>2/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01-24T00:00:00">
            <text:p>1/2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01-01T00:00:00">
            <text:p>1/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12-26T00:00:00">
            <text:p>12/2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12-26T00:00:00">
            <text:p>12/26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02-22T00:00:00">
            <text:p>2/22/2006</text:p>
          </table:table-cell>
          <table:table-cell table:style-name="ce21" office:value-type="string">
            <text:p>FAMILY OFFENSE, NONVIOLENT, CHILD ENDANGERMENT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02-22T00:00:00">
            <text:p>2/22/2006</text:p>
          </table:table-cell>
          <table:table-cell table:style-name="ce21" office:value-type="string">
            <text:p>CONSPIRACY TO COMMIT FELONY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02-22T00:00:00">
            <text:p>2/22/2006</text:p>
          </table:table-cell>
          <table:table-cell table:style-name="ce21" office:value-type="string">
            <text:p>WEARING MASK IN PUBLIC PLACE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02-22T00:00:00">
            <text:p>2/22/2006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02-17T00:00:00">
            <text:p>2/17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02-21T00:00:00">
            <text:p>2/2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02-21T00:00:00">
            <text:p>2/21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01-31T00:00:00">
            <text:p>1/31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01-01T00:00:00">
            <text:p>1/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01-01T00:00:00">
            <text:p>1/1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01-01T00:00:00">
            <text:p>1/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01-01T00:00:00">
            <text:p>1/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INES OF YORK APARTMENTS</text:p>
          </table:table-cell>
        </table:table-row>
        <table:table-row table:style-name="ro2">
          <table:table-cell table:style-name="ce24" office:value-type="date" office:date-value="2006-12-27T00:00:00">
            <text:p>12/2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INDER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KINGS VILLA</text:p>
          </table:table-cell>
        </table:table-row>
        <table:table-row table:style-name="ro2">
          <table:table-cell table:style-name="ce24" office:value-type="date" office:date-value="2006-07-27T00:00:00">
            <text:p>7/2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INDER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KINGS VILLA</text:p>
          </table:table-cell>
        </table:table-row>
        <table:table-row table:style-name="ro2">
          <table:table-cell table:style-name="ce24" office:value-type="date" office:date-value="2006-12-02T00:00:00">
            <text:p>12/2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INDSONG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03-20T00:00:00">
            <text:p>3/20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INDSONG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03-14T00:00:00">
            <text:p>3/1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INDSONG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FOUR SEASONS APARTMENTS</text:p>
          </table:table-cell>
        </table:table-row>
        <table:table-row table:style-name="ro2">
          <table:table-cell table:style-name="ce24" office:value-type="date" office:date-value="2006-12-27T00:00:00">
            <text:p>12/2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INDY SHOR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HISPERING WINDS</text:p>
          </table:table-cell>
        </table:table-row>
        <table:table-row table:style-name="ro2">
          <table:table-cell table:style-name="ce24" office:value-type="date" office:date-value="2006-02-03T00:00:00">
            <text:p>2/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NDY SHOR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HISPERING WINDS</text:p>
          </table:table-cell>
        </table:table-row>
        <table:table-row table:style-name="ro2">
          <table:table-cell table:style-name="ce24" office:value-type="date" office:date-value="2006-04-11T00:00:00">
            <text:p>4/11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INSTEA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HAWKS LANDING</text:p>
          </table:table-cell>
        </table:table-row>
        <table:table-row table:style-name="ro2">
          <table:table-cell table:style-name="ce24" office:value-type="date" office:date-value="2006-06-01T00:00:00">
            <text:p>6/1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OODS EDGE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EDGEWOOD</text:p>
          </table:table-cell>
        </table:table-row>
        <table:table-row table:style-name="ro2">
          <table:table-cell table:style-name="ce24" office:value-type="date" office:date-value="2006-12-15T00:00:00">
            <text:p>12/15/2006</text:p>
          </table:table-cell>
          <table:table-cell table:style-name="ce21" office:value-type="string">
            <text:p>CARRYING CONCEALED WEAPON -1ST OFFENSE </text:p>
          </table:table-cell>
          <table:table-cell table:style-name="ce21" office:value-type="string">
            <text:p>WROUGHT IRON B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12-15T00:00:00">
            <text:p>12/15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WROUGHT IRON B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10-06T00:00:00">
            <text:p>10/6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ROUGHT IRON B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10-14T00:00:00">
            <text:p>10/14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ROUGHT IRON B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10-11T00:00:00">
            <text:p>10/11/2006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WROUGHT IRON B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08-28T00:00:00">
            <text:p>8/2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ROUGHT IRON B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07-30T00:00:00">
            <text:p>7/3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ROUGHT IRON B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06-30T00:00:00">
            <text:p>6/30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ROUGHT IRON B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06-11T00:00:00">
            <text:p>6/11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WROUGHT IRON B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06-11T00:00:00">
            <text:p>6/11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ROUGHT IRON B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05-04T00:00:00">
            <text:p>5/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ROUGHT IRON B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04-09T00:00:00">
            <text:p>4/9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WROUGHT IRON B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04-05T00:00:00">
            <text:p>4/5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WROUGHT IRON B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03-22T00:00:00">
            <text:p>3/2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ROUGHT IRON B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03-23T00:00:00">
            <text:p>3/23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ROUGHT IRON B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03-23T00:00:00">
            <text:p>3/23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ROUGHT IRON B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02-02T00:00:00">
            <text:p>2/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ROUGHT IRON B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02-02T00:00:00">
            <text:p>2/2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ROUGHT IRON B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06-22T00:00:00">
            <text:p>6/2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ROUGHT IRON B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SMITHY GLEN</text:p>
          </table:table-cell>
        </table:table-row>
        <table:table-row table:style-name="ro2">
          <table:table-cell table:style-name="ce24" office:value-type="date" office:date-value="2006-03-13T00:00:00">
            <text:p>3/13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YORK DOWNS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SHIRE DOWNS</text:p>
          </table:table-cell>
        </table:table-row>
        <table:table-row table:style-name="ro2">
          <table:table-cell table:style-name="ce24" office:value-type="date" office:date-value="2006-08-29T00:00:00">
            <text:p>8/29/2006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YORKSHIR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SHIRE</text:p>
          </table:table-cell>
        </table:table-row>
        <table:table-row table:style-name="ro2">
          <table:table-cell table:style-name="ce24" office:value-type="date" office:date-value="2006-12-16T00:00:00">
            <text:p>12/1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16T00:00:00">
            <text:p>12/16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1-01T00:00:00">
            <text:p>11/1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1-03T00:00:00">
            <text:p>11/3/2006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0-25T00:00:00">
            <text:p>10/2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17T00:00:00">
            <text:p>9/1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04T00:00:00">
            <text:p>9/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01T00:00:00">
            <text:p>9/1/2006</text:p>
          </table:table-cell>
          <table:table-cell table:style-name="ce21" office:value-type="string">
            <text:p>HIT AND RUN -PROPERTY DAMAGE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8-22T00:00:00">
            <text:p>8/2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18T00:00:00">
            <text:p>7/1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6-30T00:00:00">
            <text:p>6/30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7-10T00:00:00">
            <text:p>7/10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18T00:00:00">
            <text:p>5/18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5-02T00:00:00">
            <text:p>5/2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4-28T00:00:00">
            <text:p>4/28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4-25T00:00:00">
            <text:p>4/25/2006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4-24T00:00:00">
            <text:p>4/2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4-04T00:00:00">
            <text:p>4/4/2006</text:p>
          </table:table-cell>
          <table:table-cell table:style-name="ce21" office:value-type="string">
            <text:p>HIT &amp; RUN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10T00:00:00">
            <text:p>3/10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3-09T00:00:00">
            <text:p>3/9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2-01T00:00:00">
            <text:p>2/1/2006</text:p>
          </table:table-cell>
          <table:table-cell table:style-name="ce21" office:value-type="string">
            <text:p>POSSESS FIREARM ON SCHOOL PROPERTY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26T00:00:00">
            <text:p>1/26/2006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1-28T00:00:00">
            <text:p>1/2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09-04T00:00:00">
            <text:p>9/4/2006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LOTZ ACRES ESTATE</text:p>
          </table:table-cell>
        </table:table-row>
        <table:table-row table:style-name="ro2">
          <table:table-cell table:style-name="ce24" office:value-type="date" office:date-value="2006-12-06T00:00:00">
            <text:p>12/6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PLANTATION ACRES</text:p>
          </table:table-cell>
        </table:table-row>
        <table:table-row table:style-name="ro2">
          <table:table-cell table:style-name="ce24" office:value-type="date" office:date-value="2006-11-04T00:00:00">
            <text:p>11/4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6-12-01T00:00:00">
            <text:p>12/1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ZANCA TURN 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WOODS OF TABB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